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graphic-properties svg:stroke-width="0.053cm" svg:stroke-color="#8f187c" draw:marker-start-width="0.279cm" draw:marker-end-width="0.279cm" draw:textarea-vertical-align="middle" fo:padding-top="0.151cm" fo:padding-bottom="0.151cm" fo:padding-left="0.276cm" fo:padding-right="0.276cm"/>
    </style:style>
    <style:style style:name="gr162" style:family="graphic" style:parent-style-name="standard">
      <style:graphic-properties draw:stroke="none" svg:stroke-color="#000000" draw:fill="none" draw:fill-color="#ffffff" fo:min-height="1.6cm"/>
    </style:style>
    <style:style style:name="gr1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1.623cm" fo:min-width="3.797cm" fo:padding-top="0.1cm" fo:padding-bottom="0.1cm" fo:padding-left="0.225cm" fo:padding-right="0.225cm" fo:wrap-option="no-wrap" draw:shadow="hidden" draw:shadow-offset-x="0.2cm" draw:shadow-offset-y="0.2cm" draw:shadow-color="#808080"/>
    </style:style>
    <style:style style:name="gr16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gradient" draw:fill-color="#0073bc"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67cm" fo:min-width="0.822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111111"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3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408" style:family="graphic" style:parent-style-name="standard">
      <style:graphic-properties svg:stroke-width="0.053cm" svg:stroke-color="#f58220" draw:marker-start-width="0.279cm" draw:marker-end-width="0.279cm" draw:textarea-vertical-align="middle" fo:padding-top="0.151cm" fo:padding-bottom="0.151cm" fo:padding-left="0.276cm" fo:padding-right="0.276cm"/>
    </style:style>
    <style:style style:name="gr409" style:family="graphic" style:parent-style-name="standard">
      <style:graphic-properties svg:stroke-width="0.053cm" svg:stroke-color="#00a65d" draw:marker-start-width="0.279cm" draw:marker-end-width="0.279cm" draw:textarea-vertical-align="middle" fo:padding-top="0.151cm" fo:padding-bottom="0.151cm" fo:padding-left="0.276cm" fo:padding-right="0.276cm"/>
    </style:style>
    <style:style style:name="gr41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2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graphic-properties draw:stroke="none" svg:stroke-color="#000000" draw:fill="none" draw:fill-color="#ffffff" fo:min-height="0.534cm"/>
    </style:style>
    <style:style style:name="gr475" style:family="graphic" style:parent-style-name="objectwithoutfill">
      <style:graphic-properties svg:stroke-width="0.053cm" svg:stroke-color="#8f187c" draw:marker-start-width="0.279cm" draw:marker-end-width="0.279cm" draw:fill="none" draw:textarea-vertical-align="middle" fo:padding-top="0.151cm" fo:padding-bottom="0.151cm" fo:padding-left="0.276cm" fo:padding-right="0.276cm"/>
    </style:style>
    <style:style style:name="gr476"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477" style:family="graphic" style:parent-style-name="objectwithoutfill">
      <style:graphic-properties svg:stroke-width="0.053cm" svg:stroke-color="#00a65d" draw:marker-start-width="0.279cm" draw:marker-end-width="0.279cm" draw:fill="none" draw:textarea-vertical-align="middle" fo:padding-top="0.151cm" fo:padding-bottom="0.151cm" fo:padding-left="0.276cm" fo:padding-right="0.276cm"/>
    </style:style>
    <style:style style:name="gr478" style:family="graphic" style:parent-style-name="standard">
      <style:graphic-properties draw:stroke="dash" draw:stroke-dash="Dashed_20__28_var_29_" svg:stroke-width="0.053cm" svg:stroke-color="#808080" draw:marker-start-width="0.359cm" draw:marker-end-width="0.359cm" draw:fill="none" draw:textarea-horizontal-align="justify" draw:textarea-vertical-align="middle" draw:auto-grow-height="false" fo:min-height="7.825cm" fo:min-width="5.747cm" fo:padding-top="0.151cm" fo:padding-bottom="0.151cm" fo:padding-left="0.276cm" fo:padding-right="0.276cm"/>
    </style:style>
    <style:style style:name="gr479" style:family="graphic" style:parent-style-name="standard">
      <style:graphic-properties draw:stroke="dash" draw:stroke-dash="Dashed_20__28_var_29_" svg:stroke-width="0.053cm" svg:stroke-color="#808080" draw:marker-start-width="0.359cm" draw:marker-end-width="0.359cm" draw:fill="solid" draw:fill-color="#ed1c24" draw:textarea-horizontal-align="justify" draw:textarea-vertical-align="middle" draw:auto-grow-height="false" fo:min-height="0.15cm" fo:min-width="0cm" fo:padding-top="0.151cm" fo:padding-bottom="0.151cm" fo:padding-left="0.276cm" fo:padding-right="0.276cm"/>
    </style:style>
    <style:style style:name="gr480" style:family="graphic" style:parent-style-name="standard">
      <style:graphic-properties draw:stroke="dash" draw:stroke-dash="Dashed_20__28_var_29_" svg:stroke-width="0.053cm" svg:stroke-color="#808080" draw:marker-start-width="0.359cm" draw:marker-end-width="0.359cm" draw:fill="solid" draw:fill-color="#00a65d" draw:textarea-horizontal-align="justify" draw:textarea-vertical-align="middle" draw:auto-grow-height="false" fo:min-height="0.15cm" fo:min-width="0cm" fo:padding-top="0.151cm" fo:padding-bottom="0.151cm" fo:padding-left="0.276cm" fo:padding-right="0.276cm"/>
    </style:style>
    <style:style style:name="gr481"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48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96"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7"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8"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9"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0"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1"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2"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3"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4"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5"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6"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7"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8"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9"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10"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11"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12"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13"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14" style:family="graphic" style:parent-style-name="standard">
      <style:graphic-properties draw:stroke="none" svg:stroke-color="#000000" draw:fill="none" draw:fill-color="#ffffff" fo:min-height="1.067cm"/>
    </style:style>
    <style:style style:name="gr51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graphic-properties draw:stroke="dash" draw:stroke-dash="Dashed_20__28_var_29_" svg:stroke-width="0.053cm" svg:stroke-color="#808080" draw:marker-start-width="0.359cm" draw:marker-end-width="0.359cm" draw:fill="solid" draw:fill-color="#8f187c" draw:textarea-horizontal-align="justify" draw:textarea-vertical-align="middle" draw:auto-grow-height="false" fo:min-height="0.15cm" fo:min-width="0cm" fo:padding-top="0.151cm" fo:padding-bottom="0.151cm" fo:padding-left="0.276cm" fo:padding-right="0.276cm"/>
    </style:style>
    <style:style style:name="gr55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Light_20_Red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7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7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7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7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7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7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7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9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0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60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2" style:family="graphic" style:parent-style-name="standard">
      <style:graphic-properties draw:stroke="none" svg:stroke-color="#000000" draw:fill="none" draw:fill-color="#ffffff" fo:min-height="2.133cm"/>
    </style:style>
    <style:style style:name="gr60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5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5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text-align="center"/>
    </style:style>
    <style:style style:name="P13" style:family="paragraph">
      <loext:graphic-properties draw:fill="none" draw:fill-color="#ffffff"/>
      <style:paragraph-properties fo:text-align="center"/>
      <style:text-properties style:font-name="Titillium Web" fo:font-size="10pt" style:font-size-asian="12pt" style:font-size-complex="12pt"/>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gradient" draw:fill-color="#cfe7f5" draw:fill-gradient-name="Gradient_20_3"/>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16"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0073bc"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111111"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none" draw:fill-color="#ffffff"/>
      <style:paragraph-properties fo:text-align="center"/>
      <style:text-properties fo:color="#8f187c" style:font-name="Titillium Web" fo:font-size="10pt" style:font-size-asian="12pt" style:font-size-complex="12pt"/>
    </style:style>
    <style:style style:name="P26" style:family="paragraph">
      <loext:graphic-properties draw:fill="none"/>
      <style:paragraph-properties fo:text-align="center"/>
    </style:style>
    <style:style style:name="P27" style:family="paragraph">
      <style:paragraph-properties fo:text-align="center" style:writing-mode="lr-tb">
        <style:tab-stops/>
      </style:paragraph-properties>
    </style:style>
    <style:style style:name="P28" style:family="paragraph">
      <loext:graphic-properties draw:fill="solid" draw:fill-color="#ed1c24"/>
      <style:paragraph-properties fo:text-align="center" style:writing-mode="lr-tb">
        <style:tab-stops/>
      </style:paragraph-properties>
      <style:text-properties style:font-name="Titillium Web" fo:font-size="12pt" fo:font-weight="bold" style:font-size-asian="12pt" style:font-weight-asian="bold" style:font-size-complex="12pt" style:font-weight-complex="bold"/>
    </style:style>
    <style:style style:name="P29" style:family="paragraph">
      <loext:graphic-properties draw:fill="solid" draw:fill-color="#00a65d"/>
      <style:paragraph-properties fo:text-align="center" style:writing-mode="lr-tb">
        <style:tab-stops/>
      </style:paragraph-properties>
      <style:text-properties style:font-name="Titillium Web" fo:font-size="12pt" fo:font-weight="bold" style:font-size-asian="12pt" style:font-weight-asian="bold" style:font-size-complex="12pt" style:font-weight-complex="bold"/>
    </style:style>
    <style:style style:name="P30"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solid" draw:fill-color="#8f187c"/>
      <style:paragraph-properties fo:text-align="center" style:writing-mode="lr-tb">
        <style:tab-stops/>
      </style:paragraph-properties>
      <style:text-properties style:font-name="Titillium Web" fo:font-size="12pt" fo:font-weight="bold" style:font-size-asian="12pt" style:font-weight-asian="bold" style:font-size-complex="12pt" style:font-weight-complex="bold"/>
    </style:style>
    <style:style style:name="P34"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Titillium Web" fo:font-size="10pt" fo:font-weight="bold" style:font-size-asian="12pt" style:font-weight-asian="bold" style:font-size-complex="12pt" style:font-weight-complex="bold"/>
    </style:style>
    <style:style style:name="T2" style:family="text">
      <style:text-properties style:font-name="Titillium Web" fo:font-size="10pt" style:font-size-asian="12pt" style:font-size-complex="12pt"/>
    </style:style>
    <style:style style:name="T3" style:family="text">
      <style:text-properties fo:color="#ed1c24" style:font-name="Titillium Web" fo:font-size="10pt" fo:font-weight="bold" style:font-size-asian="12pt" style:font-weight-asian="bold" style:font-size-complex="12pt" style:font-weight-complex="bold"/>
    </style:style>
    <style:style style:name="T4" style:family="text">
      <style:text-properties fo:color="#f58220" style:font-name="Titillium Web" fo:font-size="10pt" fo:font-weight="bold" style:font-size-asian="12pt" style:font-weight-asian="bold" style:font-size-complex="12pt" style:font-weight-complex="bold"/>
    </style:style>
    <style:style style:name="T5" style:family="text">
      <style:text-properties fo:font-variant="normal" fo:text-transform="none"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6" style:family="text">
      <style:text-properties fo:color="#00a65d" style:font-name="Titillium Web" fo:font-size="10pt" fo:font-weight="bold" style:font-size-asian="12pt" style:font-weight-asian="bold" style:font-size-complex="12pt" style:font-weight-complex="bold"/>
    </style:style>
    <style:style style:name="T7" style:family="text">
      <style:text-properties fo:color="#8f187c" style:font-name="Titillium Web" fo:font-size="10pt" fo:font-weight="bold" style:font-size-asian="12pt" style:font-weight-asian="bold" style:font-size-complex="12pt" style:font-weight-complex="bold"/>
    </style:style>
    <style:style style:name="T8" style:family="text">
      <style:text-properties style:font-name="Titillium Web" fo:font-size="12pt" fo:font-weight="bold" style:font-size-asian="12pt" style:font-weight-asian="bold" style:font-size-complex="12pt" style:font-weight-complex="bold"/>
    </style:style>
    <style:style style:name="T9" style:family="text">
      <style:text-properties style:font-name="Titillium Web" fo:font-size="10pt" fo:font-weight="normal" style:font-size-asian="12pt" style:font-weight-asian="normal" style:font-size-complex="12pt" style:font-weight-complex="normal"/>
    </style:style>
    <style:style style:name="T10" style:family="text">
      <style:text-properties fo:color="#0066b3" style:font-name="Titillium Web" fo:font-size="10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xml:id="id11" draw:id="id11">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25cm" svg:y="0.334cm"/>
          <draw:g>
            <draw:path draw:style-name="gr1" draw:text-style-name="P1" draw:layer="layout" svg:width="0.391cm" svg:height="0.245cm" svg:x="12.217cm" svg:y="9.583cm" svg:viewBox="0 0 392 246" svg:d="M0 246c98 0 392-81 392-143s-10-103-108-103c0 61-286 61-284 246z">
              <text:p/>
            </draw:path>
            <draw:g>
              <draw:polygon draw:style-name="gr2" draw:text-style-name="P2" draw:layer="layout" svg:width="0.177cm" svg:height="0.205cm" svg:x="12.073cm" svg:y="9.624cm" svg:viewBox="0 0 178 206" draw:points="0,123 36,0 178,82 143,206">
                <text:p/>
              </draw:polygon>
              <draw:polygon draw:style-name="gr3" draw:text-style-name="P3" draw:layer="layout" svg:width="0.392cm" svg:height="0.225cm" svg:x="12.109cm" svg:y="9.481cm" svg:viewBox="0 0 393 226" draw:points="0,144 72,82 178,20 250,0 393,82 322,103 214,165 143,226">
                <text:p/>
              </draw:polygon>
              <draw:path draw:style-name="gr4" draw:text-style-name="P4" draw:layer="layout" svg:width="0.321cm" svg:height="0.266cm" svg:x="12.216cm" svg:y="9.562cm" svg:viewBox="0 0 322 267" svg:d="M322 82c0-123-72-82-144-41-71 41-142 41-178 226 0 0 143-82 322-185z">
                <text:p/>
              </draw:path>
              <draw:path draw:style-name="gr5" draw:text-style-name="P5" draw:layer="layout" svg:width="0.463cm" svg:height="0.348cm" svg:x="12.073cm" svg:y="9.481cm" svg:viewBox="0 0 464 349" svg:d="M286 0c-72 20-72 20-143 61-36 21-107 42-143 206 72 41 72 41 143 82 41-18 250-143 321-184 0-104-71-104-178-165z">
                <text:p/>
              </draw:path>
            </draw:g>
          </draw:g>
          <draw:g>
            <draw:path draw:style-name="gr6" draw:text-style-name="P1" draw:layer="layout" svg:width="0.642cm" svg:height="0.492cm" svg:x="11.895cm" svg:y="8.597cm" svg:viewBox="0 0 643 493" svg:d="M2 493c98 0 641-21 641-206 0-184-186-287-285-287 0 61-392 41-356 493z">
              <text:p/>
            </draw:path>
            <draw:g>
              <draw:polygon draw:style-name="gr7" draw:text-style-name="P2" draw:layer="layout" svg:width="0.356cm" svg:height="0.286cm" svg:x="11.537cm" svg:y="8.802cm" svg:viewBox="0 0 357 287" draw:points="0,82 0,0 357,206 357,287">
                <text:p/>
              </draw:polygon>
              <draw:polygon draw:style-name="gr8" draw:text-style-name="P2" draw:layer="layout" svg:width="0.356cm" svg:height="0.348cm" svg:x="11.823cm" svg:y="8.494cm" svg:viewBox="0 0 357 349" draw:points="0,144 0,0 357,206 357,349">
                <text:p/>
              </draw:polygon>
              <draw:polygon draw:style-name="gr9" draw:text-style-name="P3" draw:layer="layout" svg:width="0.642cm" svg:height="0.369cm" svg:x="11.537cm" svg:y="8.638cm" svg:viewBox="0 0 643 370" draw:points="0,165 286,0 643,206 357,370">
                <text:p/>
              </draw:polygon>
              <draw:line draw:style-name="gr10" draw:text-style-name="P6" draw:layer="layout" svg:x1="11.823cm" svg:y1="8.638cm" svg:x2="12.18cm" svg:y2="8.844cm">
                <text:p/>
              </draw:line>
              <draw:polygon draw:style-name="gr11" draw:text-style-name="P4" draw:layer="layout" svg:width="0.356cm" svg:height="0.348cm" svg:x="11.895cm" svg:y="8.741cm" svg:viewBox="0 0 357 349" draw:points="0,349 0,267 286,103 286,0 357,41 357,144">
                <text:p/>
              </draw:polygon>
              <draw:polygon draw:style-name="gr12" draw:text-style-name="P2" draw:layer="layout" svg:width="1.142cm" svg:height="1.561cm" svg:x="11.145cm" svg:y="7.241cm" svg:viewBox="0 0 1143 1562" draw:points="0,904 0,0 1143,658 1143,1562">
                <text:p/>
              </draw:polygon>
              <draw:polygon draw:style-name="gr13" draw:text-style-name="P7" draw:layer="layout" svg:width="1.071cm" svg:height="1.437cm" svg:x="11.181cm" svg:y="7.303cm" svg:viewBox="0 0 1072 1438" draw:points="0,822 0,0 1072,616 1072,1438">
                <text:p/>
              </draw:polygon>
              <draw:polygon draw:style-name="gr14" draw:text-style-name="P3" draw:layer="layout" svg:width="1.213cm" svg:height="0.697cm" svg:x="11.145cm" svg:y="7.2cm" svg:viewBox="0 0 1214 698" draw:points="1143,698 0,41 72,0 1214,658">
                <text:p/>
              </draw:polygon>
              <draw:polygon draw:style-name="gr15" draw:text-style-name="P4" draw:layer="layout" svg:width="0.071cm" svg:height="0.944cm" svg:x="12.288cm" svg:y="7.858cm" svg:viewBox="0 0 72 945" draw:points="0,945 0,41 72,0 72,904">
                <text:p/>
              </draw:polygon>
              <draw:polygon draw:style-name="gr16" draw:text-style-name="P5" draw:layer="layout" svg:width="1.213cm" svg:height="1.889cm" svg:x="11.145cm" svg:y="7.2cm" svg:viewBox="0 0 1214 1890" draw:points="72,0 1214,658 1214,1562 1143,1602 1107,1582 1107,1685 750,1890 393,1685 393,1602 678,1438 678,1336 0,945 0,41">
                <text:p/>
              </draw:polygon>
            </draw:g>
          </draw:g>
          <draw:g>
            <draw:path draw:style-name="gr17" draw:text-style-name="P1" draw:layer="layout" svg:width="0.464cm" svg:height="0.245cm" svg:x="11.751cm" svg:y="9.357cm" svg:viewBox="0 0 465 246" svg:d="M2 246c99 0 463-102 463-164s-9-82-107-82c0 61-393 41-356 246z">
              <text:p/>
            </draw:path>
            <draw:g>
              <draw:polygon draw:style-name="gr18" draw:text-style-name="P3" draw:layer="layout" svg:width="1.535cm" svg:height="0.883cm" svg:x="10.609cm" svg:y="8.659cm" svg:viewBox="0 0 1536 884" draw:points="1143,884 0,226 393,0 1536,658">
                <text:p/>
              </draw:polygon>
              <draw:polygon draw:style-name="gr19" draw:text-style-name="P8" draw:layer="layout" svg:width="1.035cm" svg:height="0.595cm" svg:x="10.716cm" svg:y="8.72cm" svg:viewBox="0 0 1036 596" draw:points="0,165 286,0 1036,432 750,596">
                <text:p/>
              </draw:polygon>
              <draw:polygon draw:style-name="gr20" draw:text-style-name="P8" draw:layer="layout" svg:width="0.499cm" svg:height="0.286cm" svg:x="11.537cm" svg:y="9.193cm" svg:viewBox="0 0 500 287" draw:points="0,165 286,0 500,123 214,287">
                <text:p/>
              </draw:polygon>
              <draw:polygon draw:style-name="gr21" draw:text-style-name="P4" draw:layer="layout" svg:width="0.392cm" svg:height="0.307cm" svg:x="11.752cm" svg:y="9.316cm" svg:viewBox="0 0 393 308" draw:points="0,308 0,226 393,0 393,82">
                <text:p/>
              </draw:polygon>
              <draw:line draw:style-name="gr22" draw:text-style-name="P6" draw:layer="layout" svg:x1="10.787cm" svg:y1="8.843cm" svg:x2="11.537cm" svg:y2="9.275cm">
                <text:p/>
              </draw:line>
              <draw:line draw:style-name="gr23" draw:text-style-name="P6" draw:layer="layout" svg:x1="10.859cm" svg:y1="8.802cm" svg:x2="11.609cm" svg:y2="9.234cm">
                <text:p/>
              </draw:line>
              <draw:line draw:style-name="gr24" draw:text-style-name="P6" draw:layer="layout" svg:x1="10.931cm" svg:y1="8.762cm" svg:x2="11.681cm" svg:y2="9.194cm">
                <text:p/>
              </draw:line>
              <draw:line draw:style-name="gr25" draw:text-style-name="P6" draw:layer="layout" svg:x1="11.609cm" svg:y1="9.152cm" svg:x2="11.681cm" svg:y2="9.111cm">
                <text:p/>
              </draw:line>
              <draw:line draw:style-name="gr26" draw:text-style-name="P6" draw:layer="layout" svg:x1="11.537cm" svg:y1="9.11cm" svg:x2="11.609cm" svg:y2="9.069cm">
                <text:p/>
              </draw:line>
              <draw:line draw:style-name="gr27" draw:text-style-name="P6" draw:layer="layout" svg:x1="11.466cm" svg:y1="9.07cm" svg:x2="11.538cm" svg:y2="9.029cm">
                <text:p/>
              </draw:line>
              <draw:line draw:style-name="gr28" draw:text-style-name="P6" draw:layer="layout" svg:x1="11.502cm" svg:y1="9.172cm" svg:x2="11.574cm" svg:y2="9.131cm">
                <text:p/>
              </draw:line>
              <draw:line draw:style-name="gr29" draw:text-style-name="P6" draw:layer="layout" svg:x1="11.431cm" svg:y1="9.131cm" svg:x2="11.503cm" svg:y2="9.09cm">
                <text:p/>
              </draw:line>
              <draw:line draw:style-name="gr30" draw:text-style-name="P6" draw:layer="layout" svg:x1="11.359cm" svg:y1="9.09cm" svg:x2="11.431cm" svg:y2="9.049cm">
                <text:p/>
              </draw:line>
              <draw:line draw:style-name="gr31" draw:text-style-name="P6" draw:layer="layout" svg:x1="11.395cm" svg:y1="9.029cm" svg:x2="11.467cm" svg:y2="8.988cm">
                <text:p/>
              </draw:line>
              <draw:line draw:style-name="gr32" draw:text-style-name="P6" draw:layer="layout" svg:x1="11.287cm" svg:y1="9.049cm" svg:x2="11.359cm" svg:y2="9.008cm">
                <text:p/>
              </draw:line>
              <draw:line draw:style-name="gr33" draw:text-style-name="P6" draw:layer="layout" svg:x1="11.323cm" svg:y1="8.987cm" svg:x2="11.395cm" svg:y2="8.946cm">
                <text:p/>
              </draw:line>
              <draw:line draw:style-name="gr34" draw:text-style-name="P6" draw:layer="layout" svg:x1="11.252cm" svg:y1="8.946cm" svg:x2="11.324cm" svg:y2="8.905cm">
                <text:p/>
              </draw:line>
              <draw:line draw:style-name="gr35" draw:text-style-name="P6" draw:layer="layout" svg:x1="11.181cm" svg:y1="8.905cm" svg:x2="11.253cm" svg:y2="8.864cm">
                <text:p/>
              </draw:line>
              <draw:line draw:style-name="gr36" draw:text-style-name="P6" draw:layer="layout" svg:x1="11.216cm" svg:y1="9.008cm" svg:x2="11.288cm" svg:y2="8.967cm">
                <text:p/>
              </draw:line>
              <draw:line draw:style-name="gr37" draw:text-style-name="P6" draw:layer="layout" svg:x1="11.145cm" svg:y1="8.967cm" svg:x2="11.217cm" svg:y2="8.926cm">
                <text:p/>
              </draw:line>
              <draw:line draw:style-name="gr38" draw:text-style-name="P6" draw:layer="layout" svg:x1="11.073cm" svg:y1="8.926cm" svg:x2="11.145cm" svg:y2="8.885cm">
                <text:p/>
              </draw:line>
              <draw:line draw:style-name="gr39" draw:text-style-name="P6" draw:layer="layout" svg:x1="11.109cm" svg:y1="8.864cm" svg:x2="11.181cm" svg:y2="8.823cm">
                <text:p/>
              </draw:line>
              <draw:line draw:style-name="gr40" draw:text-style-name="P6" draw:layer="layout" svg:x1="11.002cm" svg:y1="8.884cm" svg:x2="11.074cm" svg:y2="8.843cm">
                <text:p/>
              </draw:line>
              <draw:line draw:style-name="gr41" draw:text-style-name="P6" draw:layer="layout" svg:x1="11.037cm" svg:y1="8.823cm" svg:x2="11.109cm" svg:y2="8.782cm">
                <text:p/>
              </draw:line>
              <draw:line draw:style-name="gr42" draw:text-style-name="P6" draw:layer="layout" svg:x1="10.966cm" svg:y1="8.782cm" svg:x2="11.038cm" svg:y2="8.741cm">
                <text:p/>
              </draw:line>
              <draw:line draw:style-name="gr43" draw:text-style-name="P6" draw:layer="layout" svg:x1="10.931cm" svg:y1="8.843cm" svg:x2="11.003cm" svg:y2="8.802cm">
                <text:p/>
              </draw:line>
              <draw:line draw:style-name="gr44" draw:text-style-name="P6" draw:layer="layout" svg:x1="11.395cm" svg:y1="9.193cm" svg:x2="11.467cm" svg:y2="9.152cm">
                <text:p/>
              </draw:line>
              <draw:line draw:style-name="gr45" draw:text-style-name="P6" draw:layer="layout" svg:x1="11.323cm" svg:y1="9.152cm" svg:x2="11.395cm" svg:y2="9.111cm">
                <text:p/>
              </draw:line>
              <draw:line draw:style-name="gr46" draw:text-style-name="P6" draw:layer="layout" svg:x1="11.252cm" svg:y1="9.11cm" svg:x2="11.324cm" svg:y2="9.069cm">
                <text:p/>
              </draw:line>
              <draw:line draw:style-name="gr47" draw:text-style-name="P6" draw:layer="layout" svg:x1="11.216cm" svg:y1="9.172cm" svg:x2="11.288cm" svg:y2="9.131cm">
                <text:p/>
              </draw:line>
              <draw:line draw:style-name="gr48" draw:text-style-name="P6" draw:layer="layout" svg:x1="11.145cm" svg:y1="9.131cm" svg:x2="11.217cm" svg:y2="9.09cm">
                <text:p/>
              </draw:line>
              <draw:line draw:style-name="gr49" draw:text-style-name="P6" draw:layer="layout" svg:x1="11.181cm" svg:y1="9.07cm" svg:x2="11.253cm" svg:y2="9.029cm">
                <text:p/>
              </draw:line>
              <draw:line draw:style-name="gr50" draw:text-style-name="P6" draw:layer="layout" svg:x1="11.109cm" svg:y1="9.029cm" svg:x2="11.181cm" svg:y2="8.988cm">
                <text:p/>
              </draw:line>
              <draw:line draw:style-name="gr51" draw:text-style-name="P6" draw:layer="layout" svg:x1="11.037cm" svg:y1="8.987cm" svg:x2="11.109cm" svg:y2="8.946cm">
                <text:p/>
              </draw:line>
              <draw:line draw:style-name="gr52" draw:text-style-name="P6" draw:layer="layout" svg:x1="10.966cm" svg:y1="8.946cm" svg:x2="11.038cm" svg:y2="8.905cm">
                <text:p/>
              </draw:line>
              <draw:line draw:style-name="gr53" draw:text-style-name="P6" draw:layer="layout" svg:x1="10.859cm" svg:y1="8.967cm" svg:x2="10.931cm" svg:y2="8.926cm">
                <text:p/>
              </draw:line>
              <draw:line draw:style-name="gr54" draw:text-style-name="P6" draw:layer="layout" svg:x1="10.895cm" svg:y1="8.905cm" svg:x2="10.967cm" svg:y2="8.864cm">
                <text:p/>
              </draw:line>
              <draw:line draw:style-name="gr55" draw:text-style-name="P6" draw:layer="layout" svg:x1="10.787cm" svg:y1="8.926cm" svg:x2="10.859cm" svg:y2="8.885cm">
                <text:p/>
              </draw:line>
              <draw:line draw:style-name="gr56" draw:text-style-name="P6" draw:layer="layout" svg:x1="11.359cm" svg:y1="9.255cm" svg:x2="11.431cm" svg:y2="9.214cm">
                <text:p/>
              </draw:line>
              <draw:line draw:style-name="gr57" draw:text-style-name="P6" draw:layer="layout" svg:x1="11.287cm" svg:y1="9.213cm" svg:x2="11.359cm" svg:y2="9.172cm">
                <text:p/>
              </draw:line>
              <draw:line draw:style-name="gr58" draw:text-style-name="P6" draw:layer="layout" svg:x1="11.609cm" svg:y1="9.399cm" svg:x2="11.895cm" svg:y2="9.234cm">
                <text:p/>
              </draw:line>
              <draw:line draw:style-name="gr59" draw:text-style-name="P6" draw:layer="layout" svg:x1="11.681cm" svg:y1="9.44cm" svg:x2="11.967cm" svg:y2="9.275cm">
                <text:p/>
              </draw:line>
              <draw:line draw:style-name="gr60" draw:text-style-name="P6" draw:layer="layout" svg:x1="11.752cm" svg:y1="9.234cm" svg:x2="11.966cm" svg:y2="9.357cm">
                <text:p/>
              </draw:line>
              <draw:line draw:style-name="gr61" draw:text-style-name="P6" draw:layer="layout" svg:x1="11.681cm" svg:y1="9.275cm" svg:x2="11.895cm" svg:y2="9.398cm">
                <text:p/>
              </draw:line>
              <draw:line draw:style-name="gr62" draw:text-style-name="P6" draw:layer="layout" svg:x1="11.609cm" svg:y1="9.316cm" svg:x2="11.752cm" svg:y2="9.398cm">
                <text:p/>
              </draw:line>
              <draw:polygon draw:style-name="gr63" draw:text-style-name="P2" draw:layer="layout" svg:width="1.142cm" svg:height="0.738cm" svg:x="10.609cm" svg:y="8.885cm" svg:viewBox="0 0 1143 739" draw:points="0,82 0,0 1143,658 1143,739">
                <text:p/>
              </draw:polygon>
              <draw:polygon draw:style-name="gr64" draw:text-style-name="P5" draw:layer="layout" svg:width="1.535cm" svg:height="0.964cm" svg:x="10.609cm" svg:y="8.659cm" svg:viewBox="0 0 1536 965" draw:points="393,0 1536,658 1536,739 1143,965 0,308 0,226">
                <text:p/>
              </draw:polygon>
            </draw:g>
          </draw:g>
        </draw:g>
        <draw:g xml:id="id10" draw:id="id10">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45cm" svg:y="0.323cm"/>
          <draw:g>
            <draw:path draw:style-name="gr65" draw:text-style-name="P1" draw:layer="layout" svg:width="0.391cm" svg:height="0.245cm" svg:x="15.482cm" svg:y="9.583cm" svg:viewBox="0 0 392 246" svg:d="M0 246c98 0 392-81 392-143s-10-103-108-103c0 61-286 61-284 246z">
              <text:p/>
            </draw:path>
            <draw:g>
              <draw:polygon draw:style-name="gr66" draw:text-style-name="P2" draw:layer="layout" svg:width="0.177cm" svg:height="0.205cm" svg:x="15.338cm" svg:y="9.624cm" svg:viewBox="0 0 178 206" draw:points="0,123 36,0 178,82 143,206">
                <text:p/>
              </draw:polygon>
              <draw:polygon draw:style-name="gr67" draw:text-style-name="P3" draw:layer="layout" svg:width="0.392cm" svg:height="0.225cm" svg:x="15.374cm" svg:y="9.481cm" svg:viewBox="0 0 393 226" draw:points="0,144 72,82 178,20 250,0 393,82 322,103 214,165 143,226">
                <text:p/>
              </draw:polygon>
              <draw:path draw:style-name="gr68" draw:text-style-name="P4" draw:layer="layout" svg:width="0.321cm" svg:height="0.266cm" svg:x="15.481cm" svg:y="9.562cm" svg:viewBox="0 0 322 267" svg:d="M322 82c0-123-72-82-144-41-71 41-142 41-178 226 0 0 143-82 322-185z">
                <text:p/>
              </draw:path>
              <draw:path draw:style-name="gr69" draw:text-style-name="P5" draw:layer="layout" svg:width="0.463cm" svg:height="0.348cm" svg:x="15.338cm" svg:y="9.481cm" svg:viewBox="0 0 464 349" svg:d="M286 0c-72 20-72 20-143 61-36 21-107 42-143 206 72 41 72 41 143 82 41-18 250-143 321-184 0-104-71-104-178-165z">
                <text:p/>
              </draw:path>
            </draw:g>
          </draw:g>
          <draw:g>
            <draw:path draw:style-name="gr70" draw:text-style-name="P1" draw:layer="layout" svg:width="0.642cm" svg:height="0.492cm" svg:x="15.16cm" svg:y="8.597cm" svg:viewBox="0 0 643 493" svg:d="M2 493c98 0 641-21 641-206 0-184-186-287-285-287 0 61-392 41-356 493z">
              <text:p/>
            </draw:path>
            <draw:g>
              <draw:polygon draw:style-name="gr71" draw:text-style-name="P2" draw:layer="layout" svg:width="0.356cm" svg:height="0.286cm" svg:x="14.802cm" svg:y="8.802cm" svg:viewBox="0 0 357 287" draw:points="0,82 0,0 357,206 357,287">
                <text:p/>
              </draw:polygon>
              <draw:polygon draw:style-name="gr72" draw:text-style-name="P2" draw:layer="layout" svg:width="0.356cm" svg:height="0.348cm" svg:x="15.088cm" svg:y="8.494cm" svg:viewBox="0 0 357 349" draw:points="0,144 0,0 357,206 357,349">
                <text:p/>
              </draw:polygon>
              <draw:polygon draw:style-name="gr73" draw:text-style-name="P3" draw:layer="layout" svg:width="0.642cm" svg:height="0.369cm" svg:x="14.802cm" svg:y="8.638cm" svg:viewBox="0 0 643 370" draw:points="0,165 286,0 643,206 357,370">
                <text:p/>
              </draw:polygon>
              <draw:line draw:style-name="gr74" draw:text-style-name="P6" draw:layer="layout" svg:x1="15.088cm" svg:y1="8.638cm" svg:x2="15.445cm" svg:y2="8.844cm">
                <text:p/>
              </draw:line>
              <draw:polygon draw:style-name="gr75" draw:text-style-name="P4" draw:layer="layout" svg:width="0.356cm" svg:height="0.348cm" svg:x="15.16cm" svg:y="8.741cm" svg:viewBox="0 0 357 349" draw:points="0,349 0,267 286,103 286,0 357,41 357,144">
                <text:p/>
              </draw:polygon>
              <draw:polygon draw:style-name="gr76" draw:text-style-name="P2" draw:layer="layout" svg:width="1.142cm" svg:height="1.561cm" svg:x="14.41cm" svg:y="7.241cm" svg:viewBox="0 0 1143 1562" draw:points="0,904 0,0 1143,658 1143,1562">
                <text:p/>
              </draw:polygon>
              <draw:polygon draw:style-name="gr77" draw:text-style-name="P7" draw:layer="layout" svg:width="1.071cm" svg:height="1.437cm" svg:x="14.446cm" svg:y="7.303cm" svg:viewBox="0 0 1072 1438" draw:points="0,822 0,0 1072,616 1072,1438">
                <text:p/>
              </draw:polygon>
              <draw:polygon draw:style-name="gr78" draw:text-style-name="P3" draw:layer="layout" svg:width="1.213cm" svg:height="0.697cm" svg:x="14.41cm" svg:y="7.2cm" svg:viewBox="0 0 1214 698" draw:points="1143,698 0,41 72,0 1214,658">
                <text:p/>
              </draw:polygon>
              <draw:polygon draw:style-name="gr79" draw:text-style-name="P4" draw:layer="layout" svg:width="0.071cm" svg:height="0.944cm" svg:x="15.553cm" svg:y="7.858cm" svg:viewBox="0 0 72 945" draw:points="0,945 0,41 72,0 72,904">
                <text:p/>
              </draw:polygon>
              <draw:polygon draw:style-name="gr80" draw:text-style-name="P5" draw:layer="layout" svg:width="1.213cm" svg:height="1.889cm" svg:x="14.41cm" svg:y="7.2cm" svg:viewBox="0 0 1214 1890" draw:points="72,0 1214,658 1214,1562 1143,1602 1107,1582 1107,1685 750,1890 393,1685 393,1602 678,1438 678,1336 0,945 0,41">
                <text:p/>
              </draw:polygon>
            </draw:g>
          </draw:g>
          <draw:g>
            <draw:path draw:style-name="gr81" draw:text-style-name="P1" draw:layer="layout" svg:width="0.464cm" svg:height="0.245cm" svg:x="15.016cm" svg:y="9.357cm" svg:viewBox="0 0 465 246" svg:d="M2 246c99 0 463-102 463-164s-9-82-107-82c0 61-393 41-356 246z">
              <text:p/>
            </draw:path>
            <draw:g>
              <draw:polygon draw:style-name="gr82" draw:text-style-name="P3" draw:layer="layout" svg:width="1.535cm" svg:height="0.883cm" svg:x="13.874cm" svg:y="8.659cm" svg:viewBox="0 0 1536 884" draw:points="1143,884 0,226 393,0 1536,658">
                <text:p/>
              </draw:polygon>
              <draw:polygon draw:style-name="gr83" draw:text-style-name="P8" draw:layer="layout" svg:width="1.035cm" svg:height="0.595cm" svg:x="13.981cm" svg:y="8.72cm" svg:viewBox="0 0 1036 596" draw:points="0,165 286,0 1036,432 750,596">
                <text:p/>
              </draw:polygon>
              <draw:polygon draw:style-name="gr84" draw:text-style-name="P8" draw:layer="layout" svg:width="0.499cm" svg:height="0.286cm" svg:x="14.802cm" svg:y="9.193cm" svg:viewBox="0 0 500 287" draw:points="0,165 286,0 500,123 214,287">
                <text:p/>
              </draw:polygon>
              <draw:polygon draw:style-name="gr85" draw:text-style-name="P4" draw:layer="layout" svg:width="0.392cm" svg:height="0.307cm" svg:x="15.017cm" svg:y="9.316cm" svg:viewBox="0 0 393 308" draw:points="0,308 0,226 393,0 393,82">
                <text:p/>
              </draw:polygon>
              <draw:line draw:style-name="gr86" draw:text-style-name="P6" draw:layer="layout" svg:x1="14.052cm" svg:y1="8.843cm" svg:x2="14.802cm" svg:y2="9.275cm">
                <text:p/>
              </draw:line>
              <draw:line draw:style-name="gr87" draw:text-style-name="P6" draw:layer="layout" svg:x1="14.124cm" svg:y1="8.802cm" svg:x2="14.874cm" svg:y2="9.234cm">
                <text:p/>
              </draw:line>
              <draw:line draw:style-name="gr88" draw:text-style-name="P6" draw:layer="layout" svg:x1="14.196cm" svg:y1="8.762cm" svg:x2="14.946cm" svg:y2="9.194cm">
                <text:p/>
              </draw:line>
              <draw:line draw:style-name="gr89" draw:text-style-name="P6" draw:layer="layout" svg:x1="14.874cm" svg:y1="9.152cm" svg:x2="14.946cm" svg:y2="9.111cm">
                <text:p/>
              </draw:line>
              <draw:line draw:style-name="gr90" draw:text-style-name="P6" draw:layer="layout" svg:x1="14.802cm" svg:y1="9.11cm" svg:x2="14.874cm" svg:y2="9.069cm">
                <text:p/>
              </draw:line>
              <draw:line draw:style-name="gr91" draw:text-style-name="P6" draw:layer="layout" svg:x1="14.731cm" svg:y1="9.07cm" svg:x2="14.803cm" svg:y2="9.029cm">
                <text:p/>
              </draw:line>
              <draw:line draw:style-name="gr92" draw:text-style-name="P6" draw:layer="layout" svg:x1="14.767cm" svg:y1="9.172cm" svg:x2="14.839cm" svg:y2="9.131cm">
                <text:p/>
              </draw:line>
              <draw:line draw:style-name="gr93" draw:text-style-name="P6" draw:layer="layout" svg:x1="14.696cm" svg:y1="9.131cm" svg:x2="14.768cm" svg:y2="9.09cm">
                <text:p/>
              </draw:line>
              <draw:line draw:style-name="gr94" draw:text-style-name="P6" draw:layer="layout" svg:x1="14.624cm" svg:y1="9.09cm" svg:x2="14.696cm" svg:y2="9.049cm">
                <text:p/>
              </draw:line>
              <draw:line draw:style-name="gr95" draw:text-style-name="P6" draw:layer="layout" svg:x1="14.66cm" svg:y1="9.029cm" svg:x2="14.732cm" svg:y2="8.988cm">
                <text:p/>
              </draw:line>
              <draw:line draw:style-name="gr96" draw:text-style-name="P6" draw:layer="layout" svg:x1="14.552cm" svg:y1="9.049cm" svg:x2="14.624cm" svg:y2="9.008cm">
                <text:p/>
              </draw:line>
              <draw:line draw:style-name="gr97" draw:text-style-name="P6" draw:layer="layout" svg:x1="14.588cm" svg:y1="8.987cm" svg:x2="14.66cm" svg:y2="8.946cm">
                <text:p/>
              </draw:line>
              <draw:line draw:style-name="gr98" draw:text-style-name="P6" draw:layer="layout" svg:x1="14.517cm" svg:y1="8.946cm" svg:x2="14.589cm" svg:y2="8.905cm">
                <text:p/>
              </draw:line>
              <draw:line draw:style-name="gr99" draw:text-style-name="P6" draw:layer="layout" svg:x1="14.446cm" svg:y1="8.905cm" svg:x2="14.518cm" svg:y2="8.864cm">
                <text:p/>
              </draw:line>
              <draw:line draw:style-name="gr100" draw:text-style-name="P6" draw:layer="layout" svg:x1="14.481cm" svg:y1="9.008cm" svg:x2="14.553cm" svg:y2="8.967cm">
                <text:p/>
              </draw:line>
              <draw:line draw:style-name="gr101" draw:text-style-name="P6" draw:layer="layout" svg:x1="14.41cm" svg:y1="8.967cm" svg:x2="14.482cm" svg:y2="8.926cm">
                <text:p/>
              </draw:line>
              <draw:line draw:style-name="gr102" draw:text-style-name="P6" draw:layer="layout" svg:x1="14.338cm" svg:y1="8.926cm" svg:x2="14.41cm" svg:y2="8.885cm">
                <text:p/>
              </draw:line>
              <draw:line draw:style-name="gr103" draw:text-style-name="P6" draw:layer="layout" svg:x1="14.374cm" svg:y1="8.864cm" svg:x2="14.446cm" svg:y2="8.823cm">
                <text:p/>
              </draw:line>
              <draw:line draw:style-name="gr104" draw:text-style-name="P6" draw:layer="layout" svg:x1="14.267cm" svg:y1="8.884cm" svg:x2="14.339cm" svg:y2="8.843cm">
                <text:p/>
              </draw:line>
              <draw:line draw:style-name="gr105" draw:text-style-name="P6" draw:layer="layout" svg:x1="14.302cm" svg:y1="8.823cm" svg:x2="14.374cm" svg:y2="8.782cm">
                <text:p/>
              </draw:line>
              <draw:line draw:style-name="gr106" draw:text-style-name="P6" draw:layer="layout" svg:x1="14.231cm" svg:y1="8.782cm" svg:x2="14.303cm" svg:y2="8.741cm">
                <text:p/>
              </draw:line>
              <draw:line draw:style-name="gr107" draw:text-style-name="P6" draw:layer="layout" svg:x1="14.196cm" svg:y1="8.843cm" svg:x2="14.268cm" svg:y2="8.802cm">
                <text:p/>
              </draw:line>
              <draw:line draw:style-name="gr108" draw:text-style-name="P6" draw:layer="layout" svg:x1="14.66cm" svg:y1="9.193cm" svg:x2="14.732cm" svg:y2="9.152cm">
                <text:p/>
              </draw:line>
              <draw:line draw:style-name="gr109" draw:text-style-name="P6" draw:layer="layout" svg:x1="14.588cm" svg:y1="9.152cm" svg:x2="14.66cm" svg:y2="9.111cm">
                <text:p/>
              </draw:line>
              <draw:line draw:style-name="gr110" draw:text-style-name="P6" draw:layer="layout" svg:x1="14.517cm" svg:y1="9.11cm" svg:x2="14.589cm" svg:y2="9.069cm">
                <text:p/>
              </draw:line>
              <draw:line draw:style-name="gr111" draw:text-style-name="P6" draw:layer="layout" svg:x1="14.481cm" svg:y1="9.172cm" svg:x2="14.553cm" svg:y2="9.131cm">
                <text:p/>
              </draw:line>
              <draw:line draw:style-name="gr112" draw:text-style-name="P6" draw:layer="layout" svg:x1="14.41cm" svg:y1="9.131cm" svg:x2="14.482cm" svg:y2="9.09cm">
                <text:p/>
              </draw:line>
              <draw:line draw:style-name="gr113" draw:text-style-name="P6" draw:layer="layout" svg:x1="14.446cm" svg:y1="9.07cm" svg:x2="14.518cm" svg:y2="9.029cm">
                <text:p/>
              </draw:line>
              <draw:line draw:style-name="gr114" draw:text-style-name="P6" draw:layer="layout" svg:x1="14.374cm" svg:y1="9.029cm" svg:x2="14.446cm" svg:y2="8.988cm">
                <text:p/>
              </draw:line>
              <draw:line draw:style-name="gr115" draw:text-style-name="P6" draw:layer="layout" svg:x1="14.302cm" svg:y1="8.987cm" svg:x2="14.374cm" svg:y2="8.946cm">
                <text:p/>
              </draw:line>
              <draw:line draw:style-name="gr116" draw:text-style-name="P6" draw:layer="layout" svg:x1="14.231cm" svg:y1="8.946cm" svg:x2="14.303cm" svg:y2="8.905cm">
                <text:p/>
              </draw:line>
              <draw:line draw:style-name="gr117" draw:text-style-name="P6" draw:layer="layout" svg:x1="14.124cm" svg:y1="8.967cm" svg:x2="14.196cm" svg:y2="8.926cm">
                <text:p/>
              </draw:line>
              <draw:line draw:style-name="gr118" draw:text-style-name="P6" draw:layer="layout" svg:x1="14.16cm" svg:y1="8.905cm" svg:x2="14.232cm" svg:y2="8.864cm">
                <text:p/>
              </draw:line>
              <draw:line draw:style-name="gr119" draw:text-style-name="P6" draw:layer="layout" svg:x1="14.052cm" svg:y1="8.926cm" svg:x2="14.124cm" svg:y2="8.885cm">
                <text:p/>
              </draw:line>
              <draw:line draw:style-name="gr120" draw:text-style-name="P6" draw:layer="layout" svg:x1="14.624cm" svg:y1="9.255cm" svg:x2="14.696cm" svg:y2="9.214cm">
                <text:p/>
              </draw:line>
              <draw:line draw:style-name="gr121" draw:text-style-name="P6" draw:layer="layout" svg:x1="14.552cm" svg:y1="9.213cm" svg:x2="14.624cm" svg:y2="9.172cm">
                <text:p/>
              </draw:line>
              <draw:line draw:style-name="gr122" draw:text-style-name="P6" draw:layer="layout" svg:x1="14.874cm" svg:y1="9.399cm" svg:x2="15.16cm" svg:y2="9.234cm">
                <text:p/>
              </draw:line>
              <draw:line draw:style-name="gr123" draw:text-style-name="P6" draw:layer="layout" svg:x1="14.946cm" svg:y1="9.44cm" svg:x2="15.232cm" svg:y2="9.275cm">
                <text:p/>
              </draw:line>
              <draw:line draw:style-name="gr124" draw:text-style-name="P6" draw:layer="layout" svg:x1="15.017cm" svg:y1="9.234cm" svg:x2="15.231cm" svg:y2="9.357cm">
                <text:p/>
              </draw:line>
              <draw:line draw:style-name="gr125" draw:text-style-name="P6" draw:layer="layout" svg:x1="14.946cm" svg:y1="9.275cm" svg:x2="15.16cm" svg:y2="9.398cm">
                <text:p/>
              </draw:line>
              <draw:line draw:style-name="gr126" draw:text-style-name="P6" draw:layer="layout" svg:x1="14.874cm" svg:y1="9.316cm" svg:x2="15.017cm" svg:y2="9.398cm">
                <text:p/>
              </draw:line>
              <draw:polygon draw:style-name="gr127" draw:text-style-name="P2" draw:layer="layout" svg:width="1.142cm" svg:height="0.738cm" svg:x="13.874cm" svg:y="8.885cm" svg:viewBox="0 0 1143 739" draw:points="0,82 0,0 1143,658 1143,739">
                <text:p/>
              </draw:polygon>
              <draw:polygon draw:style-name="gr128" draw:text-style-name="P5" draw:layer="layout" svg:width="1.535cm" svg:height="0.964cm" svg:x="13.874cm" svg:y="8.659cm" svg:viewBox="0 0 1536 965" draw:points="393,0 1536,658 1536,739 1143,965 0,308 0,226">
                <text:p/>
              </draw:polygon>
            </draw:g>
          </draw:g>
        </draw:g>
        <draw:g xml:id="id1" draw:id="id1">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129" draw:text-style-name="P1" draw:layer="layout" svg:width="0.946cm" svg:height="0.757cm" svg:x="8.105cm" svg:y="11.43cm" svg:viewBox="0 0 947 758" svg:d="M947 758c-144 0-947-303-947-455s382-303 526-303c0 91 421 637 421 758z">
            <text:p/>
          </draw:path>
          <draw:g>
            <draw:polygon draw:style-name="gr130" draw:text-style-name="P2" draw:layer="layout" svg:width="1.841cm" svg:height="1.364cm" svg:x="9.158cm" svg:y="10.763cm" svg:viewBox="0 0 1842 1365" draw:points="1842,303 1842,0 0,1061 0,1365">
              <text:p/>
            </draw:polygon>
            <draw:polygon draw:style-name="gr131" draw:text-style-name="P9" draw:layer="layout" svg:width="0.788cm" svg:height="0.757cm" svg:x="8.368cm" svg:y="11.369cm" svg:viewBox="0 0 789 758" draw:points="789,758 789,455 0,0 0,303">
              <text:p/>
            </draw:polygon>
            <draw:polygon draw:style-name="gr132" draw:text-style-name="P3" draw:layer="layout" svg:width="2.631cm" svg:height="1.515cm" svg:x="8.368cm" svg:y="10.308cm" svg:viewBox="0 0 2632 1516" draw:points="789,1516 2632,455 1842,0 0,1061">
              <text:p/>
            </draw:polygon>
            <draw:polygon draw:style-name="gr133" draw:text-style-name="P10" draw:layer="layout" svg:width="0.104cm" svg:height="0.181cm" svg:x="9.263cm" svg:y="11.794cm" svg:viewBox="0 0 105 182" draw:points="105,121 105,0 0,61 0,182">
              <text:p/>
            </draw:polygon>
            <draw:polygon draw:style-name="gr134" draw:text-style-name="P2" draw:layer="layout" svg:width="0.104cm" svg:height="0.363cm" svg:x="11cm" svg:y="10.702cm" svg:viewBox="0 0 105 364" draw:points="105,303 105,0 0,61 0,364">
              <text:p/>
            </draw:polygon>
            <draw:polygon draw:style-name="gr135" draw:text-style-name="P2" draw:layer="layout" svg:width="0.104cm" svg:height="0.363cm" svg:x="9.052cm" svg:y="11.824cm" svg:viewBox="0 0 105 364" draw:points="105,303 105,0 0,61 0,364">
              <text:p/>
            </draw:polygon>
            <draw:polygon draw:style-name="gr136" draw:text-style-name="P5" draw:layer="layout" svg:width="2.736cm" svg:height="1.879cm" svg:x="8.368cm" svg:y="10.308cm" svg:viewBox="0 0 2737 1880" draw:points="2737,697 2737,394 2632,455 1842,0 0,1061 0,1365 684,1759 684,1880">
              <text:p/>
            </draw:polygon>
            <draw:polygon draw:style-name="gr137" draw:text-style-name="P11" draw:layer="layout" svg:width="0.052cm" svg:height="0.09cm" svg:x="10.894cm" svg:y="10.975cm" svg:viewBox="0 0 53 91" draw:points="53,61 53,0 0,30 0,91">
              <text:p/>
            </draw:polygon>
            <draw:polygon draw:style-name="gr138" draw:text-style-name="P11" draw:layer="layout" svg:width="0.052cm" svg:height="0.09cm" svg:x="10.894cm" svg:y="10.854cm" svg:viewBox="0 0 53 91" draw:points="53,61 53,0 0,30 0,91">
              <text:p/>
            </draw:polygon>
            <draw:polygon draw:style-name="gr139" draw:text-style-name="P11" draw:layer="layout" svg:width="0.052cm" svg:height="0.09cm" svg:x="10.789cm" svg:y="11.036cm" svg:viewBox="0 0 53 91" draw:points="53,61 53,0 0,30 0,91">
              <text:p/>
            </draw:polygon>
            <draw:polygon draw:style-name="gr140" draw:text-style-name="P11" draw:layer="layout" svg:width="0.052cm" svg:height="0.09cm" svg:x="10.789cm" svg:y="10.914cm" svg:viewBox="0 0 53 91" draw:points="53,61 53,0 0,30 0,91">
              <text:p/>
            </draw:polygon>
            <draw:polygon draw:style-name="gr141" draw:text-style-name="P11" draw:layer="layout" svg:width="0.052cm" svg:height="0.09cm" svg:x="10.684cm" svg:y="11.097cm" svg:viewBox="0 0 53 91" draw:points="53,61 53,0 0,30 0,91">
              <text:p/>
            </draw:polygon>
            <draw:polygon draw:style-name="gr142" draw:text-style-name="P11" draw:layer="layout" svg:width="0.052cm" svg:height="0.09cm" svg:x="10.684cm" svg:y="10.975cm" svg:viewBox="0 0 53 91" draw:points="53,61 53,0 0,30 0,91">
              <text:p/>
            </draw:polygon>
            <draw:polygon draw:style-name="gr143" draw:text-style-name="P11" draw:layer="layout" svg:width="0.052cm" svg:height="0.09cm" svg:x="10.579cm" svg:y="11.157cm" svg:viewBox="0 0 53 91" draw:points="53,61 53,0 0,30 0,91">
              <text:p/>
            </draw:polygon>
            <draw:polygon draw:style-name="gr144" draw:text-style-name="P11" draw:layer="layout" svg:width="0.052cm" svg:height="0.09cm" svg:x="10.579cm" svg:y="11.036cm" svg:viewBox="0 0 53 91" draw:points="53,61 53,0 0,30 0,91">
              <text:p/>
            </draw:polygon>
            <draw:polygon draw:style-name="gr145" draw:text-style-name="P11" draw:layer="layout" svg:width="0.052cm" svg:height="0.09cm" svg:x="10.421cm" svg:y="11.248cm" svg:viewBox="0 0 53 91" draw:points="53,61 53,0 0,30 0,91">
              <text:p/>
            </draw:polygon>
            <draw:polygon draw:style-name="gr146" draw:text-style-name="P11" draw:layer="layout" svg:width="0.052cm" svg:height="0.09cm" svg:x="10.421cm" svg:y="11.127cm" svg:viewBox="0 0 53 91" draw:points="53,61 53,0 0,30 0,91">
              <text:p/>
            </draw:polygon>
            <draw:polygon draw:style-name="gr147" draw:text-style-name="P11" draw:layer="layout" svg:width="0.052cm" svg:height="0.09cm" svg:x="10.316cm" svg:y="11.309cm" svg:viewBox="0 0 53 91" draw:points="53,61 53,0 0,30 0,91">
              <text:p/>
            </draw:polygon>
            <draw:polygon draw:style-name="gr148" draw:text-style-name="P11" draw:layer="layout" svg:width="0.052cm" svg:height="0.09cm" svg:x="10.316cm" svg:y="11.187cm" svg:viewBox="0 0 53 91" draw:points="53,61 53,0 0,30 0,91">
              <text:p/>
            </draw:polygon>
            <draw:polygon draw:style-name="gr149" draw:text-style-name="P11" draw:layer="layout" svg:width="0.052cm" svg:height="0.09cm" svg:x="10.21cm" svg:y="11.369cm" svg:viewBox="0 0 53 91" draw:points="53,61 53,0 0,30 0,91">
              <text:p/>
            </draw:polygon>
            <draw:polygon draw:style-name="gr150" draw:text-style-name="P11" draw:layer="layout" svg:width="0.052cm" svg:height="0.09cm" svg:x="10.21cm" svg:y="11.248cm" svg:viewBox="0 0 53 91" draw:points="53,61 53,0 0,30 0,91">
              <text:p/>
            </draw:polygon>
            <draw:polygon draw:style-name="gr151" draw:text-style-name="P11" draw:layer="layout" svg:width="0.052cm" svg:height="0.09cm" svg:x="10.105cm" svg:y="11.43cm" svg:viewBox="0 0 53 91" draw:points="53,61 53,0 0,30 0,91">
              <text:p/>
            </draw:polygon>
            <draw:polygon draw:style-name="gr152" draw:text-style-name="P11" draw:layer="layout" svg:width="0.052cm" svg:height="0.09cm" svg:x="10.105cm" svg:y="11.309cm" svg:viewBox="0 0 53 91" draw:points="53,61 53,0 0,30 0,91">
              <text:p/>
            </draw:polygon>
            <draw:polygon draw:style-name="gr153" draw:text-style-name="P11" draw:layer="layout" svg:width="0.052cm" svg:height="0.09cm" svg:x="9.947cm" svg:y="11.521cm" svg:viewBox="0 0 53 91" draw:points="53,61 53,0 0,30 0,91">
              <text:p/>
            </draw:polygon>
            <draw:polygon draw:style-name="gr154" draw:text-style-name="P11" draw:layer="layout" svg:width="0.052cm" svg:height="0.09cm" svg:x="9.947cm" svg:y="11.399cm" svg:viewBox="0 0 53 91" draw:points="53,61 53,0 0,30 0,91">
              <text:p/>
            </draw:polygon>
            <draw:polygon draw:style-name="gr155" draw:text-style-name="P11" draw:layer="layout" svg:width="0.052cm" svg:height="0.09cm" svg:x="9.842cm" svg:y="11.582cm" svg:viewBox="0 0 53 91" draw:points="53,61 53,0 0,30 0,91">
              <text:p/>
            </draw:polygon>
            <draw:polygon draw:style-name="gr156" draw:text-style-name="P11" draw:layer="layout" svg:width="0.052cm" svg:height="0.09cm" svg:x="9.842cm" svg:y="11.46cm" svg:viewBox="0 0 53 91" draw:points="53,61 53,0 0,30 0,91">
              <text:p/>
            </draw:polygon>
            <draw:polygon draw:style-name="gr157" draw:text-style-name="P11" draw:layer="layout" svg:width="0.052cm" svg:height="0.09cm" svg:x="9.737cm" svg:y="11.642cm" svg:viewBox="0 0 53 91" draw:points="53,61 53,0 0,30 0,91">
              <text:p/>
            </draw:polygon>
            <draw:polygon draw:style-name="gr158" draw:text-style-name="P11" draw:layer="layout" svg:width="0.052cm" svg:height="0.09cm" svg:x="9.737cm" svg:y="11.521cm" svg:viewBox="0 0 53 91" draw:points="53,61 53,0 0,30 0,91">
              <text:p/>
            </draw:polygon>
            <draw:polygon draw:style-name="gr159" draw:text-style-name="P11" draw:layer="layout" svg:width="0.052cm" svg:height="0.09cm" svg:x="9.631cm" svg:y="11.703cm" svg:viewBox="0 0 53 91" draw:points="53,61 53,0 0,30 0,91">
              <text:p/>
            </draw:polygon>
            <draw:polygon draw:style-name="gr160" draw:text-style-name="P11" draw:layer="layout" svg:width="0.052cm" svg:height="0.09cm" svg:x="9.631cm" svg:y="11.582cm" svg:viewBox="0 0 53 91" draw:points="53,61 53,0 0,30 0,91">
              <text:p/>
            </draw:polygon>
          </draw:g>
        </draw:g>
        <draw:connector draw:style-name="gr161" draw:text-style-name="P12" draw:layer="layout" draw:line-skew="0cm 0.615cm" svg:x1="10.134cm" svg:y1="11.483cm" svg:x2="10.271cm" svg:y2="14.911cm" draw:start-shape="id1" draw:start-glue-point="42" draw:end-shape="id2" draw:end-glue-point="14" svg:d="M10134 11483v1544h-5v1884h142" svg:viewBox="0 0 143 3429">
          <text:p/>
        </draw:connector>
        <draw:frame draw:style-name="gr162" draw:text-style-name="P13" draw:layer="layout" svg:width="2.998cm" svg:height="1.85cm" svg:x="7.635cm" svg:y="1.498cm">
          <draw:text-box>
            <text:p text:style-name="P12"><text:span text:style-name="T1">DSL-Router</text:span><text:span text:style-name="T2"><text:line-break/></text:span><text:span text:style-name="T3">192.168.178.1</text:span><text:span text:style-name="T2"><text:line-break/></text:span><text:span text:style-name="T4">88.12.12.14</text:span></text:p>
          </draw:text-box>
        </draw:frame>
        <draw:custom-shape draw:style-name="gr163" draw:text-style-name="P15" draw:layer="layout" svg:width="6.5cm" svg:height="2.81cm" svg:x="10.29cm" svg:y="12.92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4"><text:span text:style-name="T5">W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3.888cm" svg:y="0.154cm"/>
          <draw:glue-point draw:id="5" svg:x="1.148cm" svg:y="-3.571cm"/>
          <draw:glue-point draw:id="6" svg:x="-5cm" svg:y="2.113cm"/>
          <draw:glue-point draw:id="7" svg:x="0.185cm" svg:y="5cm"/>
          <draw:glue-point draw:id="8" svg:x="3.703cm" svg:y="3.041cm"/>
          <draw:path draw:style-name="gr164" draw:text-style-name="P1" draw:layer="layout" svg:width="1.136cm" svg:height="0.703cm" svg:x="14.947cm" svg:y="16.135cm" svg:viewBox="0 0 1137 704" svg:d="M2 704c119 0 1135-251 1135-477 0-227-274-227-394-227 0 76-785 151-741 704z">
            <text:p/>
          </draw:path>
          <draw:g>
            <draw:polygon draw:style-name="gr165" draw:text-style-name="P3" draw:layer="layout" svg:width="2.053cm" svg:height="1.181cm" svg:x="13.724cm" svg:y="15.532cm" svg:viewBox="0 0 2054 1182" draw:points="1224,1182 0,478 830,0 2054,704">
              <text:p/>
            </draw:polygon>
            <draw:polygon draw:style-name="gr166" draw:text-style-name="P8" draw:layer="layout" svg:width="1.354cm" svg:height="0.779cm" svg:x="14.205cm" svg:y="15.658cm" svg:viewBox="0 0 1355 780" draw:points="0,201 350,0 1355,579 1005,780">
              <text:p/>
            </draw:polygon>
            <draw:polygon draw:style-name="gr167" draw:text-style-name="P2" draw:layer="layout" svg:width="1.223cm" svg:height="1.81cm" svg:x="14.554cm" svg:y="14.425cm" svg:viewBox="0 0 1224 1811" draw:points="0,1107 0,0 1224,704 1224,1811">
              <text:p/>
            </draw:polygon>
            <draw:polygon draw:style-name="gr168" draw:text-style-name="P7" draw:layer="layout" svg:width="1.135cm" svg:height="1.584cm" svg:x="14.598cm" svg:y="14.501cm" svg:viewBox="0 0 1136 1585" draw:points="0,931 0,0 1136,654 1136,1585">
              <text:p/>
            </draw:polygon>
            <draw:polygon draw:style-name="gr169" draw:text-style-name="P3" draw:layer="layout" svg:width="1.266cm" svg:height="0.729cm" svg:x="14.554cm" svg:y="14.4cm" svg:viewBox="0 0 1267 730" draw:points="1224,730 0,25 44,0 1267,704">
              <text:p/>
            </draw:polygon>
            <draw:polygon draw:style-name="gr170" draw:text-style-name="P4" draw:layer="layout" svg:width="0.043cm" svg:height="1.131cm" svg:x="15.778cm" svg:y="15.104cm" svg:viewBox="0 0 44 1132" draw:points="0,1132 0,25 44,0 44,1107">
              <text:p/>
            </draw:polygon>
            <draw:polygon draw:style-name="gr171" draw:text-style-name="P4" draw:layer="layout" svg:width="0.829cm" svg:height="0.603cm" svg:x="14.948cm" svg:y="16.236cm" svg:viewBox="0 0 830 604" draw:points="0,604 0,478 830,0 830,126">
              <text:p/>
            </draw:polygon>
            <draw:line draw:style-name="gr172" draw:text-style-name="P6" draw:layer="layout" svg:x1="14.292cm" svg:y1="15.809cm" svg:x2="15.297cm" svg:y2="16.388cm">
              <text:p/>
            </draw:line>
            <draw:line draw:style-name="gr173" draw:text-style-name="P6" draw:layer="layout" svg:x1="14.38cm" svg:y1="15.758cm" svg:x2="15.385cm" svg:y2="16.337cm">
              <text:p/>
            </draw:line>
            <draw:line draw:style-name="gr174" draw:text-style-name="P6" draw:layer="layout" svg:x1="14.467cm" svg:y1="15.708cm" svg:x2="15.472cm" svg:y2="16.287cm">
              <text:p/>
            </draw:line>
            <draw:line draw:style-name="gr175" draw:text-style-name="P6" draw:layer="layout" svg:x1="15.341cm" svg:y1="16.211cm" svg:x2="15.429cm" svg:y2="16.161cm">
              <text:p/>
            </draw:line>
            <draw:line draw:style-name="gr176" draw:text-style-name="P6" draw:layer="layout" svg:x1="15.254cm" svg:y1="16.16cm" svg:x2="15.342cm" svg:y2="16.11cm">
              <text:p/>
            </draw:line>
            <draw:line draw:style-name="gr177" draw:text-style-name="P6" draw:layer="layout" svg:x1="15.166cm" svg:y1="16.11cm" svg:x2="15.254cm" svg:y2="16.06cm">
              <text:p/>
            </draw:line>
            <draw:line draw:style-name="gr178" draw:text-style-name="P6" draw:layer="layout" svg:x1="15.21cm" svg:y1="16.236cm" svg:x2="15.298cm" svg:y2="16.186cm">
              <text:p/>
            </draw:line>
            <draw:line draw:style-name="gr179" draw:text-style-name="P6" draw:layer="layout" svg:x1="15.122cm" svg:y1="16.185cm" svg:x2="15.21cm" svg:y2="16.135cm">
              <text:p/>
            </draw:line>
            <draw:line draw:style-name="gr180" draw:text-style-name="P6" draw:layer="layout" svg:x1="15.035cm" svg:y1="16.135cm" svg:x2="15.123cm" svg:y2="16.085cm">
              <text:p/>
            </draw:line>
            <draw:line draw:style-name="gr181" draw:text-style-name="P6" draw:layer="layout" svg:x1="15.079cm" svg:y1="16.06cm" svg:x2="15.167cm" svg:y2="16.01cm">
              <text:p/>
            </draw:line>
            <draw:line draw:style-name="gr182" draw:text-style-name="P6" draw:layer="layout" svg:x1="14.948cm" svg:y1="16.085cm" svg:x2="15.036cm" svg:y2="16.035cm">
              <text:p/>
            </draw:line>
            <draw:line draw:style-name="gr183" draw:text-style-name="P6" draw:layer="layout" svg:x1="14.991cm" svg:y1="16.01cm" svg:x2="15.079cm" svg:y2="15.96cm">
              <text:p/>
            </draw:line>
            <draw:line draw:style-name="gr184" draw:text-style-name="P6" draw:layer="layout" svg:x1="14.904cm" svg:y1="15.959cm" svg:x2="14.992cm" svg:y2="15.909cm">
              <text:p/>
            </draw:line>
            <draw:line draw:style-name="gr185" draw:text-style-name="P6" draw:layer="layout" svg:x1="14.817cm" svg:y1="15.909cm" svg:x2="14.905cm" svg:y2="15.859cm">
              <text:p/>
            </draw:line>
            <draw:line draw:style-name="gr186" draw:text-style-name="P6" draw:layer="layout" svg:x1="14.86cm" svg:y1="16.035cm" svg:x2="14.948cm" svg:y2="15.985cm">
              <text:p/>
            </draw:line>
            <draw:line draw:style-name="gr187" draw:text-style-name="P6" draw:layer="layout" svg:x1="14.773cm" svg:y1="15.984cm" svg:x2="14.861cm" svg:y2="15.934cm">
              <text:p/>
            </draw:line>
            <draw:line draw:style-name="gr188" draw:text-style-name="P6" draw:layer="layout" svg:x1="14.686cm" svg:y1="15.934cm" svg:x2="14.774cm" svg:y2="15.884cm">
              <text:p/>
            </draw:line>
            <draw:line draw:style-name="gr189" draw:text-style-name="P6" draw:layer="layout" svg:x1="14.729cm" svg:y1="15.859cm" svg:x2="14.817cm" svg:y2="15.809cm">
              <text:p/>
            </draw:line>
            <draw:line draw:style-name="gr190" draw:text-style-name="P6" draw:layer="layout" svg:x1="14.598cm" svg:y1="15.884cm" svg:x2="14.686cm" svg:y2="15.834cm">
              <text:p/>
            </draw:line>
            <draw:line draw:style-name="gr191" draw:text-style-name="P6" draw:layer="layout" svg:x1="14.642cm" svg:y1="15.808cm" svg:x2="14.73cm" svg:y2="15.758cm">
              <text:p/>
            </draw:line>
            <draw:line draw:style-name="gr192" draw:text-style-name="P6" draw:layer="layout" svg:x1="14.554cm" svg:y1="15.758cm" svg:x2="14.642cm" svg:y2="15.708cm">
              <text:p/>
            </draw:line>
            <draw:line draw:style-name="gr193" draw:text-style-name="P6" draw:layer="layout" svg:x1="14.511cm" svg:y1="15.833cm" svg:x2="14.599cm" svg:y2="15.783cm">
              <text:p/>
            </draw:line>
            <draw:line draw:style-name="gr194" draw:text-style-name="P6" draw:layer="layout" svg:x1="15.079cm" svg:y1="16.261cm" svg:x2="15.167cm" svg:y2="16.211cm">
              <text:p/>
            </draw:line>
            <draw:line draw:style-name="gr195" draw:text-style-name="P6" draw:layer="layout" svg:x1="14.991cm" svg:y1="16.211cm" svg:x2="15.079cm" svg:y2="16.161cm">
              <text:p/>
            </draw:line>
            <draw:line draw:style-name="gr196" draw:text-style-name="P6" draw:layer="layout" svg:x1="14.904cm" svg:y1="16.16cm" svg:x2="14.992cm" svg:y2="16.11cm">
              <text:p/>
            </draw:line>
            <draw:line draw:style-name="gr197" draw:text-style-name="P6" draw:layer="layout" svg:x1="14.86cm" svg:y1="16.236cm" svg:x2="14.948cm" svg:y2="16.186cm">
              <text:p/>
            </draw:line>
            <draw:line draw:style-name="gr198" draw:text-style-name="P6" draw:layer="layout" svg:x1="14.773cm" svg:y1="16.185cm" svg:x2="14.861cm" svg:y2="16.135cm">
              <text:p/>
            </draw:line>
            <draw:line draw:style-name="gr199" draw:text-style-name="P6" draw:layer="layout" svg:x1="14.817cm" svg:y1="16.11cm" svg:x2="14.905cm" svg:y2="16.06cm">
              <text:p/>
            </draw:line>
            <draw:line draw:style-name="gr200" draw:text-style-name="P6" draw:layer="layout" svg:x1="14.729cm" svg:y1="16.06cm" svg:x2="14.817cm" svg:y2="16.01cm">
              <text:p/>
            </draw:line>
            <draw:line draw:style-name="gr201" draw:text-style-name="P6" draw:layer="layout" svg:x1="14.642cm" svg:y1="16.01cm" svg:x2="14.73cm" svg:y2="15.96cm">
              <text:p/>
            </draw:line>
            <draw:line draw:style-name="gr202" draw:text-style-name="P6" draw:layer="layout" svg:x1="14.554cm" svg:y1="15.959cm" svg:x2="14.642cm" svg:y2="15.909cm">
              <text:p/>
            </draw:line>
            <draw:line draw:style-name="gr203" draw:text-style-name="P6" draw:layer="layout" svg:x1="14.423cm" svg:y1="15.984cm" svg:x2="14.511cm" svg:y2="15.934cm">
              <text:p/>
            </draw:line>
            <draw:line draw:style-name="gr204" draw:text-style-name="P6" draw:layer="layout" svg:x1="14.467cm" svg:y1="15.909cm" svg:x2="14.555cm" svg:y2="15.859cm">
              <text:p/>
            </draw:line>
            <draw:line draw:style-name="gr205" draw:text-style-name="P6" draw:layer="layout" svg:x1="14.336cm" svg:y1="15.934cm" svg:x2="14.424cm" svg:y2="15.884cm">
              <text:p/>
            </draw:line>
            <draw:line draw:style-name="gr206" draw:text-style-name="P6" draw:layer="layout" svg:x1="15.035cm" svg:y1="16.337cm" svg:x2="15.123cm" svg:y2="16.287cm">
              <text:p/>
            </draw:line>
            <draw:line draw:style-name="gr207" draw:text-style-name="P6" draw:layer="layout" svg:x1="14.948cm" svg:y1="16.286cm" svg:x2="15.036cm" svg:y2="16.236cm">
              <text:p/>
            </draw:line>
            <draw:polygon draw:style-name="gr208" draw:text-style-name="P2" draw:layer="layout" svg:width="1.223cm" svg:height="0.829cm" svg:x="13.724cm" svg:y="16.01cm" svg:viewBox="0 0 1224 830" draw:points="0,126 0,0 1224,704 1224,830">
              <text:p/>
            </draw:polygon>
            <draw:polygon draw:style-name="gr209" draw:text-style-name="P5" draw:layer="layout" svg:width="2.097cm" svg:height="2.439cm" svg:x="13.724cm" svg:y="14.4cm" svg:viewBox="0 0 2098 2440" draw:points="874,0 2098,704 2098,1811 2054,1836 2054,1962 1224,2440 0,1735 0,1610 830,1132 830,25">
              <text:p/>
            </draw:polygon>
            <draw:polygon draw:style-name="gr210" draw:text-style-name="P16" draw:layer="layout" svg:width="0.524cm" svg:height="0.301cm" svg:x="14.249cm" svg:y="16.085cm" svg:viewBox="0 0 525 302" draw:points="0,126 219,0 525,176 306,302">
              <text:p/>
            </draw:polygon>
            <draw:line draw:style-name="gr211" draw:text-style-name="P6" draw:layer="layout" svg:x1="15.297cm" svg:y1="16.286cm" svg:x2="15.385cm" svg:y2="16.236cm">
              <text:p/>
            </draw:line>
            <draw:line draw:style-name="gr212" draw:text-style-name="P6" draw:layer="layout" svg:x1="15.166cm" svg:y1="16.311cm" svg:x2="15.254cm" svg:y2="16.261cm">
              <text:p/>
            </draw:line>
          </draw:g>
        </draw:g>
        <draw:g>
          <draw:glue-point draw:id="4" svg:x="3.888cm" svg:y="0.154cm"/>
          <draw:glue-point draw:id="5" svg:x="1.148cm" svg:y="-3.571cm"/>
          <draw:glue-point draw:id="6" svg:x="-5cm" svg:y="2.113cm"/>
          <draw:glue-point draw:id="7" svg:x="0.185cm" svg:y="5cm"/>
          <draw:glue-point draw:id="8" svg:x="3.703cm" svg:y="3.041cm"/>
          <draw:path draw:style-name="gr213" draw:text-style-name="P1" draw:layer="layout" svg:width="1.136cm" svg:height="0.703cm" svg:x="14.947cm" svg:y="12.971cm" svg:viewBox="0 0 1137 704" svg:d="M2 704c119 0 1135-251 1135-477 0-227-274-227-394-227 0 76-785 151-741 704z">
            <text:p/>
          </draw:path>
          <draw:g>
            <draw:polygon draw:style-name="gr214" draw:text-style-name="P3" draw:layer="layout" svg:width="2.053cm" svg:height="1.181cm" svg:x="13.724cm" svg:y="12.368cm" svg:viewBox="0 0 2054 1182" draw:points="1224,1182 0,478 830,0 2054,704">
              <text:p/>
            </draw:polygon>
            <draw:polygon draw:style-name="gr215" draw:text-style-name="P8" draw:layer="layout" svg:width="1.354cm" svg:height="0.779cm" svg:x="14.205cm" svg:y="12.494cm" svg:viewBox="0 0 1355 780" draw:points="0,201 350,0 1355,579 1005,780">
              <text:p/>
            </draw:polygon>
            <draw:polygon draw:style-name="gr216" draw:text-style-name="P2" draw:layer="layout" svg:width="1.223cm" svg:height="1.81cm" svg:x="14.554cm" svg:y="11.261cm" svg:viewBox="0 0 1224 1811" draw:points="0,1107 0,0 1224,704 1224,1811">
              <text:p/>
            </draw:polygon>
            <draw:polygon draw:style-name="gr217" draw:text-style-name="P7" draw:layer="layout" svg:width="1.135cm" svg:height="1.584cm" svg:x="14.598cm" svg:y="11.337cm" svg:viewBox="0 0 1136 1585" draw:points="0,931 0,0 1136,654 1136,1585">
              <text:p/>
            </draw:polygon>
            <draw:polygon draw:style-name="gr218" draw:text-style-name="P3" draw:layer="layout" svg:width="1.266cm" svg:height="0.729cm" svg:x="14.554cm" svg:y="11.236cm" svg:viewBox="0 0 1267 730" draw:points="1224,730 0,25 44,0 1267,704">
              <text:p/>
            </draw:polygon>
            <draw:polygon draw:style-name="gr219" draw:text-style-name="P4" draw:layer="layout" svg:width="0.043cm" svg:height="1.131cm" svg:x="15.778cm" svg:y="11.94cm" svg:viewBox="0 0 44 1132" draw:points="0,1132 0,25 44,0 44,1107">
              <text:p/>
            </draw:polygon>
            <draw:polygon draw:style-name="gr220" draw:text-style-name="P4" draw:layer="layout" svg:width="0.829cm" svg:height="0.603cm" svg:x="14.948cm" svg:y="13.072cm" svg:viewBox="0 0 830 604" draw:points="0,604 0,478 830,0 830,126">
              <text:p/>
            </draw:polygon>
            <draw:line draw:style-name="gr221" draw:text-style-name="P6" draw:layer="layout" svg:x1="14.292cm" svg:y1="12.645cm" svg:x2="15.297cm" svg:y2="13.224cm">
              <text:p/>
            </draw:line>
            <draw:line draw:style-name="gr222" draw:text-style-name="P6" draw:layer="layout" svg:x1="14.38cm" svg:y1="12.594cm" svg:x2="15.385cm" svg:y2="13.173cm">
              <text:p/>
            </draw:line>
            <draw:line draw:style-name="gr223" draw:text-style-name="P6" draw:layer="layout" svg:x1="14.467cm" svg:y1="12.544cm" svg:x2="15.472cm" svg:y2="13.123cm">
              <text:p/>
            </draw:line>
            <draw:line draw:style-name="gr224" draw:text-style-name="P6" draw:layer="layout" svg:x1="15.341cm" svg:y1="13.047cm" svg:x2="15.429cm" svg:y2="12.997cm">
              <text:p/>
            </draw:line>
            <draw:line draw:style-name="gr225" draw:text-style-name="P6" draw:layer="layout" svg:x1="15.254cm" svg:y1="12.996cm" svg:x2="15.342cm" svg:y2="12.946cm">
              <text:p/>
            </draw:line>
            <draw:line draw:style-name="gr226" draw:text-style-name="P6" draw:layer="layout" svg:x1="15.166cm" svg:y1="12.946cm" svg:x2="15.254cm" svg:y2="12.896cm">
              <text:p/>
            </draw:line>
            <draw:line draw:style-name="gr227" draw:text-style-name="P6" draw:layer="layout" svg:x1="15.21cm" svg:y1="13.072cm" svg:x2="15.298cm" svg:y2="13.022cm">
              <text:p/>
            </draw:line>
            <draw:line draw:style-name="gr228" draw:text-style-name="P6" draw:layer="layout" svg:x1="15.122cm" svg:y1="13.021cm" svg:x2="15.21cm" svg:y2="12.971cm">
              <text:p/>
            </draw:line>
            <draw:line draw:style-name="gr229" draw:text-style-name="P6" draw:layer="layout" svg:x1="15.035cm" svg:y1="12.971cm" svg:x2="15.123cm" svg:y2="12.921cm">
              <text:p/>
            </draw:line>
            <draw:line draw:style-name="gr230" draw:text-style-name="P6" draw:layer="layout" svg:x1="15.079cm" svg:y1="12.896cm" svg:x2="15.167cm" svg:y2="12.846cm">
              <text:p/>
            </draw:line>
            <draw:line draw:style-name="gr231" draw:text-style-name="P6" draw:layer="layout" svg:x1="14.948cm" svg:y1="12.921cm" svg:x2="15.036cm" svg:y2="12.871cm">
              <text:p/>
            </draw:line>
            <draw:line draw:style-name="gr232" draw:text-style-name="P6" draw:layer="layout" svg:x1="14.991cm" svg:y1="12.846cm" svg:x2="15.079cm" svg:y2="12.796cm">
              <text:p/>
            </draw:line>
            <draw:line draw:style-name="gr233" draw:text-style-name="P6" draw:layer="layout" svg:x1="14.904cm" svg:y1="12.795cm" svg:x2="14.992cm" svg:y2="12.745cm">
              <text:p/>
            </draw:line>
            <draw:line draw:style-name="gr234" draw:text-style-name="P6" draw:layer="layout" svg:x1="14.817cm" svg:y1="12.745cm" svg:x2="14.905cm" svg:y2="12.695cm">
              <text:p/>
            </draw:line>
            <draw:line draw:style-name="gr235" draw:text-style-name="P6" draw:layer="layout" svg:x1="14.86cm" svg:y1="12.871cm" svg:x2="14.948cm" svg:y2="12.821cm">
              <text:p/>
            </draw:line>
            <draw:line draw:style-name="gr236" draw:text-style-name="P6" draw:layer="layout" svg:x1="14.773cm" svg:y1="12.82cm" svg:x2="14.861cm" svg:y2="12.77cm">
              <text:p/>
            </draw:line>
            <draw:line draw:style-name="gr237" draw:text-style-name="P6" draw:layer="layout" svg:x1="14.686cm" svg:y1="12.77cm" svg:x2="14.774cm" svg:y2="12.72cm">
              <text:p/>
            </draw:line>
            <draw:line draw:style-name="gr238" draw:text-style-name="P6" draw:layer="layout" svg:x1="14.729cm" svg:y1="12.695cm" svg:x2="14.817cm" svg:y2="12.645cm">
              <text:p/>
            </draw:line>
            <draw:line draw:style-name="gr239" draw:text-style-name="P6" draw:layer="layout" svg:x1="14.598cm" svg:y1="12.72cm" svg:x2="14.686cm" svg:y2="12.67cm">
              <text:p/>
            </draw:line>
            <draw:line draw:style-name="gr240" draw:text-style-name="P6" draw:layer="layout" svg:x1="14.642cm" svg:y1="12.644cm" svg:x2="14.73cm" svg:y2="12.594cm">
              <text:p/>
            </draw:line>
            <draw:line draw:style-name="gr241" draw:text-style-name="P6" draw:layer="layout" svg:x1="14.554cm" svg:y1="12.594cm" svg:x2="14.642cm" svg:y2="12.544cm">
              <text:p/>
            </draw:line>
            <draw:line draw:style-name="gr242" draw:text-style-name="P6" draw:layer="layout" svg:x1="14.511cm" svg:y1="12.669cm" svg:x2="14.599cm" svg:y2="12.619cm">
              <text:p/>
            </draw:line>
            <draw:line draw:style-name="gr243" draw:text-style-name="P6" draw:layer="layout" svg:x1="15.079cm" svg:y1="13.097cm" svg:x2="15.167cm" svg:y2="13.047cm">
              <text:p/>
            </draw:line>
            <draw:line draw:style-name="gr244" draw:text-style-name="P6" draw:layer="layout" svg:x1="14.991cm" svg:y1="13.047cm" svg:x2="15.079cm" svg:y2="12.997cm">
              <text:p/>
            </draw:line>
            <draw:line draw:style-name="gr245" draw:text-style-name="P6" draw:layer="layout" svg:x1="14.904cm" svg:y1="12.996cm" svg:x2="14.992cm" svg:y2="12.946cm">
              <text:p/>
            </draw:line>
            <draw:line draw:style-name="gr246" draw:text-style-name="P6" draw:layer="layout" svg:x1="14.86cm" svg:y1="13.072cm" svg:x2="14.948cm" svg:y2="13.022cm">
              <text:p/>
            </draw:line>
            <draw:line draw:style-name="gr247" draw:text-style-name="P6" draw:layer="layout" svg:x1="14.773cm" svg:y1="13.021cm" svg:x2="14.861cm" svg:y2="12.971cm">
              <text:p/>
            </draw:line>
            <draw:line draw:style-name="gr248" draw:text-style-name="P6" draw:layer="layout" svg:x1="14.817cm" svg:y1="12.946cm" svg:x2="14.905cm" svg:y2="12.896cm">
              <text:p/>
            </draw:line>
            <draw:line draw:style-name="gr249" draw:text-style-name="P6" draw:layer="layout" svg:x1="14.729cm" svg:y1="12.896cm" svg:x2="14.817cm" svg:y2="12.846cm">
              <text:p/>
            </draw:line>
            <draw:line draw:style-name="gr250" draw:text-style-name="P6" draw:layer="layout" svg:x1="14.642cm" svg:y1="12.846cm" svg:x2="14.73cm" svg:y2="12.796cm">
              <text:p/>
            </draw:line>
            <draw:line draw:style-name="gr251" draw:text-style-name="P6" draw:layer="layout" svg:x1="14.554cm" svg:y1="12.795cm" svg:x2="14.642cm" svg:y2="12.745cm">
              <text:p/>
            </draw:line>
            <draw:line draw:style-name="gr252" draw:text-style-name="P6" draw:layer="layout" svg:x1="14.423cm" svg:y1="12.82cm" svg:x2="14.511cm" svg:y2="12.77cm">
              <text:p/>
            </draw:line>
            <draw:line draw:style-name="gr253" draw:text-style-name="P6" draw:layer="layout" svg:x1="14.467cm" svg:y1="12.745cm" svg:x2="14.555cm" svg:y2="12.695cm">
              <text:p/>
            </draw:line>
            <draw:line draw:style-name="gr254" draw:text-style-name="P6" draw:layer="layout" svg:x1="14.336cm" svg:y1="12.77cm" svg:x2="14.424cm" svg:y2="12.72cm">
              <text:p/>
            </draw:line>
            <draw:line draw:style-name="gr255" draw:text-style-name="P6" draw:layer="layout" svg:x1="15.035cm" svg:y1="13.173cm" svg:x2="15.123cm" svg:y2="13.123cm">
              <text:p/>
            </draw:line>
            <draw:line draw:style-name="gr256" draw:text-style-name="P6" draw:layer="layout" svg:x1="14.948cm" svg:y1="13.122cm" svg:x2="15.036cm" svg:y2="13.072cm">
              <text:p/>
            </draw:line>
            <draw:polygon draw:style-name="gr257" draw:text-style-name="P2" draw:layer="layout" svg:width="1.223cm" svg:height="0.829cm" svg:x="13.724cm" svg:y="12.846cm" svg:viewBox="0 0 1224 830" draw:points="0,126 0,0 1224,704 1224,830">
              <text:p/>
            </draw:polygon>
            <draw:polygon draw:style-name="gr258" draw:text-style-name="P5" draw:layer="layout" svg:width="2.097cm" svg:height="2.439cm" svg:x="13.724cm" svg:y="11.236cm" svg:viewBox="0 0 2098 2440" draw:points="874,0 2098,704 2098,1811 2054,1836 2054,1962 1224,2440 0,1735 0,1610 830,1132 830,25">
              <text:p/>
            </draw:polygon>
            <draw:polygon draw:style-name="gr259" draw:text-style-name="P16" draw:layer="layout" svg:width="0.524cm" svg:height="0.301cm" svg:x="14.249cm" svg:y="12.921cm" svg:viewBox="0 0 525 302" draw:points="0,126 219,0 525,176 306,302">
              <text:p/>
            </draw:polygon>
            <draw:line draw:style-name="gr260" draw:text-style-name="P6" draw:layer="layout" svg:x1="15.297cm" svg:y1="13.122cm" svg:x2="15.385cm" svg:y2="13.072cm">
              <text:p/>
            </draw:line>
            <draw:line draw:style-name="gr261" draw:text-style-name="P6" draw:layer="layout" svg:x1="15.166cm" svg:y1="13.147cm" svg:x2="15.254cm" svg:y2="13.097cm">
              <text:p/>
            </draw:line>
          </draw:g>
        </draw:g>
        <draw:g xml:id="id2" draw:id="id2">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glue-point draw:id="14" svg:x="-3.84cm" svg:y="0.014cm"/>
          <draw:path draw:style-name="gr262" draw:text-style-name="P1" draw:layer="layout" svg:width="0.888cm" svg:height="0.553cm" svg:x="11.15cm" svg:y="15.399cm" svg:viewBox="0 0 889 554" svg:d="M0 554c204 0 889-213 889-383 0-171-74-171-148-171 0 128-741 384-741 554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63" draw:text-style-name="P9" draw:layer="layout" svg:width="0.74cm" svg:height="0.724cm" svg:x="11.15cm" svg:y="15.229cm" svg:viewBox="0 0 741 725" draw:points="0,725 0,427 741,0 741,299">
              <text:p/>
            </draw:polygon>
            <draw:polygon draw:style-name="gr264" draw:text-style-name="P3" draw:layer="layout" svg:width="1.851cm" svg:height="1.065cm" svg:x="10.039cm" svg:y="14.589cm" svg:viewBox="0 0 1852 1066" draw:points="1111,1066 0,427 741,0 1852,640">
              <text:p/>
            </draw:polygon>
            <draw:polygon draw:style-name="gr265" draw:text-style-name="P2" draw:layer="layout" svg:width="1.11cm" svg:height="0.937cm" svg:x="10.039cm" svg:y="15.015cm" svg:viewBox="0 0 1111 938" draw:points="0,299 0,0 1111,640 1111,938">
              <text:p/>
            </draw:polygon>
            <draw:polygon draw:style-name="gr266" draw:text-style-name="P5" draw:layer="layout" svg:width="1.851cm" svg:height="1.364cm" svg:x="10.039cm" svg:y="14.589cm" svg:viewBox="0 0 1852 1365" draw:points="0,725 0,427 741,0 1852,640 1852,938 1111,1365">
              <text:p/>
            </draw:polygon>
            <draw:polygon draw:style-name="gr267" draw:text-style-name="P17" draw:layer="layout" svg:width="0.073cm" svg:height="0.17cm" svg:x="10.928cm" svg:y="15.612cm" svg:viewBox="0 0 74 171" draw:points="0,128 0,0 74,42 74,171">
              <text:p/>
            </draw:polygon>
            <draw:polygon draw:style-name="gr268" draw:text-style-name="P18" draw:layer="layout" svg:width="0.073cm" svg:height="0.809cm" svg:x="10.854cm" svg:y="13.864cm" svg:viewBox="0 0 74 810" draw:points="0,768 0,0 74,0 74,810">
              <text:p/>
            </draw:polygon>
            <draw:polygon draw:style-name="gr269" draw:text-style-name="P18" draw:layer="layout" svg:width="0.073cm" svg:height="0.809cm" svg:x="11.743cm" svg:y="14.376cm" svg:viewBox="0 0 74 810" draw:points="0,768 0,0 74,0 74,810">
              <text:p/>
            </draw:polygon>
          </draw:g>
        </draw:g>
        <draw:g xml:id="id5" draw:id="id5">
          <draw:custom-shape draw:style-name="gr270" draw:text-style-name="P19" draw:layer="layout" svg:width="1.94cm" svg:height="1.931cm" svg:x="13.818cm" svg:y="0.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71" draw:text-style-name="P20" draw:layer="layout" svg:width="1.185cm" svg:height="1.806cm" svg:x="14.249cm" svg:y="0.418cm" svg:viewBox="0 0 1186 1807" draw:points="0,125 216,125 323,62 539,0 862,125 647,125 754,311 431,623 323,685 216,748 431,872 539,997 862,997 1186,1184 970,1557 647,1807 647,1433 431,1184 539,1059 323,872 108,810 0,561">
            <text:p/>
          </draw:polygon>
          <draw:path draw:style-name="gr272" draw:text-style-name="P21" draw:layer="layout" svg:width="0.489cm" svg:height="0.822cm" svg:x="15.219cm" svg:y="0.53cm" svg:viewBox="0 0 490 823" svg:d="M431 823v-62l-108-187v-187l-107-249-216-125c216-125 647 685 431 810z">
            <text:p/>
          </draw:path>
          <draw:g>
            <draw:line draw:style-name="gr273" draw:text-style-name="P22" draw:layer="layout" svg:x1="14.68cm" svg:y1="1.602cm" svg:x2="14.572cm" svg:y2="1.166cm">
              <text:p/>
            </draw:line>
            <draw:line draw:style-name="gr274" draw:text-style-name="P22" draw:layer="layout" svg:x1="14.68cm" svg:y1="1.601cm" svg:x2="14.788cm" svg:y2="1.29cm">
              <text:p/>
            </draw:line>
            <draw:line draw:style-name="gr275" draw:text-style-name="P22" draw:layer="layout" svg:x1="14.896cm" svg:y1="1.601cm" svg:x2="14.788cm" svg:y2="1.29cm">
              <text:p/>
            </draw:line>
            <draw:line draw:style-name="gr276" draw:text-style-name="P22" draw:layer="layout" svg:x1="14.896cm" svg:y1="1.602cm" svg:x2="15.004cm" svg:y2="1.166cm">
              <text:p/>
            </draw:line>
          </draw:g>
          <draw:g>
            <draw:line draw:style-name="gr277" draw:text-style-name="P22" draw:layer="layout" svg:x1="15.327cm" svg:y1="1.602cm" svg:x2="15.219cm" svg:y2="1.166cm">
              <text:p/>
            </draw:line>
            <draw:line draw:style-name="gr278" draw:text-style-name="P22" draw:layer="layout" svg:x1="15.327cm" svg:y1="1.601cm" svg:x2="15.435cm" svg:y2="1.29cm">
              <text:p/>
            </draw:line>
            <draw:line draw:style-name="gr279" draw:text-style-name="P22" draw:layer="layout" svg:x1="15.543cm" svg:y1="1.601cm" svg:x2="15.435cm" svg:y2="1.29cm">
              <text:p/>
            </draw:line>
            <draw:line draw:style-name="gr280" draw:text-style-name="P22" draw:layer="layout" svg:x1="15.542cm" svg:y1="1.602cm" svg:x2="15.65cm" svg:y2="1.166cm">
              <text:p/>
            </draw:line>
          </draw:g>
          <draw:g>
            <draw:line draw:style-name="gr281" draw:text-style-name="P22" draw:layer="layout" svg:x1="14.034cm" svg:y1="1.602cm" svg:x2="13.926cm" svg:y2="1.166cm">
              <text:p/>
            </draw:line>
            <draw:line draw:style-name="gr282" draw:text-style-name="P22" draw:layer="layout" svg:x1="14.034cm" svg:y1="1.601cm" svg:x2="14.142cm" svg:y2="1.29cm">
              <text:p/>
            </draw:line>
            <draw:line draw:style-name="gr283" draw:text-style-name="P22" draw:layer="layout" svg:x1="14.249cm" svg:y1="1.601cm" svg:x2="14.141cm" svg:y2="1.29cm">
              <text:p/>
            </draw:line>
            <draw:line draw:style-name="gr284" draw:text-style-name="P22" draw:layer="layout" svg:x1="14.249cm" svg:y1="1.602cm" svg:x2="14.357cm" svg:y2="1.166cm">
              <text:p/>
            </draw:line>
          </draw:g>
        </draw:g>
        <draw:g xml:id="id4" draw:id="id4">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path draw:style-name="gr285" draw:text-style-name="P1" draw:layer="layout" svg:width="0.424cm" svg:height="0.265cm" svg:x="9.024cm" svg:y="1.382cm" svg:viewBox="0 0 425 266" svg:d="M0 266c97 0 425-102 425-184s-35-82-70-82c0 61-355 184-355 266z">
            <text:p/>
          </draw:path>
          <draw:g>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glue-point draw:id="14" svg:x="0cm" svg:y="0cm"/>
            <draw:polygon draw:style-name="gr286" draw:text-style-name="P9" draw:layer="layout" svg:width="0.354cm" svg:height="0.347cm" svg:x="9.024cm" svg:y="1.3cm" svg:viewBox="0 0 355 348" draw:points="0,348 0,205 355,0 355,144">
              <text:p/>
            </draw:polygon>
            <draw:polygon draw:style-name="gr287" draw:text-style-name="P3" draw:layer="layout" svg:width="0.885cm" svg:height="0.511cm" svg:x="8.492cm" svg:y="0.993cm" svg:viewBox="0 0 886 512" draw:points="532,512 0,205 355,0 886,307">
              <text:p/>
            </draw:polygon>
            <draw:polygon draw:style-name="gr288" draw:text-style-name="P2" draw:layer="layout" svg:width="0.531cm" svg:height="0.45cm" svg:x="8.492cm" svg:y="1.198cm" svg:viewBox="0 0 532 451" draw:points="0,144 0,0 532,307 532,451">
              <text:p/>
            </draw:polygon>
            <draw:polygon draw:style-name="gr289" draw:text-style-name="P5" draw:layer="layout" svg:width="0.885cm" svg:height="0.655cm" svg:x="8.492cm" svg:y="0.993cm" svg:viewBox="0 0 886 656" draw:points="0,348 0,205 355,0 886,307 886,451 532,656">
              <text:p/>
            </draw:polygon>
            <draw:polygon draw:style-name="gr290" draw:text-style-name="P17" draw:layer="layout" svg:width="0.035cm" svg:height="0.081cm" svg:x="8.917cm" svg:y="1.485cm" svg:viewBox="0 0 36 82" draw:points="0,61 0,0 36,21 36,82">
              <text:p/>
            </draw:polygon>
            <draw:polygon draw:style-name="gr291" draw:text-style-name="P10" draw:layer="layout" svg:width="0.035cm" svg:height="0.081cm" svg:x="8.847cm" svg:y="1.444cm" svg:viewBox="0 0 36 82" draw:points="0,61 0,0 36,21 36,82">
              <text:p/>
            </draw:polygon>
            <draw:line draw:style-name="gr292" draw:text-style-name="P23" draw:layer="layout" svg:x1="8.528cm" svg:y1="1.259cm" svg:x2="8.812cm" svg:y2="1.423cm">
              <text:p/>
            </draw:line>
            <draw:line draw:style-name="gr293" draw:text-style-name="P23" draw:layer="layout" svg:x1="8.528cm" svg:y1="1.28cm" svg:x2="8.812cm" svg:y2="1.444cm">
              <text:p/>
            </draw:line>
            <draw:line draw:style-name="gr294" draw:text-style-name="P23" draw:layer="layout" svg:x1="8.528cm" svg:y1="1.3cm" svg:x2="8.812cm" svg:y2="1.464cm">
              <text:p/>
            </draw:line>
            <draw:line draw:style-name="gr295" draw:text-style-name="P23" draw:layer="layout" svg:x1="8.528cm" svg:y1="1.321cm" svg:x2="8.812cm" svg:y2="1.485cm">
              <text:p/>
            </draw:line>
          </draw:g>
        </draw:g>
        <draw:g xml:id="id8" draw:id="id8">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296" draw:text-style-name="P1" draw:layer="layout" svg:width="0.765cm" svg:height="0.479cm" svg:x="11.933cm" svg:y="4.44cm" svg:viewBox="0 0 766 480" svg:d="M1 480c56 0 765-156 765-300s-170-180-228-180c0 36-559 216-537 480z">
            <text:p/>
          </draw:path>
          <draw:g>
            <draw:polygon draw:style-name="gr297" draw:text-style-name="P2" draw:layer="layout" svg:width="0.621cm" svg:height="0.839cm" svg:x="11.311cm" svg:y="4.092cm" svg:viewBox="0 0 622 840" draw:points="0,480 0,0 622,360 622,840">
              <text:p/>
            </draw:polygon>
            <draw:polygon draw:style-name="gr298" draw:text-style-name="P9" draw:layer="layout" svg:width="0.621cm" svg:height="0.839cm" svg:x="11.933cm" svg:y="4.092cm" svg:viewBox="0 0 622 840" draw:points="0,840 0,360 622,0 622,480">
              <text:p/>
            </draw:polygon>
            <draw:polygon draw:style-name="gr299" draw:text-style-name="P3" draw:layer="layout" svg:width="1.243cm" svg:height="0.719cm" svg:x="11.311cm" svg:y="3.732cm" svg:viewBox="0 0 1244 720" draw:points="622,720 0,360 622,0 1244,360">
              <text:p/>
            </draw:polygon>
            <draw:polygon draw:style-name="gr300" draw:text-style-name="P10" draw:layer="layout" svg:width="0.041cm" svg:height="0.071cm" svg:x="11.85cm" svg:y="4.452cm" svg:viewBox="0 0 42 72" draw:points="0,48 0,0 42,24 42,72">
              <text:p/>
            </draw:polygon>
            <draw:polygon draw:style-name="gr301" draw:text-style-name="P9" draw:layer="layout" svg:width="0.413cm" svg:height="0.239cm" svg:x="11.518cm" svg:y="3.852cm" svg:viewBox="0 0 414 240" draw:points="0,240 414,0 414,96">
              <text:p/>
            </draw:polygon>
            <draw:polygon draw:style-name="gr302" draw:text-style-name="P2" draw:layer="layout" svg:width="0.413cm" svg:height="0.287cm" svg:x="11.933cm" svg:y="3.852cm" svg:viewBox="0 0 414 288" draw:points="0,96 0,0 414,240 332,288">
              <text:p/>
            </draw:polygon>
            <draw:line draw:style-name="gr303" draw:text-style-name="P6" draw:layer="layout" svg:x1="12.306cm" svg:y1="4.116cm" svg:x2="11.974cm" svg:y2="3.924cm">
              <text:p/>
            </draw:line>
            <draw:polygon draw:style-name="gr304" draw:text-style-name="P9" draw:layer="layout" svg:width="0.413cm" svg:height="0.227cm" svg:x="11.414cm" svg:y="4.572cm" svg:viewBox="0 0 414 228" draw:points="0,168 414,0 414,96 0,228">
              <text:p/>
            </draw:polygon>
            <draw:polygon draw:style-name="gr305" draw:text-style-name="P5" draw:layer="layout" svg:width="0.829cm" svg:height="0.479cm" svg:x="11.518cm" svg:y="3.852cm" svg:viewBox="0 0 830 480" draw:points="0,240 414,0 830,240 414,480">
              <text:p/>
            </draw:polygon>
            <draw:polygon draw:style-name="gr306" draw:text-style-name="P2" draw:layer="layout" svg:width="0.413cm" svg:height="0.299cm" svg:x="11cm" svg:y="4.5cm" svg:viewBox="0 0 414 300" draw:points="0,60 0,0 414,240 414,300">
              <text:p/>
            </draw:polygon>
            <draw:polyline draw:style-name="gr307" draw:text-style-name="P6" draw:layer="layout" svg:width="0.413cm" svg:height="0.275cm" svg:x="11.414cm" svg:y="4.284cm" svg:viewBox="0 0 414 276" draw:points="0,48 0,0 414,240 414,276">
              <text:p/>
            </draw:polyline>
            <draw:polygon draw:style-name="gr308" draw:text-style-name="P3" draw:layer="layout" svg:width="0.829cm" svg:height="0.407cm" svg:x="11cm" svg:y="4.332cm" svg:viewBox="0 0 830 408" draw:points="414,408 0,168 414,0 830,240">
              <text:p/>
            </draw:polygon>
            <draw:path draw:style-name="gr309" draw:text-style-name="P24" draw:layer="layout" svg:width="0.745cm" svg:height="0.347cm" svg:x="11.02cm" svg:y="4.368cm" svg:viewBox="0 0 746 348" svg:d="M290 348c-82-48-207-120-290-168 104-60 311-144 456-180 83 48 186 108 290 168-124 36-332 120-456 180z">
              <text:p/>
            </draw:path>
            <draw:polygon draw:style-name="gr310" draw:text-style-name="P5" draw:layer="layout" svg:width="1.554cm" svg:height="1.199cm" svg:x="11cm" svg:y="3.732cm" svg:viewBox="0 0 1555 1200" draw:points="311,648 311,360 933,0 1555,360 1555,840 933,1200 602,1008 414,1068 0,828 0,768">
              <text:p/>
            </draw:polygon>
          </draw:g>
        </draw:g>
        <draw:g xml:id="id13" draw:id="id13">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
            <draw:path draw:style-name="gr311" draw:text-style-name="P1" draw:layer="layout" svg:width="0.391cm" svg:height="0.245cm" svg:x="7.89cm" svg:y="15.293cm" svg:viewBox="0 0 392 246" svg:d="M0 246c98 0 392-81 392-143s-10-103-108-103c0 61-286 61-284 246z">
              <text:p/>
            </draw:path>
            <draw:g>
              <draw:polygon draw:style-name="gr312" draw:text-style-name="P2" draw:layer="layout" svg:width="0.177cm" svg:height="0.205cm" svg:x="7.746cm" svg:y="15.334cm" svg:viewBox="0 0 178 206" draw:points="0,123 36,0 178,82 143,206">
                <text:p/>
              </draw:polygon>
              <draw:polygon draw:style-name="gr313" draw:text-style-name="P3" draw:layer="layout" svg:width="0.392cm" svg:height="0.225cm" svg:x="7.782cm" svg:y="15.191cm" svg:viewBox="0 0 393 226" draw:points="0,144 72,82 178,20 250,0 393,82 322,103 214,165 143,226">
                <text:p/>
              </draw:polygon>
              <draw:path draw:style-name="gr314" draw:text-style-name="P4" draw:layer="layout" svg:width="0.321cm" svg:height="0.266cm" svg:x="7.889cm" svg:y="15.272cm" svg:viewBox="0 0 322 267" svg:d="M322 82c0-123-72-82-144-41-71 41-142 41-178 226 0 0 143-82 322-185z">
                <text:p/>
              </draw:path>
              <draw:path draw:style-name="gr315" draw:text-style-name="P5" draw:layer="layout" svg:width="0.463cm" svg:height="0.348cm" svg:x="7.746cm" svg:y="15.191cm" svg:viewBox="0 0 464 349" svg:d="M286 0c-72 20-72 20-143 61-36 21-107 42-143 206 72 41 72 41 143 82 41-18 250-143 321-184 0-104-71-104-178-165z">
                <text:p/>
              </draw:path>
            </draw:g>
          </draw:g>
          <draw:g>
            <draw:path draw:style-name="gr316" draw:text-style-name="P1" draw:layer="layout" svg:width="0.642cm" svg:height="0.492cm" svg:x="7.568cm" svg:y="14.307cm" svg:viewBox="0 0 643 493" svg:d="M2 493c98 0 641-21 641-206 0-184-186-287-285-287 0 61-392 41-356 493z">
              <text:p/>
            </draw:path>
            <draw:g>
              <draw:polygon draw:style-name="gr317" draw:text-style-name="P2" draw:layer="layout" svg:width="0.356cm" svg:height="0.286cm" svg:x="7.21cm" svg:y="14.512cm" svg:viewBox="0 0 357 287" draw:points="0,82 0,0 357,206 357,287">
                <text:p/>
              </draw:polygon>
              <draw:polygon draw:style-name="gr318" draw:text-style-name="P2" draw:layer="layout" svg:width="0.356cm" svg:height="0.348cm" svg:x="7.496cm" svg:y="14.204cm" svg:viewBox="0 0 357 349" draw:points="0,144 0,0 357,206 357,349">
                <text:p/>
              </draw:polygon>
              <draw:polygon draw:style-name="gr319" draw:text-style-name="P3" draw:layer="layout" svg:width="0.642cm" svg:height="0.369cm" svg:x="7.21cm" svg:y="14.348cm" svg:viewBox="0 0 643 370" draw:points="0,165 286,0 643,206 357,370">
                <text:p/>
              </draw:polygon>
              <draw:line draw:style-name="gr320" draw:text-style-name="P6" draw:layer="layout" svg:x1="7.496cm" svg:y1="14.348cm" svg:x2="7.853cm" svg:y2="14.554cm">
                <text:p/>
              </draw:line>
              <draw:polygon draw:style-name="gr321" draw:text-style-name="P4" draw:layer="layout" svg:width="0.356cm" svg:height="0.348cm" svg:x="7.568cm" svg:y="14.451cm" svg:viewBox="0 0 357 349" draw:points="0,349 0,267 286,103 286,0 357,41 357,144">
                <text:p/>
              </draw:polygon>
              <draw:polygon draw:style-name="gr322" draw:text-style-name="P2" draw:layer="layout" svg:width="1.142cm" svg:height="1.561cm" svg:x="6.818cm" svg:y="12.951cm" svg:viewBox="0 0 1143 1562" draw:points="0,904 0,0 1143,658 1143,1562">
                <text:p/>
              </draw:polygon>
              <draw:polygon draw:style-name="gr323" draw:text-style-name="P7" draw:layer="layout" svg:width="1.071cm" svg:height="1.437cm" svg:x="6.854cm" svg:y="13.013cm" svg:viewBox="0 0 1072 1438" draw:points="0,822 0,0 1072,616 1072,1438">
                <text:p/>
              </draw:polygon>
              <draw:polygon draw:style-name="gr324" draw:text-style-name="P3" draw:layer="layout" svg:width="1.213cm" svg:height="0.697cm" svg:x="6.818cm" svg:y="12.91cm" svg:viewBox="0 0 1214 698" draw:points="1143,698 0,41 72,0 1214,658">
                <text:p/>
              </draw:polygon>
              <draw:polygon draw:style-name="gr325" draw:text-style-name="P4" draw:layer="layout" svg:width="0.071cm" svg:height="0.944cm" svg:x="7.961cm" svg:y="13.568cm" svg:viewBox="0 0 72 945" draw:points="0,945 0,41 72,0 72,904">
                <text:p/>
              </draw:polygon>
              <draw:polygon draw:style-name="gr326" draw:text-style-name="P5" draw:layer="layout" svg:width="1.213cm" svg:height="1.889cm" svg:x="6.818cm" svg:y="12.91cm" svg:viewBox="0 0 1214 1890" draw:points="72,0 1214,658 1214,1562 1143,1602 1107,1582 1107,1685 750,1890 393,1685 393,1602 678,1438 678,1336 0,945 0,41">
                <text:p/>
              </draw:polygon>
            </draw:g>
          </draw:g>
          <draw:g>
            <draw:path draw:style-name="gr327" draw:text-style-name="P1" draw:layer="layout" svg:width="0.464cm" svg:height="0.245cm" svg:x="7.424cm" svg:y="15.067cm" svg:viewBox="0 0 465 246" svg:d="M2 246c99 0 463-102 463-164s-9-82-107-82c0 61-393 41-356 246z">
              <text:p/>
            </draw:path>
            <draw:g>
              <draw:polygon draw:style-name="gr328" draw:text-style-name="P3" draw:layer="layout" svg:width="1.535cm" svg:height="0.883cm" svg:x="6.282cm" svg:y="14.369cm" svg:viewBox="0 0 1536 884" draw:points="1143,884 0,226 393,0 1536,658">
                <text:p/>
              </draw:polygon>
              <draw:polygon draw:style-name="gr329" draw:text-style-name="P8" draw:layer="layout" svg:width="1.035cm" svg:height="0.595cm" svg:x="6.389cm" svg:y="14.43cm" svg:viewBox="0 0 1036 596" draw:points="0,165 286,0 1036,432 750,596">
                <text:p/>
              </draw:polygon>
              <draw:polygon draw:style-name="gr330" draw:text-style-name="P8" draw:layer="layout" svg:width="0.499cm" svg:height="0.286cm" svg:x="7.21cm" svg:y="14.903cm" svg:viewBox="0 0 500 287" draw:points="0,165 286,0 500,123 214,287">
                <text:p/>
              </draw:polygon>
              <draw:polygon draw:style-name="gr331" draw:text-style-name="P4" draw:layer="layout" svg:width="0.392cm" svg:height="0.307cm" svg:x="7.425cm" svg:y="15.026cm" svg:viewBox="0 0 393 308" draw:points="0,308 0,226 393,0 393,82">
                <text:p/>
              </draw:polygon>
              <draw:line draw:style-name="gr332" draw:text-style-name="P6" draw:layer="layout" svg:x1="6.46cm" svg:y1="14.553cm" svg:x2="7.21cm" svg:y2="14.985cm">
                <text:p/>
              </draw:line>
              <draw:line draw:style-name="gr333" draw:text-style-name="P6" draw:layer="layout" svg:x1="6.532cm" svg:y1="14.512cm" svg:x2="7.282cm" svg:y2="14.944cm">
                <text:p/>
              </draw:line>
              <draw:line draw:style-name="gr334" draw:text-style-name="P6" draw:layer="layout" svg:x1="6.604cm" svg:y1="14.472cm" svg:x2="7.354cm" svg:y2="14.904cm">
                <text:p/>
              </draw:line>
              <draw:line draw:style-name="gr335" draw:text-style-name="P6" draw:layer="layout" svg:x1="7.282cm" svg:y1="14.862cm" svg:x2="7.354cm" svg:y2="14.821cm">
                <text:p/>
              </draw:line>
              <draw:line draw:style-name="gr336" draw:text-style-name="P6" draw:layer="layout" svg:x1="7.21cm" svg:y1="14.82cm" svg:x2="7.282cm" svg:y2="14.779cm">
                <text:p/>
              </draw:line>
              <draw:line draw:style-name="gr337" draw:text-style-name="P6" draw:layer="layout" svg:x1="7.139cm" svg:y1="14.78cm" svg:x2="7.211cm" svg:y2="14.739cm">
                <text:p/>
              </draw:line>
              <draw:line draw:style-name="gr338" draw:text-style-name="P6" draw:layer="layout" svg:x1="7.175cm" svg:y1="14.882cm" svg:x2="7.247cm" svg:y2="14.841cm">
                <text:p/>
              </draw:line>
              <draw:line draw:style-name="gr339" draw:text-style-name="P6" draw:layer="layout" svg:x1="7.104cm" svg:y1="14.841cm" svg:x2="7.176cm" svg:y2="14.8cm">
                <text:p/>
              </draw:line>
              <draw:line draw:style-name="gr340" draw:text-style-name="P6" draw:layer="layout" svg:x1="7.032cm" svg:y1="14.8cm" svg:x2="7.104cm" svg:y2="14.759cm">
                <text:p/>
              </draw:line>
              <draw:line draw:style-name="gr341" draw:text-style-name="P6" draw:layer="layout" svg:x1="7.068cm" svg:y1="14.739cm" svg:x2="7.14cm" svg:y2="14.698cm">
                <text:p/>
              </draw:line>
              <draw:line draw:style-name="gr342" draw:text-style-name="P6" draw:layer="layout" svg:x1="6.96cm" svg:y1="14.759cm" svg:x2="7.032cm" svg:y2="14.718cm">
                <text:p/>
              </draw:line>
              <draw:line draw:style-name="gr343" draw:text-style-name="P6" draw:layer="layout" svg:x1="6.996cm" svg:y1="14.697cm" svg:x2="7.068cm" svg:y2="14.656cm">
                <text:p/>
              </draw:line>
              <draw:line draw:style-name="gr344" draw:text-style-name="P6" draw:layer="layout" svg:x1="6.925cm" svg:y1="14.656cm" svg:x2="6.997cm" svg:y2="14.615cm">
                <text:p/>
              </draw:line>
              <draw:line draw:style-name="gr345" draw:text-style-name="P6" draw:layer="layout" svg:x1="6.854cm" svg:y1="14.615cm" svg:x2="6.926cm" svg:y2="14.574cm">
                <text:p/>
              </draw:line>
              <draw:line draw:style-name="gr346" draw:text-style-name="P6" draw:layer="layout" svg:x1="6.889cm" svg:y1="14.718cm" svg:x2="6.961cm" svg:y2="14.677cm">
                <text:p/>
              </draw:line>
              <draw:line draw:style-name="gr347" draw:text-style-name="P6" draw:layer="layout" svg:x1="6.818cm" svg:y1="14.677cm" svg:x2="6.89cm" svg:y2="14.636cm">
                <text:p/>
              </draw:line>
              <draw:line draw:style-name="gr348" draw:text-style-name="P6" draw:layer="layout" svg:x1="6.746cm" svg:y1="14.636cm" svg:x2="6.818cm" svg:y2="14.595cm">
                <text:p/>
              </draw:line>
              <draw:line draw:style-name="gr349" draw:text-style-name="P6" draw:layer="layout" svg:x1="6.782cm" svg:y1="14.574cm" svg:x2="6.854cm" svg:y2="14.533cm">
                <text:p/>
              </draw:line>
              <draw:line draw:style-name="gr350" draw:text-style-name="P6" draw:layer="layout" svg:x1="6.675cm" svg:y1="14.594cm" svg:x2="6.747cm" svg:y2="14.553cm">
                <text:p/>
              </draw:line>
              <draw:line draw:style-name="gr351" draw:text-style-name="P6" draw:layer="layout" svg:x1="6.71cm" svg:y1="14.533cm" svg:x2="6.782cm" svg:y2="14.492cm">
                <text:p/>
              </draw:line>
              <draw:line draw:style-name="gr352" draw:text-style-name="P6" draw:layer="layout" svg:x1="6.639cm" svg:y1="14.492cm" svg:x2="6.711cm" svg:y2="14.451cm">
                <text:p/>
              </draw:line>
              <draw:line draw:style-name="gr353" draw:text-style-name="P6" draw:layer="layout" svg:x1="6.604cm" svg:y1="14.553cm" svg:x2="6.676cm" svg:y2="14.512cm">
                <text:p/>
              </draw:line>
              <draw:line draw:style-name="gr354" draw:text-style-name="P6" draw:layer="layout" svg:x1="7.068cm" svg:y1="14.903cm" svg:x2="7.14cm" svg:y2="14.862cm">
                <text:p/>
              </draw:line>
              <draw:line draw:style-name="gr355" draw:text-style-name="P6" draw:layer="layout" svg:x1="6.996cm" svg:y1="14.862cm" svg:x2="7.068cm" svg:y2="14.821cm">
                <text:p/>
              </draw:line>
              <draw:line draw:style-name="gr356" draw:text-style-name="P6" draw:layer="layout" svg:x1="6.925cm" svg:y1="14.82cm" svg:x2="6.997cm" svg:y2="14.779cm">
                <text:p/>
              </draw:line>
              <draw:line draw:style-name="gr357" draw:text-style-name="P6" draw:layer="layout" svg:x1="6.889cm" svg:y1="14.882cm" svg:x2="6.961cm" svg:y2="14.841cm">
                <text:p/>
              </draw:line>
              <draw:line draw:style-name="gr358" draw:text-style-name="P6" draw:layer="layout" svg:x1="6.818cm" svg:y1="14.841cm" svg:x2="6.89cm" svg:y2="14.8cm">
                <text:p/>
              </draw:line>
              <draw:line draw:style-name="gr359" draw:text-style-name="P6" draw:layer="layout" svg:x1="6.854cm" svg:y1="14.78cm" svg:x2="6.926cm" svg:y2="14.739cm">
                <text:p/>
              </draw:line>
              <draw:line draw:style-name="gr360" draw:text-style-name="P6" draw:layer="layout" svg:x1="6.782cm" svg:y1="14.739cm" svg:x2="6.854cm" svg:y2="14.698cm">
                <text:p/>
              </draw:line>
              <draw:line draw:style-name="gr361" draw:text-style-name="P6" draw:layer="layout" svg:x1="6.71cm" svg:y1="14.697cm" svg:x2="6.782cm" svg:y2="14.656cm">
                <text:p/>
              </draw:line>
              <draw:line draw:style-name="gr362" draw:text-style-name="P6" draw:layer="layout" svg:x1="6.639cm" svg:y1="14.656cm" svg:x2="6.711cm" svg:y2="14.615cm">
                <text:p/>
              </draw:line>
              <draw:line draw:style-name="gr363" draw:text-style-name="P6" draw:layer="layout" svg:x1="6.532cm" svg:y1="14.677cm" svg:x2="6.604cm" svg:y2="14.636cm">
                <text:p/>
              </draw:line>
              <draw:line draw:style-name="gr364" draw:text-style-name="P6" draw:layer="layout" svg:x1="6.568cm" svg:y1="14.615cm" svg:x2="6.64cm" svg:y2="14.574cm">
                <text:p/>
              </draw:line>
              <draw:line draw:style-name="gr365" draw:text-style-name="P6" draw:layer="layout" svg:x1="6.46cm" svg:y1="14.636cm" svg:x2="6.532cm" svg:y2="14.595cm">
                <text:p/>
              </draw:line>
              <draw:line draw:style-name="gr366" draw:text-style-name="P6" draw:layer="layout" svg:x1="7.032cm" svg:y1="14.965cm" svg:x2="7.104cm" svg:y2="14.924cm">
                <text:p/>
              </draw:line>
              <draw:line draw:style-name="gr367" draw:text-style-name="P6" draw:layer="layout" svg:x1="6.96cm" svg:y1="14.923cm" svg:x2="7.032cm" svg:y2="14.882cm">
                <text:p/>
              </draw:line>
              <draw:line draw:style-name="gr368" draw:text-style-name="P6" draw:layer="layout" svg:x1="7.282cm" svg:y1="15.109cm" svg:x2="7.568cm" svg:y2="14.944cm">
                <text:p/>
              </draw:line>
              <draw:line draw:style-name="gr369" draw:text-style-name="P6" draw:layer="layout" svg:x1="7.354cm" svg:y1="15.15cm" svg:x2="7.64cm" svg:y2="14.985cm">
                <text:p/>
              </draw:line>
              <draw:line draw:style-name="gr370" draw:text-style-name="P6" draw:layer="layout" svg:x1="7.425cm" svg:y1="14.944cm" svg:x2="7.639cm" svg:y2="15.067cm">
                <text:p/>
              </draw:line>
              <draw:line draw:style-name="gr371" draw:text-style-name="P6" draw:layer="layout" svg:x1="7.354cm" svg:y1="14.985cm" svg:x2="7.568cm" svg:y2="15.108cm">
                <text:p/>
              </draw:line>
              <draw:line draw:style-name="gr372" draw:text-style-name="P6" draw:layer="layout" svg:x1="7.282cm" svg:y1="15.026cm" svg:x2="7.425cm" svg:y2="15.108cm">
                <text:p/>
              </draw:line>
              <draw:polygon draw:style-name="gr373" draw:text-style-name="P2" draw:layer="layout" svg:width="1.142cm" svg:height="0.738cm" svg:x="6.282cm" svg:y="14.595cm" svg:viewBox="0 0 1143 739" draw:points="0,82 0,0 1143,658 1143,739">
                <text:p/>
              </draw:polygon>
              <draw:polygon draw:style-name="gr374" draw:text-style-name="P5" draw:layer="layout" svg:width="1.535cm" svg:height="0.964cm" svg:x="6.282cm" svg:y="14.369cm" svg:viewBox="0 0 1536 965" draw:points="393,0 1536,658 1536,739 1143,965 0,308 0,226">
                <text:p/>
              </draw:polygon>
            </draw:g>
          </draw:g>
        </draw:g>
        <draw:g xml:id="id7" draw:id="id7">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375" draw:text-style-name="P1" draw:layer="layout" svg:width="0.946cm" svg:height="0.757cm" svg:x="8.105cm" svg:y="6.464cm" svg:viewBox="0 0 947 758" svg:d="M947 758c-144 0-947-303-947-455s382-303 526-303c0 91 421 637 421 758z">
            <text:p/>
          </draw:path>
          <draw:g>
            <draw:polygon draw:style-name="gr376" draw:text-style-name="P2" draw:layer="layout" svg:width="1.841cm" svg:height="1.364cm" svg:x="9.158cm" svg:y="5.797cm" svg:viewBox="0 0 1842 1365" draw:points="1842,303 1842,0 0,1061 0,1365">
              <text:p/>
            </draw:polygon>
            <draw:polygon draw:style-name="gr377" draw:text-style-name="P9" draw:layer="layout" svg:width="0.788cm" svg:height="0.757cm" svg:x="8.368cm" svg:y="6.403cm" svg:viewBox="0 0 789 758" draw:points="789,758 789,455 0,0 0,303">
              <text:p/>
            </draw:polygon>
            <draw:polygon draw:style-name="gr378" draw:text-style-name="P3" draw:layer="layout" svg:width="2.631cm" svg:height="1.515cm" svg:x="8.368cm" svg:y="5.342cm" svg:viewBox="0 0 2632 1516" draw:points="789,1516 2632,455 1842,0 0,1061">
              <text:p/>
            </draw:polygon>
            <draw:polygon draw:style-name="gr379" draw:text-style-name="P10" draw:layer="layout" svg:width="0.104cm" svg:height="0.181cm" svg:x="9.263cm" svg:y="6.828cm" svg:viewBox="0 0 105 182" draw:points="105,121 105,0 0,61 0,182">
              <text:p/>
            </draw:polygon>
            <draw:polygon draw:style-name="gr380" draw:text-style-name="P2" draw:layer="layout" svg:width="0.104cm" svg:height="0.363cm" svg:x="11cm" svg:y="5.736cm" svg:viewBox="0 0 105 364" draw:points="105,303 105,0 0,61 0,364">
              <text:p/>
            </draw:polygon>
            <draw:polygon draw:style-name="gr381" draw:text-style-name="P2" draw:layer="layout" svg:width="0.104cm" svg:height="0.363cm" svg:x="9.052cm" svg:y="6.858cm" svg:viewBox="0 0 105 364" draw:points="105,303 105,0 0,61 0,364">
              <text:p/>
            </draw:polygon>
            <draw:polygon draw:style-name="gr382" draw:text-style-name="P5" draw:layer="layout" svg:width="2.736cm" svg:height="1.879cm" svg:x="8.368cm" svg:y="5.342cm" svg:viewBox="0 0 2737 1880" draw:points="2737,697 2737,394 2632,455 1842,0 0,1061 0,1365 684,1759 684,1880">
              <text:p/>
            </draw:polygon>
            <draw:polygon draw:style-name="gr383" draw:text-style-name="P11" draw:layer="layout" svg:width="0.052cm" svg:height="0.09cm" svg:x="10.894cm" svg:y="6.009cm" svg:viewBox="0 0 53 91" draw:points="53,61 53,0 0,30 0,91">
              <text:p/>
            </draw:polygon>
            <draw:polygon draw:style-name="gr384" draw:text-style-name="P11" draw:layer="layout" svg:width="0.052cm" svg:height="0.09cm" svg:x="10.894cm" svg:y="5.888cm" svg:viewBox="0 0 53 91" draw:points="53,61 53,0 0,30 0,91">
              <text:p/>
            </draw:polygon>
            <draw:polygon draw:style-name="gr385" draw:text-style-name="P11" draw:layer="layout" svg:width="0.052cm" svg:height="0.09cm" svg:x="10.789cm" svg:y="6.07cm" svg:viewBox="0 0 53 91" draw:points="53,61 53,0 0,30 0,91">
              <text:p/>
            </draw:polygon>
            <draw:polygon draw:style-name="gr386" draw:text-style-name="P11" draw:layer="layout" svg:width="0.052cm" svg:height="0.09cm" svg:x="10.789cm" svg:y="5.948cm" svg:viewBox="0 0 53 91" draw:points="53,61 53,0 0,30 0,91">
              <text:p/>
            </draw:polygon>
            <draw:polygon draw:style-name="gr387" draw:text-style-name="P11" draw:layer="layout" svg:width="0.052cm" svg:height="0.09cm" svg:x="10.684cm" svg:y="6.131cm" svg:viewBox="0 0 53 91" draw:points="53,61 53,0 0,30 0,91">
              <text:p/>
            </draw:polygon>
            <draw:polygon draw:style-name="gr388" draw:text-style-name="P11" draw:layer="layout" svg:width="0.052cm" svg:height="0.09cm" svg:x="10.684cm" svg:y="6.009cm" svg:viewBox="0 0 53 91" draw:points="53,61 53,0 0,30 0,91">
              <text:p/>
            </draw:polygon>
            <draw:polygon draw:style-name="gr389" draw:text-style-name="P11" draw:layer="layout" svg:width="0.052cm" svg:height="0.09cm" svg:x="10.579cm" svg:y="6.191cm" svg:viewBox="0 0 53 91" draw:points="53,61 53,0 0,30 0,91">
              <text:p/>
            </draw:polygon>
            <draw:polygon draw:style-name="gr390" draw:text-style-name="P11" draw:layer="layout" svg:width="0.052cm" svg:height="0.09cm" svg:x="10.579cm" svg:y="6.07cm" svg:viewBox="0 0 53 91" draw:points="53,61 53,0 0,30 0,91">
              <text:p/>
            </draw:polygon>
            <draw:polygon draw:style-name="gr391" draw:text-style-name="P11" draw:layer="layout" svg:width="0.052cm" svg:height="0.09cm" svg:x="10.421cm" svg:y="6.282cm" svg:viewBox="0 0 53 91" draw:points="53,61 53,0 0,30 0,91">
              <text:p/>
            </draw:polygon>
            <draw:polygon draw:style-name="gr392" draw:text-style-name="P11" draw:layer="layout" svg:width="0.052cm" svg:height="0.09cm" svg:x="10.421cm" svg:y="6.161cm" svg:viewBox="0 0 53 91" draw:points="53,61 53,0 0,30 0,91">
              <text:p/>
            </draw:polygon>
            <draw:polygon draw:style-name="gr393" draw:text-style-name="P11" draw:layer="layout" svg:width="0.052cm" svg:height="0.09cm" svg:x="10.316cm" svg:y="6.343cm" svg:viewBox="0 0 53 91" draw:points="53,61 53,0 0,30 0,91">
              <text:p/>
            </draw:polygon>
            <draw:polygon draw:style-name="gr394" draw:text-style-name="P11" draw:layer="layout" svg:width="0.052cm" svg:height="0.09cm" svg:x="10.316cm" svg:y="6.221cm" svg:viewBox="0 0 53 91" draw:points="53,61 53,0 0,30 0,91">
              <text:p/>
            </draw:polygon>
            <draw:polygon draw:style-name="gr395" draw:text-style-name="P11" draw:layer="layout" svg:width="0.052cm" svg:height="0.09cm" svg:x="10.21cm" svg:y="6.403cm" svg:viewBox="0 0 53 91" draw:points="53,61 53,0 0,30 0,91">
              <text:p/>
            </draw:polygon>
            <draw:polygon draw:style-name="gr396" draw:text-style-name="P11" draw:layer="layout" svg:width="0.052cm" svg:height="0.09cm" svg:x="10.21cm" svg:y="6.282cm" svg:viewBox="0 0 53 91" draw:points="53,61 53,0 0,30 0,91">
              <text:p/>
            </draw:polygon>
            <draw:polygon draw:style-name="gr397" draw:text-style-name="P11" draw:layer="layout" svg:width="0.052cm" svg:height="0.09cm" svg:x="10.105cm" svg:y="6.464cm" svg:viewBox="0 0 53 91" draw:points="53,61 53,0 0,30 0,91">
              <text:p/>
            </draw:polygon>
            <draw:polygon draw:style-name="gr398" draw:text-style-name="P11" draw:layer="layout" svg:width="0.052cm" svg:height="0.09cm" svg:x="10.105cm" svg:y="6.343cm" svg:viewBox="0 0 53 91" draw:points="53,61 53,0 0,30 0,91">
              <text:p/>
            </draw:polygon>
            <draw:polygon draw:style-name="gr399" draw:text-style-name="P11" draw:layer="layout" svg:width="0.052cm" svg:height="0.09cm" svg:x="9.947cm" svg:y="6.555cm" svg:viewBox="0 0 53 91" draw:points="53,61 53,0 0,30 0,91">
              <text:p/>
            </draw:polygon>
            <draw:polygon draw:style-name="gr400" draw:text-style-name="P11" draw:layer="layout" svg:width="0.052cm" svg:height="0.09cm" svg:x="9.947cm" svg:y="6.433cm" svg:viewBox="0 0 53 91" draw:points="53,61 53,0 0,30 0,91">
              <text:p/>
            </draw:polygon>
            <draw:polygon draw:style-name="gr401" draw:text-style-name="P11" draw:layer="layout" svg:width="0.052cm" svg:height="0.09cm" svg:x="9.842cm" svg:y="6.616cm" svg:viewBox="0 0 53 91" draw:points="53,61 53,0 0,30 0,91">
              <text:p/>
            </draw:polygon>
            <draw:polygon draw:style-name="gr402" draw:text-style-name="P11" draw:layer="layout" svg:width="0.052cm" svg:height="0.09cm" svg:x="9.842cm" svg:y="6.494cm" svg:viewBox="0 0 53 91" draw:points="53,61 53,0 0,30 0,91">
              <text:p/>
            </draw:polygon>
            <draw:polygon draw:style-name="gr403" draw:text-style-name="P11" draw:layer="layout" svg:width="0.052cm" svg:height="0.09cm" svg:x="9.737cm" svg:y="6.676cm" svg:viewBox="0 0 53 91" draw:points="53,61 53,0 0,30 0,91">
              <text:p/>
            </draw:polygon>
            <draw:polygon draw:style-name="gr404" draw:text-style-name="P11" draw:layer="layout" svg:width="0.052cm" svg:height="0.09cm" svg:x="9.737cm" svg:y="6.555cm" svg:viewBox="0 0 53 91" draw:points="53,61 53,0 0,30 0,91">
              <text:p/>
            </draw:polygon>
            <draw:polygon draw:style-name="gr405" draw:text-style-name="P11" draw:layer="layout" svg:width="0.052cm" svg:height="0.09cm" svg:x="9.631cm" svg:y="6.737cm" svg:viewBox="0 0 53 91" draw:points="53,61 53,0 0,30 0,91">
              <text:p/>
            </draw:polygon>
            <draw:polygon draw:style-name="gr406" draw:text-style-name="P11" draw:layer="layout" svg:width="0.052cm" svg:height="0.09cm" svg:x="9.631cm" svg:y="6.616cm" svg:viewBox="0 0 53 91" draw:points="53,61 53,0 0,30 0,91">
              <text:p/>
            </draw:polygon>
          </draw:g>
        </draw:g>
        <draw:connector draw:style-name="gr407" draw:text-style-name="P12" draw:layer="layout" svg:x1="7.591cm" svg:y1="8.07cm" svg:x2="8.492cm" svg:y2="1.321cm" draw:start-shape="id3" draw:start-glue-point="1" draw:end-shape="id4" draw:end-glue-point="3" svg:d="M7591 8070v-6749h901" svg:viewBox="0 0 902 6750">
          <text:p/>
        </draw:connector>
        <draw:connector draw:style-name="gr408" draw:text-style-name="P12" draw:layer="layout" svg:x1="9.449cm" svg:y1="1.321cm" svg:x2="13.818cm" svg:y2="1.321cm" draw:start-shape="id4" draw:start-glue-point="1" draw:end-shape="id5" svg:d="M9449 1321h4369" svg:viewBox="0 0 4370 1">
          <text:p/>
        </draw:connector>
        <draw:connector draw:style-name="gr409" draw:text-style-name="P12" draw:layer="layout" draw:line-skew="0.696cm" svg:x1="7.652cm" svg:y1="8.61cm" svg:x2="9.683cm" svg:y2="6.797cm" draw:start-shape="id6" draw:start-glue-point="1" draw:end-shape="id7" draw:end-glue-point="18" svg:d="M7652 8610v2h2031v-1815" svg:viewBox="0 0 2032 1816">
          <text:p/>
        </draw:connector>
        <draw:connector draw:style-name="gr409" draw:text-style-name="P12" draw:layer="layout" svg:x1="10.9cm" svg:y1="5.931cm" svg:x2="11.849cm" svg:y2="4.932cm" draw:start-shape="id7" draw:start-glue-point="27" draw:end-shape="id8" svg:d="M10900 5931h949v-999" svg:viewBox="0 0 950 1000">
          <text:p/>
        </draw:connector>
        <draw:connector draw:style-name="gr409" draw:text-style-name="P12" draw:layer="layout" draw:line-skew="1.136cm -1.47cm -2.746cm" svg:x1="10.946cm" svg:y1="6.071cm" svg:x2="15.156cm" svg:y2="5.533cm" draw:start-shape="id7" draw:start-glue-point="8" draw:end-shape="id9" draw:end-glue-point="12" svg:d="M10946 6071h2680v-249h3v-289h1527" svg:viewBox="0 0 4211 539">
          <text:p/>
        </draw:connector>
        <draw:connector draw:style-name="gr409" draw:text-style-name="P12" draw:layer="layout" draw:line-skew="-2.736cm" svg:x1="10.735cm" svg:y1="6.192cm" svg:x2="15.103cm" svg:y2="8.599cm" draw:start-shape="id7" draw:start-glue-point="6" draw:end-shape="id10" draw:end-glue-point="12" svg:d="M10735 6192h2904v2407h1464" svg:viewBox="0 0 4369 2408">
          <text:p/>
        </draw:connector>
        <draw:connector draw:style-name="gr409" draw:text-style-name="P12" draw:layer="layout" draw:line-skew="-2.435cm" svg:x1="10.631cm" svg:y1="6.253cm" svg:x2="11.834cm" svg:y2="8.602cm" draw:start-shape="id7" draw:start-glue-point="10" draw:end-shape="id11" draw:end-glue-point="12" svg:d="M10631 6253h44v2349h1159" svg:viewBox="0 0 1204 2350">
          <text:p/>
        </draw:connector>
        <draw:g xml:id="id9" draw:id="id9">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1cm" svg:y="0.311cm"/>
          <draw:g>
            <draw:path draw:style-name="gr410" draw:text-style-name="P1" draw:layer="layout" svg:width="0.391cm" svg:height="0.245cm" svg:x="15.482cm" svg:y="6.52cm" svg:viewBox="0 0 392 246" svg:d="M0 246c98 0 392-81 392-143s-10-103-108-103c0 61-286 61-284 246z">
              <text:p/>
            </draw:path>
            <draw:g>
              <draw:polygon draw:style-name="gr411" draw:text-style-name="P2" draw:layer="layout" svg:width="0.177cm" svg:height="0.205cm" svg:x="15.338cm" svg:y="6.561cm" svg:viewBox="0 0 178 206" draw:points="0,123 36,0 178,82 143,206">
                <text:p/>
              </draw:polygon>
              <draw:polygon draw:style-name="gr412" draw:text-style-name="P3" draw:layer="layout" svg:width="0.392cm" svg:height="0.225cm" svg:x="15.374cm" svg:y="6.418cm" svg:viewBox="0 0 393 226" draw:points="0,144 72,82 178,20 250,0 393,82 322,103 214,165 143,226">
                <text:p/>
              </draw:polygon>
              <draw:path draw:style-name="gr413" draw:text-style-name="P4" draw:layer="layout" svg:width="0.321cm" svg:height="0.266cm" svg:x="15.481cm" svg:y="6.499cm" svg:viewBox="0 0 322 267" svg:d="M322 82c0-123-72-82-144-41-71 41-142 41-178 226 0 0 143-82 322-185z">
                <text:p/>
              </draw:path>
              <draw:path draw:style-name="gr414" draw:text-style-name="P5" draw:layer="layout" svg:width="0.463cm" svg:height="0.348cm" svg:x="15.338cm" svg:y="6.418cm" svg:viewBox="0 0 464 349" svg:d="M286 0c-72 20-72 20-143 61-36 21-107 42-143 206 72 41 72 41 143 82 41-18 250-143 321-184 0-104-71-104-178-165z">
                <text:p/>
              </draw:path>
            </draw:g>
          </draw:g>
          <draw:g>
            <draw:path draw:style-name="gr415" draw:text-style-name="P1" draw:layer="layout" svg:width="0.642cm" svg:height="0.492cm" svg:x="15.16cm" svg:y="5.534cm" svg:viewBox="0 0 643 493" svg:d="M2 493c98 0 641-21 641-206 0-184-186-287-285-287 0 61-392 41-356 493z">
              <text:p/>
            </draw:path>
            <draw:g>
              <draw:polygon draw:style-name="gr416" draw:text-style-name="P2" draw:layer="layout" svg:width="0.356cm" svg:height="0.286cm" svg:x="14.802cm" svg:y="5.739cm" svg:viewBox="0 0 357 287" draw:points="0,82 0,0 357,206 357,287">
                <text:p/>
              </draw:polygon>
              <draw:polygon draw:style-name="gr417" draw:text-style-name="P2" draw:layer="layout" svg:width="0.356cm" svg:height="0.348cm" svg:x="15.088cm" svg:y="5.431cm" svg:viewBox="0 0 357 349" draw:points="0,144 0,0 357,206 357,349">
                <text:p/>
              </draw:polygon>
              <draw:polygon draw:style-name="gr418" draw:text-style-name="P3" draw:layer="layout" svg:width="0.642cm" svg:height="0.369cm" svg:x="14.802cm" svg:y="5.575cm" svg:viewBox="0 0 643 370" draw:points="0,165 286,0 643,206 357,370">
                <text:p/>
              </draw:polygon>
              <draw:line draw:style-name="gr419" draw:text-style-name="P6" draw:layer="layout" svg:x1="15.088cm" svg:y1="5.575cm" svg:x2="15.445cm" svg:y2="5.781cm">
                <text:p/>
              </draw:line>
              <draw:polygon draw:style-name="gr420" draw:text-style-name="P4" draw:layer="layout" svg:width="0.356cm" svg:height="0.348cm" svg:x="15.16cm" svg:y="5.678cm" svg:viewBox="0 0 357 349" draw:points="0,349 0,267 286,103 286,0 357,41 357,144">
                <text:p/>
              </draw:polygon>
              <draw:polygon draw:style-name="gr421" draw:text-style-name="P2" draw:layer="layout" svg:width="1.142cm" svg:height="1.561cm" svg:x="14.41cm" svg:y="4.178cm" svg:viewBox="0 0 1143 1562" draw:points="0,904 0,0 1143,658 1143,1562">
                <text:p/>
              </draw:polygon>
              <draw:polygon draw:style-name="gr422" draw:text-style-name="P7" draw:layer="layout" svg:width="1.071cm" svg:height="1.437cm" svg:x="14.446cm" svg:y="4.24cm" svg:viewBox="0 0 1072 1438" draw:points="0,822 0,0 1072,616 1072,1438">
                <text:p/>
              </draw:polygon>
              <draw:polygon draw:style-name="gr423" draw:text-style-name="P3" draw:layer="layout" svg:width="1.213cm" svg:height="0.697cm" svg:x="14.41cm" svg:y="4.137cm" svg:viewBox="0 0 1214 698" draw:points="1143,698 0,41 72,0 1214,658">
                <text:p/>
              </draw:polygon>
              <draw:polygon draw:style-name="gr424" draw:text-style-name="P4" draw:layer="layout" svg:width="0.071cm" svg:height="0.944cm" svg:x="15.553cm" svg:y="4.795cm" svg:viewBox="0 0 72 945" draw:points="0,945 0,41 72,0 72,904">
                <text:p/>
              </draw:polygon>
              <draw:polygon draw:style-name="gr425" draw:text-style-name="P5" draw:layer="layout" svg:width="1.213cm" svg:height="1.889cm" svg:x="14.41cm" svg:y="4.137cm" svg:viewBox="0 0 1214 1890" draw:points="72,0 1214,658 1214,1562 1143,1602 1107,1582 1107,1685 750,1890 393,1685 393,1602 678,1438 678,1336 0,945 0,41">
                <text:p/>
              </draw:polygon>
            </draw:g>
          </draw:g>
          <draw:g>
            <draw:path draw:style-name="gr426" draw:text-style-name="P1" draw:layer="layout" svg:width="0.464cm" svg:height="0.245cm" svg:x="15.016cm" svg:y="6.294cm" svg:viewBox="0 0 465 246" svg:d="M2 246c99 0 463-102 463-164s-9-82-107-82c0 61-393 41-356 246z">
              <text:p/>
            </draw:path>
            <draw:g>
              <draw:polygon draw:style-name="gr427" draw:text-style-name="P3" draw:layer="layout" svg:width="1.535cm" svg:height="0.883cm" svg:x="13.874cm" svg:y="5.596cm" svg:viewBox="0 0 1536 884" draw:points="1143,884 0,226 393,0 1536,658">
                <text:p/>
              </draw:polygon>
              <draw:polygon draw:style-name="gr428" draw:text-style-name="P8" draw:layer="layout" svg:width="1.035cm" svg:height="0.595cm" svg:x="13.981cm" svg:y="5.657cm" svg:viewBox="0 0 1036 596" draw:points="0,165 286,0 1036,432 750,596">
                <text:p/>
              </draw:polygon>
              <draw:polygon draw:style-name="gr429" draw:text-style-name="P8" draw:layer="layout" svg:width="0.499cm" svg:height="0.286cm" svg:x="14.802cm" svg:y="6.13cm" svg:viewBox="0 0 500 287" draw:points="0,165 286,0 500,123 214,287">
                <text:p/>
              </draw:polygon>
              <draw:polygon draw:style-name="gr430" draw:text-style-name="P4" draw:layer="layout" svg:width="0.392cm" svg:height="0.307cm" svg:x="15.017cm" svg:y="6.253cm" svg:viewBox="0 0 393 308" draw:points="0,308 0,226 393,0 393,82">
                <text:p/>
              </draw:polygon>
              <draw:line draw:style-name="gr431" draw:text-style-name="P6" draw:layer="layout" svg:x1="14.052cm" svg:y1="5.78cm" svg:x2="14.802cm" svg:y2="6.212cm">
                <text:p/>
              </draw:line>
              <draw:line draw:style-name="gr432" draw:text-style-name="P6" draw:layer="layout" svg:x1="14.124cm" svg:y1="5.739cm" svg:x2="14.874cm" svg:y2="6.171cm">
                <text:p/>
              </draw:line>
              <draw:line draw:style-name="gr433" draw:text-style-name="P6" draw:layer="layout" svg:x1="14.196cm" svg:y1="5.699cm" svg:x2="14.946cm" svg:y2="6.131cm">
                <text:p/>
              </draw:line>
              <draw:line draw:style-name="gr434" draw:text-style-name="P6" draw:layer="layout" svg:x1="14.874cm" svg:y1="6.089cm" svg:x2="14.946cm" svg:y2="6.048cm">
                <text:p/>
              </draw:line>
              <draw:line draw:style-name="gr435" draw:text-style-name="P6" draw:layer="layout" svg:x1="14.802cm" svg:y1="6.047cm" svg:x2="14.874cm" svg:y2="6.006cm">
                <text:p/>
              </draw:line>
              <draw:line draw:style-name="gr436" draw:text-style-name="P6" draw:layer="layout" svg:x1="14.731cm" svg:y1="6.007cm" svg:x2="14.803cm" svg:y2="5.966cm">
                <text:p/>
              </draw:line>
              <draw:line draw:style-name="gr437" draw:text-style-name="P6" draw:layer="layout" svg:x1="14.767cm" svg:y1="6.109cm" svg:x2="14.839cm" svg:y2="6.068cm">
                <text:p/>
              </draw:line>
              <draw:line draw:style-name="gr438" draw:text-style-name="P6" draw:layer="layout" svg:x1="14.696cm" svg:y1="6.068cm" svg:x2="14.768cm" svg:y2="6.027cm">
                <text:p/>
              </draw:line>
              <draw:line draw:style-name="gr439" draw:text-style-name="P6" draw:layer="layout" svg:x1="14.624cm" svg:y1="6.027cm" svg:x2="14.696cm" svg:y2="5.986cm">
                <text:p/>
              </draw:line>
              <draw:line draw:style-name="gr440" draw:text-style-name="P6" draw:layer="layout" svg:x1="14.66cm" svg:y1="5.966cm" svg:x2="14.732cm" svg:y2="5.925cm">
                <text:p/>
              </draw:line>
              <draw:line draw:style-name="gr441" draw:text-style-name="P6" draw:layer="layout" svg:x1="14.552cm" svg:y1="5.986cm" svg:x2="14.624cm" svg:y2="5.945cm">
                <text:p/>
              </draw:line>
              <draw:line draw:style-name="gr442" draw:text-style-name="P6" draw:layer="layout" svg:x1="14.588cm" svg:y1="5.924cm" svg:x2="14.66cm" svg:y2="5.883cm">
                <text:p/>
              </draw:line>
              <draw:line draw:style-name="gr443" draw:text-style-name="P6" draw:layer="layout" svg:x1="14.517cm" svg:y1="5.883cm" svg:x2="14.589cm" svg:y2="5.842cm">
                <text:p/>
              </draw:line>
              <draw:line draw:style-name="gr444" draw:text-style-name="P6" draw:layer="layout" svg:x1="14.446cm" svg:y1="5.842cm" svg:x2="14.518cm" svg:y2="5.801cm">
                <text:p/>
              </draw:line>
              <draw:line draw:style-name="gr445" draw:text-style-name="P6" draw:layer="layout" svg:x1="14.481cm" svg:y1="5.945cm" svg:x2="14.553cm" svg:y2="5.904cm">
                <text:p/>
              </draw:line>
              <draw:line draw:style-name="gr446" draw:text-style-name="P6" draw:layer="layout" svg:x1="14.41cm" svg:y1="5.904cm" svg:x2="14.482cm" svg:y2="5.863cm">
                <text:p/>
              </draw:line>
              <draw:line draw:style-name="gr447" draw:text-style-name="P6" draw:layer="layout" svg:x1="14.338cm" svg:y1="5.863cm" svg:x2="14.41cm" svg:y2="5.822cm">
                <text:p/>
              </draw:line>
              <draw:line draw:style-name="gr448" draw:text-style-name="P6" draw:layer="layout" svg:x1="14.374cm" svg:y1="5.801cm" svg:x2="14.446cm" svg:y2="5.76cm">
                <text:p/>
              </draw:line>
              <draw:line draw:style-name="gr449" draw:text-style-name="P6" draw:layer="layout" svg:x1="14.267cm" svg:y1="5.821cm" svg:x2="14.339cm" svg:y2="5.78cm">
                <text:p/>
              </draw:line>
              <draw:line draw:style-name="gr450" draw:text-style-name="P6" draw:layer="layout" svg:x1="14.302cm" svg:y1="5.76cm" svg:x2="14.374cm" svg:y2="5.719cm">
                <text:p/>
              </draw:line>
              <draw:line draw:style-name="gr451" draw:text-style-name="P6" draw:layer="layout" svg:x1="14.231cm" svg:y1="5.719cm" svg:x2="14.303cm" svg:y2="5.678cm">
                <text:p/>
              </draw:line>
              <draw:line draw:style-name="gr452" draw:text-style-name="P6" draw:layer="layout" svg:x1="14.196cm" svg:y1="5.78cm" svg:x2="14.268cm" svg:y2="5.739cm">
                <text:p/>
              </draw:line>
              <draw:line draw:style-name="gr453" draw:text-style-name="P6" draw:layer="layout" svg:x1="14.66cm" svg:y1="6.13cm" svg:x2="14.732cm" svg:y2="6.089cm">
                <text:p/>
              </draw:line>
              <draw:line draw:style-name="gr454" draw:text-style-name="P6" draw:layer="layout" svg:x1="14.588cm" svg:y1="6.089cm" svg:x2="14.66cm" svg:y2="6.048cm">
                <text:p/>
              </draw:line>
              <draw:line draw:style-name="gr455" draw:text-style-name="P6" draw:layer="layout" svg:x1="14.517cm" svg:y1="6.047cm" svg:x2="14.589cm" svg:y2="6.006cm">
                <text:p/>
              </draw:line>
              <draw:line draw:style-name="gr456" draw:text-style-name="P6" draw:layer="layout" svg:x1="14.481cm" svg:y1="6.109cm" svg:x2="14.553cm" svg:y2="6.068cm">
                <text:p/>
              </draw:line>
              <draw:line draw:style-name="gr457" draw:text-style-name="P6" draw:layer="layout" svg:x1="14.41cm" svg:y1="6.068cm" svg:x2="14.482cm" svg:y2="6.027cm">
                <text:p/>
              </draw:line>
              <draw:line draw:style-name="gr458" draw:text-style-name="P6" draw:layer="layout" svg:x1="14.446cm" svg:y1="6.007cm" svg:x2="14.518cm" svg:y2="5.966cm">
                <text:p/>
              </draw:line>
              <draw:line draw:style-name="gr459" draw:text-style-name="P6" draw:layer="layout" svg:x1="14.374cm" svg:y1="5.966cm" svg:x2="14.446cm" svg:y2="5.925cm">
                <text:p/>
              </draw:line>
              <draw:line draw:style-name="gr460" draw:text-style-name="P6" draw:layer="layout" svg:x1="14.302cm" svg:y1="5.924cm" svg:x2="14.374cm" svg:y2="5.883cm">
                <text:p/>
              </draw:line>
              <draw:line draw:style-name="gr461" draw:text-style-name="P6" draw:layer="layout" svg:x1="14.231cm" svg:y1="5.883cm" svg:x2="14.303cm" svg:y2="5.842cm">
                <text:p/>
              </draw:line>
              <draw:line draw:style-name="gr462" draw:text-style-name="P6" draw:layer="layout" svg:x1="14.124cm" svg:y1="5.904cm" svg:x2="14.196cm" svg:y2="5.863cm">
                <text:p/>
              </draw:line>
              <draw:line draw:style-name="gr463" draw:text-style-name="P6" draw:layer="layout" svg:x1="14.16cm" svg:y1="5.842cm" svg:x2="14.232cm" svg:y2="5.801cm">
                <text:p/>
              </draw:line>
              <draw:line draw:style-name="gr464" draw:text-style-name="P6" draw:layer="layout" svg:x1="14.052cm" svg:y1="5.863cm" svg:x2="14.124cm" svg:y2="5.822cm">
                <text:p/>
              </draw:line>
              <draw:line draw:style-name="gr465" draw:text-style-name="P6" draw:layer="layout" svg:x1="14.624cm" svg:y1="6.192cm" svg:x2="14.696cm" svg:y2="6.151cm">
                <text:p/>
              </draw:line>
              <draw:line draw:style-name="gr466" draw:text-style-name="P6" draw:layer="layout" svg:x1="14.552cm" svg:y1="6.15cm" svg:x2="14.624cm" svg:y2="6.109cm">
                <text:p/>
              </draw:line>
              <draw:line draw:style-name="gr467" draw:text-style-name="P6" draw:layer="layout" svg:x1="14.874cm" svg:y1="6.336cm" svg:x2="15.16cm" svg:y2="6.171cm">
                <text:p/>
              </draw:line>
              <draw:line draw:style-name="gr468" draw:text-style-name="P6" draw:layer="layout" svg:x1="14.946cm" svg:y1="6.377cm" svg:x2="15.232cm" svg:y2="6.212cm">
                <text:p/>
              </draw:line>
              <draw:line draw:style-name="gr469" draw:text-style-name="P6" draw:layer="layout" svg:x1="15.017cm" svg:y1="6.171cm" svg:x2="15.231cm" svg:y2="6.294cm">
                <text:p/>
              </draw:line>
              <draw:line draw:style-name="gr470" draw:text-style-name="P6" draw:layer="layout" svg:x1="14.946cm" svg:y1="6.212cm" svg:x2="15.16cm" svg:y2="6.335cm">
                <text:p/>
              </draw:line>
              <draw:line draw:style-name="gr471" draw:text-style-name="P6" draw:layer="layout" svg:x1="14.874cm" svg:y1="6.253cm" svg:x2="15.017cm" svg:y2="6.335cm">
                <text:p/>
              </draw:line>
              <draw:polygon draw:style-name="gr472" draw:text-style-name="P2" draw:layer="layout" svg:width="1.142cm" svg:height="0.738cm" svg:x="13.874cm" svg:y="5.822cm" svg:viewBox="0 0 1143 739" draw:points="0,82 0,0 1143,658 1143,739">
                <text:p/>
              </draw:polygon>
              <draw:polygon draw:style-name="gr473" draw:text-style-name="P5" draw:layer="layout" svg:width="1.535cm" svg:height="0.964cm" svg:x="13.874cm" svg:y="5.596cm" svg:viewBox="0 0 1536 965" draw:points="393,0 1536,658 1536,739 1143,965 0,308 0,226">
                <text:p/>
              </draw:polygon>
            </draw:g>
          </draw:g>
        </draw:g>
        <draw:connector draw:style-name="gr161" draw:text-style-name="P12" draw:layer="layout" draw:line-skew="-0.409cm" svg:x1="7.591cm" svg:y1="11.49cm" svg:x2="9.683cm" svg:y2="11.763cm" draw:start-shape="id12" draw:start-glue-point="1" draw:end-shape="id1" draw:end-glue-point="18" svg:d="M7591 11490v815h2092v-542" svg:viewBox="0 0 2093 816">
          <text:p/>
        </draw:connector>
        <draw:connector draw:style-name="gr161" draw:text-style-name="P12" draw:layer="layout" svg:x1="9.893cm" svg:y1="11.641cm" svg:x2="7.924cm" svg:y2="14.551cm" draw:start-shape="id1" draw:start-glue-point="16" draw:end-shape="id13" draw:end-glue-point="12" svg:d="M9893 11641v2910h-1969" svg:viewBox="0 0 1970 2911">
          <text:p/>
        </draw:connector>
        <draw:frame draw:style-name="gr474" draw:text-style-name="P13" draw:layer="layout" svg:width="2.849cm" svg:height="0.784cm" svg:x="11.593cm" svg:y="3.134cm">
          <draw:text-box>
            <text:p text:style-name="P12"><text:span text:style-name="T6">10.16.123.200</text:span></text:p>
          </draw:text-box>
        </draw:frame>
        <draw:frame draw:style-name="gr474" draw:text-style-name="P13" draw:layer="layout" svg:width="2.849cm" svg:height="0.784cm" svg:x="14.135cm" svg:y="3.5cm">
          <draw:text-box>
            <text:p text:style-name="P12"><text:span text:style-name="T6">10.16.123.101</text:span></text:p>
          </draw:text-box>
        </draw:frame>
        <draw:frame draw:style-name="gr474" draw:text-style-name="P13" draw:layer="layout" svg:width="2.849cm" svg:height="0.784cm" svg:x="14.136cm" svg:y="6.541cm">
          <draw:text-box>
            <text:p text:style-name="P12"><text:span text:style-name="T6">10.16.123.102</text:span></text:p>
          </draw:text-box>
        </draw:frame>
        <draw:frame draw:style-name="gr474" draw:text-style-name="P13" draw:layer="layout" svg:width="2.849cm" svg:height="0.784cm" svg:x="10.9cm" svg:y="6.541cm">
          <draw:text-box>
            <text:p text:style-name="P12"><text:span text:style-name="T6">10.16.123.103</text:span></text:p>
          </draw:text-box>
        </draw:frame>
        <draw:frame draw:style-name="gr474" draw:text-style-name="P25" draw:layer="layout" svg:width="2.849cm" svg:height="0.784cm" svg:x="10.681cm" svg:y="13.509cm">
          <draw:text-box>
            <text:p text:style-name="P12"><text:span text:style-name="T7">192.168.99.10</text:span></text:p>
          </draw:text-box>
        </draw:frame>
        <draw:frame draw:style-name="gr474" draw:text-style-name="P25" draw:layer="layout" svg:width="2.849cm" svg:height="0.784cm" svg:x="13.941cm" svg:y="10.6cm">
          <draw:text-box>
            <text:p text:style-name="P12"><text:span text:style-name="T7">192.168.99.50</text:span></text:p>
          </draw:text-box>
        </draw:frame>
        <draw:frame draw:style-name="gr474" draw:text-style-name="P25" draw:layer="layout" svg:width="2.849cm" svg:height="0.784cm" svg:x="13.941cm" svg:y="13.8cm">
          <draw:text-box>
            <text:p text:style-name="P12"><text:span text:style-name="T7">192.168.99.51</text:span></text:p>
          </draw:text-box>
        </draw:frame>
        <draw:g>
          <draw:line draw:style-name="gr475" draw:text-style-name="P26" xml:id="id12" draw:id="id12" draw:layer="layout" svg:x1="4.722cm" svg:y1="11.49cm" svg:x2="7.591cm" svg:y2="11.49cm">
            <text:p/>
          </draw:line>
          <draw:line draw:style-name="gr476" draw:text-style-name="P26" xml:id="id3" draw:id="id3" draw:layer="layout" svg:x1="4.951cm" svg:y1="8.07cm" svg:x2="7.591cm" svg:y2="8.07cm">
            <text:p/>
          </draw:line>
          <draw:line draw:style-name="gr477" draw:text-style-name="P26" xml:id="id6" draw:id="id6" draw:layer="layout" svg:x1="4.783cm" svg:y1="8.61cm" svg:x2="7.652cm" svg:y2="8.61cm">
            <text:p/>
          </draw:line>
          <draw:custom-shape draw:style-name="gr478" draw:text-style-name="P26" draw:layer="layout" svg:width="6.979cm" svg:height="8.807cm" svg:x="-0.004cm" svg:y="3.8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28" draw:layer="layout" svg:width="0.5cm" svg:height="0.5cm" svg:x="6.723cm" svg:y="7.82cm">
            <text:p text:style-name="P27"><text:span text:style-name="T8">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0" draw:text-style-name="P29" draw:layer="layout" svg:width="0.5cm" svg:height="0.5cm" svg:x="6.723cm" svg:y="8.36cm">
            <text:p text:style-name="P27"><text:span text:style-name="T8">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77" draw:text-style-name="P26" draw:layer="layout" svg:x1="4.722cm" svg:y1="6.302cm" svg:x2="6.182cm" svg:y2="6.302cm">
            <text:p/>
          </draw:line>
          <draw:line draw:style-name="gr477" draw:text-style-name="P26" draw:layer="layout" svg:x1="6.182cm" svg:y1="6.276cm" svg:x2="6.182cm" svg:y2="8.609cm">
            <text:p/>
          </draw:line>
          <draw:line draw:style-name="gr481" draw:text-style-name="P26" draw:layer="layout" svg:x1="4.722cm" svg:y1="9.128cm" svg:x2="6.209cm" svg:y2="9.128cm">
            <text:p/>
          </draw:line>
          <draw:line draw:style-name="gr481" draw:text-style-name="P26" draw:layer="layout" svg:x1="6.182cm" svg:y1="10.968cm" svg:x2="6.182cm" svg:y2="9.128cm">
            <text:p/>
          </draw:line>
          <draw:line draw:style-name="gr481" draw:text-style-name="P26" draw:layer="layout" svg:x1="6.208cm" svg:y1="10.968cm" svg:x2="4.722cm" svg:y2="10.968cm">
            <text:p/>
          </draw:line>
          <draw:g>
            <draw:frame draw:style-name="gr162" draw:text-style-name="P13" draw:layer="layout" svg:width="2.934cm" svg:height="1.85cm" svg:x="0.265cm" svg:y="4.832cm">
              <draw:text-box>
                <text:p text:style-name="P12"><text:span text:style-name="T1">VM: Server</text:span><text:span text:style-name="T2"><text:line-break/></text:span><text:span text:style-name="T2">linuxmuster.net</text:span><text:span text:style-name="T2"><text:line-break/></text:span><text:span text:style-name="T6">10.16.1.1</text:span></text:p>
              </draw:text-box>
            </draw:frame>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82" draw:text-style-name="P1" draw:layer="layout" svg:width="1.318cm" svg:height="0.819cm" svg:x="3.879cm" svg:y="5.951cm" svg:viewBox="0 0 1319 820" svg:d="M1 820c355 0 1280-185 1315-451 36-266-294-369-391-369 0 62-960 369-924 820z">
                  <text:p/>
                </draw:path>
                <draw:g>
                  <draw:polygon draw:style-name="gr483" draw:text-style-name="P2" draw:layer="layout" svg:width="0.71cm" svg:height="1.864cm" svg:x="3.168cm" svg:y="4.926cm" svg:viewBox="0 0 711 1865" draw:points="0,1455 0,0 711,410 711,1865">
                    <text:p/>
                  </draw:polygon>
                  <draw:polygon draw:style-name="gr484" draw:text-style-name="P9" draw:layer="layout" svg:width="1.066cm" svg:height="2.049cm" svg:x="3.879cm" svg:y="4.721cm" svg:viewBox="0 0 1067 2050" draw:points="0,2050 0,615 1067,0 1067,1435">
                    <text:p/>
                  </draw:polygon>
                  <draw:polygon draw:style-name="gr485" draw:text-style-name="P3" draw:layer="layout" svg:width="1.778cm" svg:height="1.024cm" svg:x="3.168cm" svg:y="4.311cm" svg:viewBox="0 0 1779 1025" draw:points="711,1025 0,615 1067,0 1779,410">
                    <text:p/>
                  </draw:polygon>
                  <draw:polygon draw:style-name="gr486" draw:text-style-name="P5" draw:layer="layout" svg:width="1.778cm" svg:height="2.459cm" svg:x="3.168cm" svg:y="4.311cm" svg:viewBox="0 0 1779 2460" draw:points="0,2050 0,615 1067,0 1779,410 1779,1845 711,2460">
                    <text:p/>
                  </draw:polygon>
                  <draw:line draw:style-name="gr487" draw:text-style-name="P6" draw:layer="layout" svg:x1="3.808cm" svg:y1="6.381cm" svg:x2="3.239cm" svg:y2="6.053cm">
                    <text:p/>
                  </draw:line>
                  <draw:line draw:style-name="gr488" draw:text-style-name="P6" draw:layer="layout" svg:x1="3.808cm" svg:y1="6.545cm" svg:x2="3.239cm" svg:y2="6.217cm">
                    <text:p/>
                  </draw:line>
                  <draw:line draw:style-name="gr489" draw:text-style-name="P6" draw:layer="layout" svg:x1="3.808cm" svg:y1="6.463cm" svg:x2="3.239cm" svg:y2="6.135cm">
                    <text:p/>
                  </draw:line>
                  <draw:line draw:style-name="gr490" draw:text-style-name="P6" draw:layer="layout" svg:x1="3.811cm" svg:y1="5.553cm" svg:x2="3.242cm" svg:y2="5.225cm">
                    <text:p/>
                  </draw:line>
                  <draw:line draw:style-name="gr491" draw:text-style-name="P6" draw:layer="layout" svg:x1="3.239cm" svg:y1="5.151cm" svg:x2="3.239cm" svg:y2="5.233cm">
                    <text:p/>
                  </draw:line>
                  <draw:line draw:style-name="gr492" draw:text-style-name="P6" draw:layer="layout" svg:x1="3.808cm" svg:y1="5.48cm" svg:x2="3.808cm" svg:y2="5.562cm">
                    <text:p/>
                  </draw:line>
                  <draw:line draw:style-name="gr493" draw:text-style-name="P6" draw:layer="layout" svg:x1="3.808cm" svg:y1="5.479cm" svg:x2="3.239cm" svg:y2="5.151cm">
                    <text:p/>
                  </draw:line>
                  <draw:polygon draw:style-name="gr494" draw:text-style-name="P10" draw:layer="layout" svg:width="0.07cm" svg:height="0.122cm" svg:x="3.453cm" svg:y="5.848cm" svg:viewBox="0 0 71 123" draw:points="0,82 0,0 71,41 71,123">
                    <text:p/>
                  </draw:polygon>
                </draw:g>
              </draw:g>
              <dr3d:scene draw:style-name="gr495" svg:width="0.759cm" svg:height="0.906cm" svg:x="4.245cm" svg:y="5.986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96"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497"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498"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499"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500"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501"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502"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503"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504"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505"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506"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507"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508"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509"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510"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511"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512"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513"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g>
          <draw:g>
            <draw:frame draw:style-name="gr514" draw:text-style-name="P13" draw:layer="layout" svg:width="5.291cm" svg:height="1.317cm" svg:x="0cm" svg:y="14.287cm">
              <draw:text-box>
                <text:p text:style-name="P12"><text:span text:style-name="T1">Virtuallisierungshost</text:span><text:span text:style-name="T1"><text:line-break/></text:span><text:span text:style-name="T9">(z.B. KVM, ZEN, Proxmox u.a.)</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15" draw:text-style-name="P1" draw:layer="layout" svg:width="1.581cm" svg:height="0.994cm" svg:x="2.788cm" svg:y="13.545cm" svg:viewBox="0 0 1582 995" svg:d="M1 995c132 0 1581-618 1581-807 0-188-203-188-335-188 0 80-1294 403-1246 995z">
                  <text:p/>
                </draw:path>
                <draw:g>
                  <draw:polygon draw:style-name="gr516" draw:text-style-name="P2" draw:layer="layout" svg:width="1.676cm" svg:height="1.477cm" svg:x="1.016cm" svg:y="13.007cm" svg:viewBox="0 0 1677 1478" draw:points="0,538 0,0 1677,941 1677,1478">
                    <text:p/>
                  </draw:polygon>
                  <draw:polygon draw:style-name="gr517" draw:text-style-name="P9" draw:layer="layout" svg:width="1.436cm" svg:height="1.343cm" svg:x="2.693cm" svg:y="13.142cm" svg:viewBox="0 0 1437 1344" draw:points="0,1344 0,806 1437,0 1437,538">
                    <text:p/>
                  </draw:polygon>
                  <draw:polygon draw:style-name="gr518" draw:text-style-name="P3" draw:layer="layout" svg:width="3.114cm" svg:height="1.746cm" svg:x="1.016cm" svg:y="12.201cm" svg:viewBox="0 0 3115 1747" draw:points="1677,1747 0,806 1437,0 3115,941">
                    <text:p/>
                  </draw:polygon>
                  <draw:line draw:style-name="gr519" draw:text-style-name="P6" draw:layer="layout" svg:x1="1.591cm" svg:y1="13.438cm" svg:x2="1.591cm" svg:y2="13.761cm">
                    <text:p/>
                  </draw:line>
                  <draw:line draw:style-name="gr520" draw:text-style-name="P6" draw:layer="layout" svg:x1="2.645cm" svg:y1="14.126cm" svg:x2="1.878cm" svg:y2="13.696cm">
                    <text:p/>
                  </draw:line>
                  <draw:line draw:style-name="gr521" draw:text-style-name="P6" draw:layer="layout" svg:x1="1.874cm" svg:y1="13.599cm" svg:x2="1.874cm" svg:y2="13.707cm">
                    <text:p/>
                  </draw:line>
                  <draw:line draw:style-name="gr522" draw:text-style-name="P6" draw:layer="layout" svg:x1="2.641cm" svg:y1="14.029cm" svg:x2="2.641cm" svg:y2="14.137cm">
                    <text:p/>
                  </draw:line>
                  <draw:line draw:style-name="gr523" draw:text-style-name="P6" draw:layer="layout" svg:x1="2.641cm" svg:y1="14.029cm" svg:x2="1.874cm" svg:y2="13.599cm">
                    <text:p/>
                  </draw:line>
                  <draw:polygon draw:style-name="gr524" draw:text-style-name="P10" draw:layer="layout" svg:width="0.095cm" svg:height="0.16cm" svg:x="1.687cm" svg:y="13.491cm" svg:viewBox="0 0 96 161" draw:points="0,108 0,0 96,54 96,161">
                    <text:p/>
                  </draw:polygon>
                  <draw:line draw:style-name="gr525" draw:text-style-name="P6" draw:layer="layout" svg:x1="1.495cm" svg:y1="13.384cm" svg:x2="1.495cm" svg:y2="13.707cm">
                    <text:p/>
                  </draw:line>
                  <draw:line draw:style-name="gr526" draw:text-style-name="P6" draw:layer="layout" svg:x1="1.399cm" svg:y1="13.33cm" svg:x2="1.399cm" svg:y2="13.653cm">
                    <text:p/>
                  </draw:line>
                  <draw:line draw:style-name="gr527" draw:text-style-name="P6" draw:layer="layout" svg:x1="1.303cm" svg:y1="13.276cm" svg:x2="1.303cm" svg:y2="13.599cm">
                    <text:p/>
                  </draw:line>
                  <draw:line draw:style-name="gr528" draw:text-style-name="P6" draw:layer="layout" svg:x1="1.208cm" svg:y1="13.222cm" svg:x2="1.208cm" svg:y2="13.545cm">
                    <text:p/>
                  </draw:line>
                  <draw:line draw:style-name="gr529" draw:text-style-name="P6" draw:layer="layout" svg:x1="1.112cm" svg:y1="13.169cm" svg:x2="1.112cm" svg:y2="13.492cm">
                    <text:p/>
                  </draw:line>
                  <draw:polygon draw:style-name="gr530" draw:text-style-name="P2" draw:layer="layout" svg:width="0.095cm" svg:height="0.591cm" svg:x="0.92cm" svg:y="12.954cm" svg:viewBox="0 0 96 592" draw:points="0,538 0,0 96,54 96,592">
                    <text:p/>
                  </draw:polygon>
                  <draw:polygon draw:style-name="gr531" draw:text-style-name="P2" draw:layer="layout" svg:width="0.095cm" svg:height="0.591cm" svg:x="2.693cm" svg:y="13.948cm" svg:viewBox="0 0 96 592" draw:points="0,538 0,0 96,54 96,592">
                    <text:p/>
                  </draw:polygon>
                  <draw:polygon draw:style-name="gr532" draw:text-style-name="P5" draw:layer="layout" svg:width="3.209cm" svg:height="2.338cm" svg:x="0.92cm" svg:y="12.201cm" svg:viewBox="0 0 3210 2339" draw:points="0,1290 0,753 96,806 1533,0 3210,941 3210,1478 1869,2231 1869,2339">
                    <text:p/>
                  </draw:polygon>
                </draw:g>
              </draw:g>
              <draw:g>
                <draw:g>
                  <draw:polygon draw:style-name="gr533" draw:text-style-name="P30" draw:layer="layout" svg:width="0.156cm" svg:height="0.264cm" svg:x="3.492cm" svg:y="13.746cm" svg:viewBox="0 0 157 265" draw:points="0,265 0,88 157,0 157,176">
                    <text:p/>
                  </draw:polygon>
                  <draw:polygon draw:style-name="gr534" draw:text-style-name="P31" draw:layer="layout" svg:width="0.156cm" svg:height="0.264cm" svg:x="3.335cm" svg:y="13.746cm" svg:viewBox="0 0 157 265" draw:points="0,176 0,0 157,88 157,265">
                    <text:p/>
                  </draw:polygon>
                  <draw:polygon draw:style-name="gr535" draw:text-style-name="P32" draw:layer="layout" svg:width="0.313cm" svg:height="0.175cm" svg:x="3.335cm" svg:y="13.658cm" svg:viewBox="0 0 314 176" draw:points="157,176 0,88 157,0 314,88">
                    <text:p/>
                  </draw:polygon>
                </draw:g>
                <draw:g>
                  <draw:polygon draw:style-name="gr536" draw:text-style-name="P30" draw:layer="layout" svg:width="0.156cm" svg:height="0.264cm" svg:x="3.256cm" svg:y="14.144cm" svg:viewBox="0 0 157 265" draw:points="0,265 0,88 157,0 157,176">
                    <text:p/>
                  </draw:polygon>
                  <draw:polygon draw:style-name="gr537" draw:text-style-name="P31" draw:layer="layout" svg:width="0.156cm" svg:height="0.264cm" svg:x="3.099cm" svg:y="14.144cm" svg:viewBox="0 0 157 265" draw:points="0,176 0,0 157,88 157,265">
                    <text:p/>
                  </draw:polygon>
                  <draw:polygon draw:style-name="gr538" draw:text-style-name="P32" draw:layer="layout" svg:width="0.313cm" svg:height="0.175cm" svg:x="3.099cm" svg:y="14.055cm" svg:viewBox="0 0 314 176" draw:points="157,176 0,88 157,0 314,88">
                    <text:p/>
                  </draw:polygon>
                </draw:g>
                <draw:g>
                  <draw:polygon draw:style-name="gr539" draw:text-style-name="P30" draw:layer="layout" svg:width="0.156cm" svg:height="0.264cm" svg:x="3.729cm" svg:y="14.144cm" svg:viewBox="0 0 157 265" draw:points="0,265 0,88 157,0 157,176">
                    <text:p/>
                  </draw:polygon>
                  <draw:polygon draw:style-name="gr540" draw:text-style-name="P31" draw:layer="layout" svg:width="0.156cm" svg:height="0.264cm" svg:x="3.571cm" svg:y="14.144cm" svg:viewBox="0 0 157 265" draw:points="0,176 0,0 157,88 157,265">
                    <text:p/>
                  </draw:polygon>
                  <draw:polygon draw:style-name="gr541" draw:text-style-name="P32" draw:layer="layout" svg:width="0.313cm" svg:height="0.175cm" svg:x="3.571cm" svg:y="14.055cm" svg:viewBox="0 0 314 176" draw:points="157,176 0,88 157,0 314,88">
                    <text:p/>
                  </draw:polygon>
                </draw:g>
                <draw:g>
                  <draw:polygon draw:style-name="gr542" draw:text-style-name="P30" draw:layer="layout" svg:width="0.156cm" svg:height="0.264cm" svg:x="3.492cm" svg:y="14.276cm" svg:viewBox="0 0 157 265" draw:points="0,265 0,88 157,0 157,176">
                    <text:p/>
                  </draw:polygon>
                  <draw:polygon draw:style-name="gr543" draw:text-style-name="P31" draw:layer="layout" svg:width="0.156cm" svg:height="0.264cm" svg:x="3.335cm" svg:y="14.276cm" svg:viewBox="0 0 157 265" draw:points="0,176 0,0 157,88 157,265">
                    <text:p/>
                  </draw:polygon>
                  <draw:polygon draw:style-name="gr544" draw:text-style-name="P32" draw:layer="layout" svg:width="0.313cm" svg:height="0.175cm" svg:x="3.335cm" svg:y="14.188cm" svg:viewBox="0 0 314 176" draw:points="157,176 0,88 157,0 314,88">
                    <text:p/>
                  </draw:polygon>
                </draw:g>
                <draw:g>
                  <draw:polygon draw:style-name="gr545" draw:text-style-name="P30" draw:layer="layout" svg:width="0.156cm" svg:height="0.264cm" svg:x="3.729cm" svg:y="13.879cm" svg:viewBox="0 0 157 265" draw:points="0,265 0,88 157,0 157,176">
                    <text:p/>
                  </draw:polygon>
                  <draw:polygon draw:style-name="gr546" draw:text-style-name="P31" draw:layer="layout" svg:width="0.156cm" svg:height="0.264cm" svg:x="3.571cm" svg:y="13.879cm" svg:viewBox="0 0 157 265" draw:points="0,176 0,0 157,88 157,265">
                    <text:p/>
                  </draw:polygon>
                  <draw:polygon draw:style-name="gr547" draw:text-style-name="P32" draw:layer="layout" svg:width="0.313cm" svg:height="0.175cm" svg:x="3.571cm" svg:y="13.79cm" svg:viewBox="0 0 314 176" draw:points="157,176 0,88 157,0 314,88">
                    <text:p/>
                  </draw:polygon>
                </draw:g>
                <draw:g>
                  <draw:polygon draw:style-name="gr548" draw:text-style-name="P30" draw:layer="layout" svg:width="0.156cm" svg:height="0.264cm" svg:x="3.256cm" svg:y="13.879cm" svg:viewBox="0 0 157 265" draw:points="0,265 0,88 157,0 157,176">
                    <text:p/>
                  </draw:polygon>
                  <draw:polygon draw:style-name="gr549" draw:text-style-name="P31" draw:layer="layout" svg:width="0.156cm" svg:height="0.264cm" svg:x="3.099cm" svg:y="13.879cm" svg:viewBox="0 0 157 265" draw:points="0,176 0,0 157,88 157,265">
                    <text:p/>
                  </draw:polygon>
                  <draw:polygon draw:style-name="gr550" draw:text-style-name="P32" draw:layer="layout" svg:width="0.313cm" svg:height="0.175cm" svg:x="3.099cm" svg:y="13.79cm" svg:viewBox="0 0 314 176" draw:points="157,176 0,88 157,0 314,88">
                    <text:p/>
                  </draw:polygon>
                </draw:g>
                <draw:g>
                  <draw:polygon draw:style-name="gr551" draw:text-style-name="P30" draw:layer="layout" svg:width="0.156cm" svg:height="0.264cm" svg:x="3.492cm" svg:y="14.011cm" svg:viewBox="0 0 157 265" draw:points="0,265 0,88 157,0 157,176">
                    <text:p/>
                  </draw:polygon>
                  <draw:polygon draw:style-name="gr552" draw:text-style-name="P31" draw:layer="layout" svg:width="0.156cm" svg:height="0.264cm" svg:x="3.335cm" svg:y="14.011cm" svg:viewBox="0 0 157 265" draw:points="0,176 0,0 157,88 157,265">
                    <text:p/>
                  </draw:polygon>
                  <draw:polygon draw:style-name="gr553" draw:text-style-name="P32" draw:layer="layout" svg:width="0.313cm" svg:height="0.175cm" svg:x="3.335cm" svg:y="13.923cm" svg:viewBox="0 0 314 176" draw:points="157,176 0,88 157,0 314,88">
                    <text:p/>
                  </draw:polygon>
                </draw:g>
                <draw:polygon draw:style-name="gr554" draw:text-style-name="P5" draw:layer="layout" svg:width="0.786cm" svg:height="0.882cm" svg:x="3.099cm" svg:y="13.658cm" svg:viewBox="0 0 787 883" draw:points="0,662 0,486 79,441 0,397 0,221 157,132 236,176 236,88 393,0 551,88 551,176 629,132 787,221 787,397 708,441 787,486 787,662 629,751 551,707 551,795 393,883 236,795 236,707 157,751">
                  <text:p/>
                </draw:polygon>
              </draw:g>
            </draw:g>
          </draw:g>
          <draw:custom-shape draw:style-name="gr555" draw:text-style-name="P33" draw:layer="layout" svg:width="0.5cm" svg:height="0.5cm" svg:x="6.737cm" svg:y="11.241cm">
            <text:p text:style-name="P27"><text:span text:style-name="T8">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56" draw:text-style-name="P1" draw:layer="layout" svg:width="1.318cm" svg:height="0.819cm" svg:x="3.882cm" svg:y="8.717cm" svg:viewBox="0 0 1319 820" svg:d="M1 820c355 0 1280-185 1315-451 36-266-294-369-391-369 0 62-960 369-924 820z">
                  <text:p/>
                </draw:path>
                <draw:g>
                  <draw:polygon draw:style-name="gr557" draw:text-style-name="P2" draw:layer="layout" svg:width="0.71cm" svg:height="1.864cm" svg:x="3.171cm" svg:y="7.692cm" svg:viewBox="0 0 711 1865" draw:points="0,1455 0,0 711,410 711,1865">
                    <text:p/>
                  </draw:polygon>
                  <draw:polygon draw:style-name="gr558" draw:text-style-name="P9" draw:layer="layout" svg:width="1.066cm" svg:height="2.049cm" svg:x="3.882cm" svg:y="7.487cm" svg:viewBox="0 0 1067 2050" draw:points="0,2050 0,615 1067,0 1067,1435">
                    <text:p/>
                  </draw:polygon>
                  <draw:polygon draw:style-name="gr559" draw:text-style-name="P3" draw:layer="layout" svg:width="1.778cm" svg:height="1.024cm" svg:x="3.171cm" svg:y="7.077cm" svg:viewBox="0 0 1779 1025" draw:points="711,1025 0,615 1067,0 1779,410">
                    <text:p/>
                  </draw:polygon>
                  <draw:polygon draw:style-name="gr560" draw:text-style-name="P5" draw:layer="layout" svg:width="1.778cm" svg:height="2.459cm" svg:x="3.171cm" svg:y="7.077cm" svg:viewBox="0 0 1779 2460" draw:points="0,2050 0,615 1067,0 1779,410 1779,1845 711,2460">
                    <text:p/>
                  </draw:polygon>
                  <draw:line draw:style-name="gr561" draw:text-style-name="P6" draw:layer="layout" svg:x1="3.811cm" svg:y1="9.147cm" svg:x2="3.242cm" svg:y2="8.819cm">
                    <text:p/>
                  </draw:line>
                  <draw:line draw:style-name="gr562" draw:text-style-name="P6" draw:layer="layout" svg:x1="3.811cm" svg:y1="9.311cm" svg:x2="3.242cm" svg:y2="8.983cm">
                    <text:p/>
                  </draw:line>
                  <draw:line draw:style-name="gr563" draw:text-style-name="P6" draw:layer="layout" svg:x1="3.811cm" svg:y1="9.229cm" svg:x2="3.242cm" svg:y2="8.901cm">
                    <text:p/>
                  </draw:line>
                  <draw:line draw:style-name="gr564" draw:text-style-name="P6" draw:layer="layout" svg:x1="3.814cm" svg:y1="8.319cm" svg:x2="3.245cm" svg:y2="7.991cm">
                    <text:p/>
                  </draw:line>
                  <draw:line draw:style-name="gr565" draw:text-style-name="P6" draw:layer="layout" svg:x1="3.242cm" svg:y1="7.917cm" svg:x2="3.242cm" svg:y2="7.999cm">
                    <text:p/>
                  </draw:line>
                  <draw:line draw:style-name="gr566" draw:text-style-name="P6" draw:layer="layout" svg:x1="3.811cm" svg:y1="8.246cm" svg:x2="3.811cm" svg:y2="8.328cm">
                    <text:p/>
                  </draw:line>
                  <draw:line draw:style-name="gr567" draw:text-style-name="P6" draw:layer="layout" svg:x1="3.811cm" svg:y1="8.245cm" svg:x2="3.242cm" svg:y2="7.917cm">
                    <text:p/>
                  </draw:line>
                  <draw:polygon draw:style-name="gr568" draw:text-style-name="P10" draw:layer="layout" svg:width="0.07cm" svg:height="0.122cm" svg:x="3.456cm" svg:y="8.614cm" svg:viewBox="0 0 71 123" draw:points="0,82 0,0 71,41 71,123">
                    <text:p/>
                  </draw:polygon>
                </draw:g>
              </draw:g>
              <draw:g>
                <draw:path draw:style-name="gr569" draw:text-style-name="P1" draw:layer="layout" svg:width="0.272cm" svg:height="0.245cm" svg:x="4.664cm" svg:y="9.313cm" svg:viewBox="0 0 273 246" svg:d="M0 246c119 0 273-71 273-141s-4-105-91-105c0 75-182 145-182 246z">
                  <text:p/>
                </draw:path>
                <draw:path draw:style-name="gr570" draw:text-style-name="P34" draw:layer="layout" svg:width="0.667cm" svg:height="0.42cm" svg:x="4.178cm" svg:y="9.156cm" svg:viewBox="0 0 668 421" svg:d="M668 0c0 0 0 281 0 211 1 123-144 210-333 210-190 0-335-87-335-210 0 0 0-88 0-211 0 123 152 211 334 211 183 0 334-88 334-211z">
                  <text:p/>
                </draw:path>
                <draw:path draw:style-name="gr571" draw:text-style-name="P35" draw:layer="layout" svg:width="0.667cm" svg:height="0.42cm" svg:x="4.178cm" svg:y="8.945cm" svg:viewBox="0 0 668 421" svg:d="M334 0c190 0 334 91 334 210 0 120-144 211-334 211-189 0-334-91-334-211 0-119 145-210 334-210z">
                  <text:p/>
                </draw:path>
                <draw:polygon draw:style-name="gr572" draw:text-style-name="P36" draw:layer="layout" svg:width="0.181cm" svg:height="0.104cm" svg:x="4.543cm" svg:y="9.173cm" svg:viewBox="0 0 182 105" draw:points="91,0 61,18 182,88 152,105 30,35 0,53 0,0">
                  <text:p/>
                </draw:polygon>
                <draw:polygon draw:style-name="gr573" draw:text-style-name="P36" draw:layer="layout" svg:width="0.181cm" svg:height="0.104cm" svg:x="4.3cm" svg:y="9.033cm" svg:viewBox="0 0 182 105" draw:points="152,70 182,53 182,105 91,105 121,88 0,18 30,0">
                  <text:p/>
                </draw:polygon>
                <draw:polygon draw:style-name="gr574" draw:text-style-name="P36" draw:layer="layout" svg:width="0.181cm" svg:height="0.104cm" svg:x="4.3cm" svg:y="9.173cm" svg:viewBox="0 0 182 105" draw:points="30,70 152,0 182,18 61,88 91,105 0,105 0,53">
                  <text:p/>
                </draw:polygon>
                <draw:polygon draw:style-name="gr575" draw:text-style-name="P36" draw:layer="layout" svg:width="0.181cm" svg:height="0.104cm" svg:x="4.543cm" svg:y="9.033cm" svg:viewBox="0 0 182 105" draw:points="121,18 91,0 182,0 182,53 152,35 30,105 0,88">
                  <text:p/>
                </draw:polygon>
                <draw:path draw:style-name="gr576" draw:text-style-name="P35" draw:layer="layout" svg:width="0.667cm" svg:height="0.21cm" svg:x="4.178cm" svg:y="9.226cm" svg:viewBox="0 0 668 211" svg:d="M668 0c0 119-144 211-334 211-189 0-334-92-334-211">
                  <text:p/>
                </draw:path>
                <draw:line draw:style-name="gr577" draw:text-style-name="P37" draw:layer="layout" svg:x1="4.208cm" svg:y1="9.243cm" svg:x2="4.208cm" svg:y2="9.313cm">
                  <text:p/>
                </draw:line>
                <draw:line draw:style-name="gr578" draw:text-style-name="P37" draw:layer="layout" svg:x1="4.269cm" svg:y1="9.296cm" svg:x2="4.269cm" svg:y2="9.366cm">
                  <text:p/>
                </draw:line>
                <draw:line draw:style-name="gr579" draw:text-style-name="P37" draw:layer="layout" svg:x1="4.36cm" svg:y1="9.349cm" svg:x2="4.36cm" svg:y2="9.419cm">
                  <text:p/>
                </draw:line>
                <draw:line draw:style-name="gr580" draw:text-style-name="P37" draw:layer="layout" svg:x1="4.451cm" svg:y1="9.366cm" svg:x2="4.451cm" svg:y2="9.436cm">
                  <text:p/>
                </draw:line>
                <draw:line draw:style-name="gr581" draw:text-style-name="P37" draw:layer="layout" svg:x1="4.573cm" svg:y1="9.366cm" svg:x2="4.573cm" svg:y2="9.436cm">
                  <text:p/>
                </draw:line>
                <draw:line draw:style-name="gr582" draw:text-style-name="P37" draw:layer="layout" svg:x1="4.664cm" svg:y1="9.349cm" svg:x2="4.664cm" svg:y2="9.419cm">
                  <text:p/>
                </draw:line>
                <draw:line draw:style-name="gr583" draw:text-style-name="P37" draw:layer="layout" svg:x1="4.755cm" svg:y1="9.296cm" svg:x2="4.755cm" svg:y2="9.366cm">
                  <text:p/>
                </draw:line>
                <draw:line draw:style-name="gr584" draw:text-style-name="P37" draw:layer="layout" svg:x1="4.816cm" svg:y1="9.243cm" svg:x2="4.816cm" svg:y2="9.313cm">
                  <text:p/>
                </draw:line>
                <draw:line draw:style-name="gr585" draw:text-style-name="P37" draw:layer="layout" svg:x1="4.512cm" svg:y1="9.436cm" svg:x2="4.512cm" svg:y2="9.506cm">
                  <text:p/>
                </draw:line>
                <draw:line draw:style-name="gr586" draw:text-style-name="P37" draw:layer="layout" svg:x1="4.634cm" svg:y1="9.419cm" svg:x2="4.634cm" svg:y2="9.489cm">
                  <text:p/>
                </draw:line>
                <draw:line draw:style-name="gr587" draw:text-style-name="P37" draw:layer="layout" svg:x1="4.725cm" svg:y1="9.384cm" svg:x2="4.725cm" svg:y2="9.454cm">
                  <text:p/>
                </draw:line>
                <draw:line draw:style-name="gr588" draw:text-style-name="P37" draw:layer="layout" svg:x1="4.786cm" svg:y1="9.349cm" svg:x2="4.786cm" svg:y2="9.419cm">
                  <text:p/>
                </draw:line>
                <draw:line draw:style-name="gr589" draw:text-style-name="P37" draw:layer="layout" svg:x1="4.391cm" svg:y1="9.419cm" svg:x2="4.391cm" svg:y2="9.489cm">
                  <text:p/>
                </draw:line>
                <draw:line draw:style-name="gr590" draw:text-style-name="P37" draw:layer="layout" svg:x1="4.3cm" svg:y1="9.384cm" svg:x2="4.3cm" svg:y2="9.454cm">
                  <text:p/>
                </draw:line>
                <draw:line draw:style-name="gr591" draw:text-style-name="P37" draw:layer="layout" svg:x1="4.239cm" svg:y1="9.349cm" svg:x2="4.239cm" svg:y2="9.419cm">
                  <text:p/>
                </draw:line>
                <draw:path draw:style-name="gr592" draw:text-style-name="P35" draw:layer="layout" svg:width="0.667cm" svg:height="0.21cm" svg:x="4.178cm" svg:y="9.296cm" svg:viewBox="0 0 668 211" svg:d="M668 0c0 119-144 211-334 211-189 0-334-92-334-211">
                  <text:p/>
                </draw:path>
                <draw:line draw:style-name="gr593" draw:text-style-name="P37" draw:layer="layout" svg:x1="4.208cm" svg:y1="9.384cm" svg:x2="4.208cm" svg:y2="9.454cm">
                  <text:p/>
                </draw:line>
                <draw:line draw:style-name="gr594" draw:text-style-name="P37" draw:layer="layout" svg:x1="4.269cm" svg:y1="9.436cm" svg:x2="4.269cm" svg:y2="9.506cm">
                  <text:p/>
                </draw:line>
                <draw:line draw:style-name="gr595" draw:text-style-name="P37" draw:layer="layout" svg:x1="4.36cm" svg:y1="9.489cm" svg:x2="4.36cm" svg:y2="9.559cm">
                  <text:p/>
                </draw:line>
                <draw:line draw:style-name="gr596" draw:text-style-name="P37" draw:layer="layout" svg:x1="4.451cm" svg:y1="9.506cm" svg:x2="4.451cm" svg:y2="9.576cm">
                  <text:p/>
                </draw:line>
                <draw:line draw:style-name="gr597" draw:text-style-name="P37" draw:layer="layout" svg:x1="4.573cm" svg:y1="9.506cm" svg:x2="4.573cm" svg:y2="9.576cm">
                  <text:p/>
                </draw:line>
                <draw:line draw:style-name="gr598" draw:text-style-name="P37" draw:layer="layout" svg:x1="4.664cm" svg:y1="9.489cm" svg:x2="4.664cm" svg:y2="9.559cm">
                  <text:p/>
                </draw:line>
                <draw:line draw:style-name="gr599" draw:text-style-name="P37" draw:layer="layout" svg:x1="4.755cm" svg:y1="9.436cm" svg:x2="4.755cm" svg:y2="9.506cm">
                  <text:p/>
                </draw:line>
                <draw:line draw:style-name="gr600" draw:text-style-name="P37" draw:layer="layout" svg:x1="4.816cm" svg:y1="9.384cm" svg:x2="4.816cm" svg:y2="9.454cm">
                  <text:p/>
                </draw:line>
                <draw:path draw:style-name="gr601" draw:text-style-name="P38" draw:layer="layout" svg:width="0.668cm" svg:height="0.631cm" svg:x="4.178cm" svg:y="8.945cm" svg:viewBox="0 0 669 632" svg:d="M334 0c190 0 335 91 335 211l-1 210c0 123-151 211-334 211-182 0-334-88-334-211 0 0 0-210 0-211 0-119 145-210 334-210z">
                  <text:p/>
                </draw:path>
              </draw:g>
            </draw:g>
            <draw:frame draw:style-name="gr602" draw:text-style-name="P13" draw:layer="layout" svg:width="2.934cm" svg:height="2.383cm" svg:x="0.279cm" svg:y="7.136cm">
              <draw:text-box>
                <text:p text:style-name="P12"><text:span text:style-name="T1">VM: IPFire</text:span><text:span text:style-name="T2"><text:line-break/></text:span><text:span text:style-name="T3">192.168.178.10</text:span><text:span text:style-name="T2"><text:line-break/></text:span><text:span text:style-name="T6">10.16.1.254</text:span><text:span text:style-name="T6"><text:line-break/></text:span><text:span text:style-name="T10">172.16.16.254</text:span></text:p>
              </draw:text-box>
            </draw:frame>
          </draw:g>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03" draw:text-style-name="P1" draw:layer="layout" svg:width="1.318cm" svg:height="0.819cm" svg:x="3.87cm" svg:y="11.351cm" svg:viewBox="0 0 1319 820" svg:d="M1 820c355 0 1280-185 1315-451 36-266-294-369-391-369 0 62-960 369-924 820z">
                  <text:p/>
                </draw:path>
                <draw:g>
                  <draw:polygon draw:style-name="gr604" draw:text-style-name="P2" draw:layer="layout" svg:width="0.71cm" svg:height="1.864cm" svg:x="3.159cm" svg:y="10.326cm" svg:viewBox="0 0 711 1865" draw:points="0,1455 0,0 711,410 711,1865">
                    <text:p/>
                  </draw:polygon>
                  <draw:polygon draw:style-name="gr605" draw:text-style-name="P9" draw:layer="layout" svg:width="1.066cm" svg:height="2.049cm" svg:x="3.87cm" svg:y="10.121cm" svg:viewBox="0 0 1067 2050" draw:points="0,2050 0,615 1067,0 1067,1435">
                    <text:p/>
                  </draw:polygon>
                  <draw:polygon draw:style-name="gr606" draw:text-style-name="P3" draw:layer="layout" svg:width="1.778cm" svg:height="1.024cm" svg:x="3.159cm" svg:y="9.711cm" svg:viewBox="0 0 1779 1025" draw:points="711,1025 0,615 1067,0 1779,410">
                    <text:p/>
                  </draw:polygon>
                  <draw:polygon draw:style-name="gr607" draw:text-style-name="P5" draw:layer="layout" svg:width="1.778cm" svg:height="2.459cm" svg:x="3.159cm" svg:y="9.711cm" svg:viewBox="0 0 1779 2460" draw:points="0,2050 0,615 1067,0 1779,410 1779,1845 711,2460">
                    <text:p/>
                  </draw:polygon>
                  <draw:line draw:style-name="gr608" draw:text-style-name="P6" draw:layer="layout" svg:x1="3.799cm" svg:y1="11.781cm" svg:x2="3.23cm" svg:y2="11.453cm">
                    <text:p/>
                  </draw:line>
                  <draw:line draw:style-name="gr609" draw:text-style-name="P6" draw:layer="layout" svg:x1="3.799cm" svg:y1="11.945cm" svg:x2="3.23cm" svg:y2="11.617cm">
                    <text:p/>
                  </draw:line>
                  <draw:line draw:style-name="gr610" draw:text-style-name="P6" draw:layer="layout" svg:x1="3.799cm" svg:y1="11.863cm" svg:x2="3.23cm" svg:y2="11.535cm">
                    <text:p/>
                  </draw:line>
                  <draw:line draw:style-name="gr611" draw:text-style-name="P6" draw:layer="layout" svg:x1="3.802cm" svg:y1="10.953cm" svg:x2="3.233cm" svg:y2="10.625cm">
                    <text:p/>
                  </draw:line>
                  <draw:line draw:style-name="gr612" draw:text-style-name="P6" draw:layer="layout" svg:x1="3.23cm" svg:y1="10.551cm" svg:x2="3.23cm" svg:y2="10.633cm">
                    <text:p/>
                  </draw:line>
                  <draw:line draw:style-name="gr613" draw:text-style-name="P6" draw:layer="layout" svg:x1="3.799cm" svg:y1="10.88cm" svg:x2="3.799cm" svg:y2="10.962cm">
                    <text:p/>
                  </draw:line>
                  <draw:line draw:style-name="gr614" draw:text-style-name="P6" draw:layer="layout" svg:x1="3.799cm" svg:y1="10.879cm" svg:x2="3.23cm" svg:y2="10.551cm">
                    <text:p/>
                  </draw:line>
                  <draw:polygon draw:style-name="gr615" draw:text-style-name="P10" draw:layer="layout" svg:width="0.07cm" svg:height="0.122cm" svg:x="3.444cm" svg:y="11.248cm" svg:viewBox="0 0 71 123" draw:points="0,82 0,0 71,41 71,123">
                    <text:p/>
                  </draw:polygon>
                </draw:g>
              </draw:g>
              <draw:g>
                <draw:polygon draw:style-name="gr616" draw:text-style-name="P39" draw:layer="layout" svg:width="0.565cm" svg:height="0.324cm" svg:x="4.19cm" svg:y="11.486cm" svg:viewBox="0 0 566 325" draw:points="411,325 566,236 155,0 0,88">
                  <text:p/>
                </draw:polygon>
                <draw:path draw:style-name="gr617" draw:text-style-name="P40" draw:layer="layout" svg:width="0.359cm" svg:height="0.393cm" svg:x="4.292cm" svg:y="11.357cm" svg:viewBox="0 0 360 394" svg:d="M360 372c0-384-360-532-360-147 52 29 52 29 103 0 0-208 155-59 155 147 50 29 50 29 102 0z">
                  <text:p/>
                </draw:path>
                <draw:path draw:style-name="gr618" draw:text-style-name="P41" draw:layer="layout" svg:width="0.205cm" svg:height="0.281cm" svg:x="4.344cm" svg:y="11.44cm" svg:viewBox="0 0 206 282" svg:d="M206 282c-1-265-205-383-206-177">
                  <text:p/>
                </draw:path>
                <draw:polygon draw:style-name="gr619" draw:text-style-name="P42" draw:layer="layout" svg:width="0.41cm" svg:height="0.619cm" svg:x="4.19cm" svg:y="11.575cm" svg:viewBox="0 0 411 620" draw:points="411,620 411,236 0,0 0,384">
                  <text:p/>
                </draw:polygon>
                <draw:path draw:style-name="gr620" draw:text-style-name="P43" draw:layer="layout" svg:width="0.088cm" svg:height="0.152cm" svg:x="4.358cm" svg:y="11.811cm" svg:viewBox="0 0 89 153" svg:d="M8 64c-51-147 154 0 52 31v58l-52-29z">
                  <text:p/>
                </draw:path>
                <draw:polygon draw:style-name="gr621" draw:text-style-name="P44" draw:layer="layout" svg:width="0.154cm" svg:height="0.471cm" svg:x="4.601cm" svg:y="11.723cm" svg:viewBox="0 0 155 472" draw:points="0,472 0,88 155,0 155,384">
                  <text:p/>
                </draw:polygon>
                <draw:path draw:style-name="gr622" draw:text-style-name="P41" draw:layer="layout" svg:width="0.565cm" svg:height="0.845cm" svg:x="4.19cm" svg:y="11.349cm" svg:viewBox="0 0 566 846" svg:d="M103 166c52-325 360-118 360 148l103 59v384l-155 89-411-237v-383z">
                  <text:p/>
                </draw:path>
                <draw:path draw:style-name="gr623" draw:text-style-name="P41" draw:layer="layout" svg:width="0.101cm" svg:height="0.093cm" svg:x="4.408cm" svg:y="11.489cm" svg:viewBox="0 0 102 94" svg:d="M0 31c25-76 95 4 102 63z">
                  <text:p/>
                </draw:path>
              </draw:g>
            </draw:g>
            <draw:frame draw:style-name="gr162" draw:text-style-name="P13" draw:layer="layout" svg:width="2.934cm" svg:height="1.85cm" svg:x="0.279cm" svg:y="10.028cm">
              <draw:text-box>
                <text:p text:style-name="P12"><text:span text:style-name="T1">VM: Coovachilli</text:span><text:span text:style-name="T2"><text:line-break/></text:span><text:span text:style-name="T10">172.16.16.1</text:span><text:span text:style-name="T2"><text:line-break/></text:span><text:span text:style-name="T7">192.168.99.1</text:span></text:p>
              </draw:text-box>
            </draw:frame>
          </draw:g>
        </draw:g>
        <draw:frame draw:style-name="gr474" draw:text-style-name="P25" draw:layer="layout" svg:width="2.849cm" svg:height="0.784cm" svg:x="6.6cm" svg:y="12.285cm">
          <draw:text-box>
            <text:p text:style-name="P12"><text:span text:style-name="T7">192.168.99.5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Gradient_20_3" draw:display-name="Gradient 3" draw:style="axial" draw:start-color="#dddddd" draw:end-color="#b2b2b2" draw:start-intensity="100%" draw:end-intensity="100%" draw:angle="0" draw:border="0%"/>
    <draw:gradient draw:name="Gradient_20_5" draw:display-name="Gradient 5" draw:style="square" draw:cx="50%" draw:cy="50%" draw:start-color="#dddddd" draw:end-color="#b2b2b2" draw:start-intensity="100%" draw:end-intensity="100%" draw:angle="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79cm" fo:page-height="16.84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1-31T09:45:53.969175820</dc:date>
    <meta:editing-duration>PT1H48M48S</meta:editing-duration>
    <meta:editing-cycles>20</meta:editing-cycles>
    <meta:generator>LibreOffice/6.0.7.3$Linux_X86_64 LibreOffice_project/dc89aa7a9eabfd848af146d5086077aeed2ae4a5</meta:generator>
    <dc:subject>Struktur</dc:subject>
    <dc:title>coovachilli virtualisiert</dc:title>
    <dc:creator>Thorsten Koslowski</dc:creator>
    <meta:keyword>linuxmuster.net</meta:keyword>
    <meta:document-statistic meta:object-count="715"/>
    <meta:user-defined meta:name="Herausgeber">linuxmuster.net e.V.</meta:user-defined>
    <meta:user-defined meta:name="License">CC BY-SA 3.0</meta:user-defined>
  </office:meta>
</office:document-meta>
</file>